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ce_file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ed Jul 24 12:36:24 2024</text:p>
          </table:table-cell>
          <table:table-cell office:value-type="string" calcext:value-type="string">
            <text:p>SWT(ms)</text:p>
          </table:table-cell>
          <table:table-cell office:value-type="string" calcext:value-type="string">
            <text:p><text:s/>in 1st row</text:p>
          </table:table-cell>
          <table:table-cell office:value-type="string" calcext:value-type="string">
            <text:p><text:s/>Iters</text:p>
          </table:table-cell>
          <table:table-cell office:value-type="string" calcext:value-type="string">
            <text:p><text:s/>in 1st col</text:p>
          </table:table-cell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3.1603576774597" calcext:value-type="float">
            <text:p>-53,1603576774597</text:p>
          </table:table-cell>
          <table:table-cell office:value-type="float" office:value="-53.1596108894348" calcext:value-type="float">
            <text:p>-53,1596108894348</text:p>
          </table:table-cell>
          <table:table-cell office:value-type="float" office:value="-53.1749076347351" calcext:value-type="float">
            <text:p>-53,1749076347351</text:p>
          </table:table-cell>
          <table:table-cell office:value-type="float" office:value="-53.1724558944702" calcext:value-type="float">
            <text:p>-53,1724558944702</text:p>
          </table:table-cell>
          <table:table-cell office:value-type="float" office:value="-53.1699336509705" calcext:value-type="float">
            <text:p>-53,1699336509705</text:p>
          </table:table-cell>
          <table:table-cell office:value-type="float" office:value="-53.1703341217041" calcext:value-type="float">
            <text:p>-53,1703341217041</text:p>
          </table:table-cell>
          <table:table-cell office:value-type="float" office:value="-53.1550988807678" calcext:value-type="float">
            <text:p>-53,1550988807678</text:p>
          </table:table-cell>
          <table:table-cell office:value-type="float" office:value="-53.1573031768799" calcext:value-type="float">
            <text:p>-53,1573031768799</text:p>
          </table:table-cell>
          <table:table-cell office:value-type="float" office:value="-53.1714434165955" calcext:value-type="float">
            <text:p>-53,1714434165955</text:p>
          </table:table-cell>
          <table:table-cell office:value-type="float" office:value="-53.1705260162354" calcext:value-type="float">
            <text:p>-53,1705260162354</text:p>
          </table:table-cell>
          <table:table-cell office:value-type="float" office:value="-53.1653121833801" calcext:value-type="float">
            <text:p>-53,1653121833801</text:p>
          </table:table-cell>
          <table:table-cell office:value-type="float" office:value="-53.1662867546082" calcext:value-type="float">
            <text:p>-53,1662867546082</text:p>
          </table:table-cell>
          <table:table-cell office:value-type="float" office:value="-53.1593441543579" calcext:value-type="float">
            <text:p>-53,1593441543579</text:p>
          </table:table-cell>
          <table:table-cell office:value-type="float" office:value="-53.1586334686279" calcext:value-type="float">
            <text:p>-53,1586334686279</text:p>
          </table:table-cell>
          <table:table-cell office:value-type="float" office:value="-53.1669815711975" calcext:value-type="float">
            <text:p>-53,1669815711975</text:p>
          </table:table-cell>
          <table:table-cell office:value-type="float" office:value="-53.1655662689209" calcext:value-type="float">
            <text:p>-53,1655662689209</text:p>
          </table:table-cell>
          <table:table-cell office:value-type="float" office:value="-53.1640211791992" calcext:value-type="float">
            <text:p>-53,1640211791992</text:p>
          </table:table-cell>
          <table:table-cell office:value-type="float" office:value="-53.1648787994385" calcext:value-type="float">
            <text:p>-53,1648787994385</text:p>
          </table:table-cell>
          <table:table-cell office:value-type="float" office:value="-53.1582640914917" calcext:value-type="float">
            <text:p>-53,1582640914917</text:p>
          </table:table-cell>
          <table:table-cell office:value-type="float" office:value="-53.1641273002625" calcext:value-type="float">
            <text:p>-53,16412730026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3.1579106178284" calcext:value-type="float">
            <text:p>-53,1579106178284</text:p>
          </table:table-cell>
          <table:table-cell office:value-type="float" office:value="-53.1586686859131" calcext:value-type="float">
            <text:p>-53,1586686859131</text:p>
          </table:table-cell>
          <table:table-cell office:value-type="float" office:value="-53.1615979576111" calcext:value-type="float">
            <text:p>-53,1615979576111</text:p>
          </table:table-cell>
          <table:table-cell office:value-type="float" office:value="-53.1617955970764" calcext:value-type="float">
            <text:p>-53,1617955970764</text:p>
          </table:table-cell>
          <table:table-cell office:value-type="float" office:value="-53.1641551475525" calcext:value-type="float">
            <text:p>-53,1641551475525</text:p>
          </table:table-cell>
          <table:table-cell office:value-type="float" office:value="-53.1636666755676" calcext:value-type="float">
            <text:p>-53,1636666755676</text:p>
          </table:table-cell>
          <table:table-cell office:value-type="float" office:value="-53.1614284706116" calcext:value-type="float">
            <text:p>-53,1614284706116</text:p>
          </table:table-cell>
          <table:table-cell office:value-type="float" office:value="-53.1605920257568" calcext:value-type="float">
            <text:p>-53,1605920257568</text:p>
          </table:table-cell>
          <table:table-cell office:value-type="float" office:value="-53.1608932266235" calcext:value-type="float">
            <text:p>-53,1608932266235</text:p>
          </table:table-cell>
          <table:table-cell office:value-type="float" office:value="-53.1617410240173" calcext:value-type="float">
            <text:p>-53,1617410240173</text:p>
          </table:table-cell>
          <table:table-cell office:value-type="float" office:value="-53.1573813819885" calcext:value-type="float">
            <text:p>-53,1573813819885</text:p>
          </table:table-cell>
          <table:table-cell office:value-type="float" office:value="-53.1590496826172" calcext:value-type="float">
            <text:p>-53,1590496826172</text:p>
          </table:table-cell>
          <table:table-cell office:value-type="float" office:value="-53.152385055542" calcext:value-type="float">
            <text:p>-53,152385055542</text:p>
          </table:table-cell>
          <table:table-cell office:value-type="float" office:value="-53.1533694152832" calcext:value-type="float">
            <text:p>-53,1533694152832</text:p>
          </table:table-cell>
          <table:table-cell office:value-type="float" office:value="-53.1560941963196" calcext:value-type="float">
            <text:p>-53,1560941963196</text:p>
          </table:table-cell>
          <table:table-cell office:value-type="float" office:value="-53.1569793052673" calcext:value-type="float">
            <text:p>-53,1569793052673</text:p>
          </table:table-cell>
          <table:table-cell office:value-type="float" office:value="-53.1583296928406" calcext:value-type="float">
            <text:p>-53,1583296928406</text:p>
          </table:table-cell>
          <table:table-cell office:value-type="float" office:value="-53.1590110397339" calcext:value-type="float">
            <text:p>-53,1590110397339</text:p>
          </table:table-cell>
          <table:table-cell office:value-type="float" office:value="-53.1541922225952" calcext:value-type="float">
            <text:p>-53,1541922225952</text:p>
          </table:table-cell>
          <table:table-cell office:value-type="float" office:value="-53.1556647491455" calcext:value-type="float">
            <text:p>-53,15566474914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3.1526520118713" calcext:value-type="float">
            <text:p>-53,1526520118713</text:p>
          </table:table-cell>
          <table:table-cell office:value-type="float" office:value="-53.1562226829529" calcext:value-type="float">
            <text:p>-53,1562226829529</text:p>
          </table:table-cell>
          <table:table-cell office:value-type="float" office:value="-53.1523555717468" calcext:value-type="float">
            <text:p>-53,1523555717468</text:p>
          </table:table-cell>
          <table:table-cell office:value-type="float" office:value="-53.1538079795837" calcext:value-type="float">
            <text:p>-53,1538079795837</text:p>
          </table:table-cell>
          <table:table-cell office:value-type="float" office:value="-53.1558851776123" calcext:value-type="float">
            <text:p>-53,1558851776123</text:p>
          </table:table-cell>
          <table:table-cell office:value-type="float" office:value="-53.1557563667297" calcext:value-type="float">
            <text:p>-53,1557563667297</text:p>
          </table:table-cell>
          <table:table-cell office:value-type="float" office:value="-53.1527895011902" calcext:value-type="float">
            <text:p>-53,1527895011902</text:p>
          </table:table-cell>
          <table:table-cell office:value-type="float" office:value="-53.1537486572266" calcext:value-type="float">
            <text:p>-53,1537486572266</text:p>
          </table:table-cell>
          <table:table-cell office:value-type="float" office:value="-53.1493120956421" calcext:value-type="float">
            <text:p>-53,1493120956421</text:p>
          </table:table-cell>
          <table:table-cell office:value-type="float" office:value="-53.1491625862122" calcext:value-type="float">
            <text:p>-53,1491625862122</text:p>
          </table:table-cell>
          <table:table-cell office:value-type="float" office:value="-53.1502677726746" calcext:value-type="float">
            <text:p>-53,1502677726746</text:p>
          </table:table-cell>
          <table:table-cell office:value-type="float" office:value="-53.1515383262634" calcext:value-type="float">
            <text:p>-53,1515383262634</text:p>
          </table:table-cell>
          <table:table-cell office:value-type="float" office:value="-53.1472017936707" calcext:value-type="float">
            <text:p>-53,1472017936707</text:p>
          </table:table-cell>
          <table:table-cell office:value-type="float" office:value="-53.1482114257813" calcext:value-type="float">
            <text:p>-53,1482114257813</text:p>
          </table:table-cell>
          <table:table-cell office:value-type="float" office:value="-53.1498149185181" calcext:value-type="float">
            <text:p>-53,1498149185181</text:p>
          </table:table-cell>
          <table:table-cell office:value-type="float" office:value="-53.1484332237244" calcext:value-type="float">
            <text:p>-53,1484332237244</text:p>
          </table:table-cell>
          <table:table-cell office:value-type="float" office:value="-53.1521683921814" calcext:value-type="float">
            <text:p>-53,1521683921814</text:p>
          </table:table-cell>
          <table:table-cell office:value-type="float" office:value="-53.149994392395" calcext:value-type="float">
            <text:p>-53,149994392395</text:p>
          </table:table-cell>
          <table:table-cell office:value-type="float" office:value="-53.150920211792" calcext:value-type="float">
            <text:p>-53,150920211792</text:p>
          </table:table-cell>
          <table:table-cell office:value-type="float" office:value="-53.1513639602661" calcext:value-type="float">
            <text:p>-53,151363960266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3.1525721244812" calcext:value-type="float">
            <text:p>-53,1525721244812</text:p>
          </table:table-cell>
          <table:table-cell office:value-type="float" office:value="-53.1515916442871" calcext:value-type="float">
            <text:p>-53,1515916442871</text:p>
          </table:table-cell>
          <table:table-cell office:value-type="float" office:value="-53.1475093307495" calcext:value-type="float">
            <text:p>-53,1475093307495</text:p>
          </table:table-cell>
          <table:table-cell office:value-type="float" office:value="-53.1455943870544" calcext:value-type="float">
            <text:p>-53,1455943870544</text:p>
          </table:table-cell>
          <table:table-cell office:value-type="float" office:value="-53.1458135681152" calcext:value-type="float">
            <text:p>-53,1458135681152</text:p>
          </table:table-cell>
          <table:table-cell office:value-type="float" office:value="-53.1486681861877" calcext:value-type="float">
            <text:p>-53,1486681861877</text:p>
          </table:table-cell>
          <table:table-cell office:value-type="float" office:value="-53.1502035331726" calcext:value-type="float">
            <text:p>-53,1502035331726</text:p>
          </table:table-cell>
          <table:table-cell office:value-type="float" office:value="-53.1521140632629" calcext:value-type="float">
            <text:p>-53,1521140632629</text:p>
          </table:table-cell>
          <table:table-cell office:value-type="float" office:value="-53.1462395210266" calcext:value-type="float">
            <text:p>-53,1462395210266</text:p>
          </table:table-cell>
          <table:table-cell office:value-type="float" office:value="-53.1470797576904" calcext:value-type="float">
            <text:p>-53,1470797576904</text:p>
          </table:table-cell>
          <table:table-cell office:value-type="float" office:value="-53.1470096893311" calcext:value-type="float">
            <text:p>-53,1470096893311</text:p>
          </table:table-cell>
          <table:table-cell office:value-type="float" office:value="-53.1495552062988" calcext:value-type="float">
            <text:p>-53,1495552062988</text:p>
          </table:table-cell>
          <table:table-cell office:value-type="float" office:value="-53.1468953208923" calcext:value-type="float">
            <text:p>-53,1468953208923</text:p>
          </table:table-cell>
          <table:table-cell office:value-type="float" office:value="-53.1481066665649" calcext:value-type="float">
            <text:p>-53,1481066665649</text:p>
          </table:table-cell>
          <table:table-cell office:value-type="float" office:value="-53.1428050460815" calcext:value-type="float">
            <text:p>-53,1428050460815</text:p>
          </table:table-cell>
          <table:table-cell office:value-type="float" office:value="-53.14622057724" calcext:value-type="float">
            <text:p>-53,14622057724</text:p>
          </table:table-cell>
          <table:table-cell office:value-type="float" office:value="-53.1466592636108" calcext:value-type="float">
            <text:p>-53,1466592636108</text:p>
          </table:table-cell>
          <table:table-cell office:value-type="float" office:value="-53.1483513908386" calcext:value-type="float">
            <text:p>-53,1483513908386</text:p>
          </table:table-cell>
          <table:table-cell office:value-type="float" office:value="-53.1456483039856" calcext:value-type="float">
            <text:p>-53,1456483039856</text:p>
          </table:table-cell>
          <table:table-cell office:value-type="float" office:value="-53.1432538833618" calcext:value-type="float">
            <text:p>-53,14325388336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3.1463966903687" calcext:value-type="float">
            <text:p>-53,1463966903687</text:p>
          </table:table-cell>
          <table:table-cell office:value-type="float" office:value="-53.1486615562439" calcext:value-type="float">
            <text:p>-53,1486615562439</text:p>
          </table:table-cell>
          <table:table-cell office:value-type="float" office:value="-53.1427222824097" calcext:value-type="float">
            <text:p>-53,1427222824097</text:p>
          </table:table-cell>
          <table:table-cell office:value-type="float" office:value="-53.145176990509" calcext:value-type="float">
            <text:p>-53,145176990509</text:p>
          </table:table-cell>
          <table:table-cell office:value-type="float" office:value="-53.1466421127319" calcext:value-type="float">
            <text:p>-53,1466421127319</text:p>
          </table:table-cell>
          <table:table-cell office:value-type="float" office:value="-53.1483450279236" calcext:value-type="float">
            <text:p>-53,1483450279236</text:p>
          </table:table-cell>
          <table:table-cell office:value-type="float" office:value="-53.1397923278809" calcext:value-type="float">
            <text:p>-53,1397923278809</text:p>
          </table:table-cell>
          <table:table-cell office:value-type="float" office:value="-53.1401149291992" calcext:value-type="float">
            <text:p>-53,1401149291992</text:p>
          </table:table-cell>
          <table:table-cell office:value-type="float" office:value="-53.1458948249817" calcext:value-type="float">
            <text:p>-53,1458948249817</text:p>
          </table:table-cell>
          <table:table-cell office:value-type="float" office:value="-53.1452677001953" calcext:value-type="float">
            <text:p>-53,1452677001953</text:p>
          </table:table-cell>
          <table:table-cell office:value-type="float" office:value="-53.1444784545898" calcext:value-type="float">
            <text:p>-53,1444784545898</text:p>
          </table:table-cell>
          <table:table-cell office:value-type="float" office:value="-53.144646648407" calcext:value-type="float">
            <text:p>-53,144646648407</text:p>
          </table:table-cell>
          <table:table-cell office:value-type="float" office:value="-53.1411289024353" calcext:value-type="float">
            <text:p>-53,1411289024353</text:p>
          </table:table-cell>
          <table:table-cell office:value-type="float" office:value="-53.141424320221" calcext:value-type="float">
            <text:p>-53,141424320221</text:p>
          </table:table-cell>
          <table:table-cell office:value-type="float" office:value="-53.1456109466553" calcext:value-type="float">
            <text:p>-53,1456109466553</text:p>
          </table:table-cell>
          <table:table-cell office:value-type="float" office:value="-53.1472063407898" calcext:value-type="float">
            <text:p>-53,1472063407898</text:p>
          </table:table-cell>
          <table:table-cell office:value-type="float" office:value="-53.1413990478516" calcext:value-type="float">
            <text:p>-53,1413990478516</text:p>
          </table:table-cell>
          <table:table-cell office:value-type="float" office:value="-53.141985206604" calcext:value-type="float">
            <text:p>-53,141985206604</text:p>
          </table:table-cell>
          <table:table-cell office:value-type="float" office:value="-53.1402153663635" calcext:value-type="float">
            <text:p>-53,1402153663635</text:p>
          </table:table-cell>
          <table:table-cell office:value-type="float" office:value="-53.1424943199158" calcext:value-type="float">
            <text:p>-53,14249431991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3.1415809707642" calcext:value-type="float">
            <text:p>-53,1415809707642</text:p>
          </table:table-cell>
          <table:table-cell office:value-type="float" office:value="-53.1407940788269" calcext:value-type="float">
            <text:p>-53,1407940788269</text:p>
          </table:table-cell>
          <table:table-cell office:value-type="float" office:value="-53.1444176139832" calcext:value-type="float">
            <text:p>-53,1444176139832</text:p>
          </table:table-cell>
          <table:table-cell office:value-type="float" office:value="-53.1399006042481" calcext:value-type="float">
            <text:p>-53,1399006042481</text:p>
          </table:table-cell>
          <table:table-cell office:value-type="float" office:value="-53.1448648147583" calcext:value-type="float">
            <text:p>-53,1448648147583</text:p>
          </table:table-cell>
          <table:table-cell office:value-type="float" office:value="-53.1425363540649" calcext:value-type="float">
            <text:p>-53,1425363540649</text:p>
          </table:table-cell>
          <table:table-cell office:value-type="float" office:value="-53.1396747741699" calcext:value-type="float">
            <text:p>-53,1396747741699</text:p>
          </table:table-cell>
          <table:table-cell office:value-type="float" office:value="-53.1425204772949" calcext:value-type="float">
            <text:p>-53,1425204772949</text:p>
          </table:table-cell>
          <table:table-cell office:value-type="float" office:value="-53.1382219314575" calcext:value-type="float">
            <text:p>-53,1382219314575</text:p>
          </table:table-cell>
          <table:table-cell office:value-type="float" office:value="-53.1395325584412" calcext:value-type="float">
            <text:p>-53,1395325584412</text:p>
          </table:table-cell>
          <table:table-cell office:value-type="float" office:value="-53.1414904289246" calcext:value-type="float">
            <text:p>-53,1414904289246</text:p>
          </table:table-cell>
          <table:table-cell office:value-type="float" office:value="-53.1426766090393" calcext:value-type="float">
            <text:p>-53,1426766090393</text:p>
          </table:table-cell>
          <table:table-cell office:value-type="float" office:value="-53.1391896286011" calcext:value-type="float">
            <text:p>-53,1391896286011</text:p>
          </table:table-cell>
          <table:table-cell office:value-type="float" office:value="-53.141226020813" calcext:value-type="float">
            <text:p>-53,141226020813</text:p>
          </table:table-cell>
          <table:table-cell office:value-type="float" office:value="-53.1376877288818" calcext:value-type="float">
            <text:p>-53,1376877288818</text:p>
          </table:table-cell>
          <table:table-cell office:value-type="float" office:value="-53.1378780174255" calcext:value-type="float">
            <text:p>-53,1378780174255</text:p>
          </table:table-cell>
          <table:table-cell office:value-type="float" office:value="-53.1415553283691" calcext:value-type="float">
            <text:p>-53,1415553283691</text:p>
          </table:table-cell>
          <table:table-cell office:value-type="float" office:value="-53.1418989372253" calcext:value-type="float">
            <text:p>-53,1418989372253</text:p>
          </table:table-cell>
          <table:table-cell office:value-type="float" office:value="-53.1347001533508" calcext:value-type="float">
            <text:p>-53,1347001533508</text:p>
          </table:table-cell>
          <table:table-cell office:value-type="float" office:value="-53.1385543403625" calcext:value-type="float">
            <text:p>-53,1385543403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3.1363640213013" calcext:value-type="float">
            <text:p>-53,1363640213013</text:p>
          </table:table-cell>
          <table:table-cell office:value-type="float" office:value="-53.137741443634" calcext:value-type="float">
            <text:p>-53,137741443634</text:p>
          </table:table-cell>
          <table:table-cell office:value-type="float" office:value="-53.1387034759522" calcext:value-type="float">
            <text:p>-53,1387034759522</text:p>
          </table:table-cell>
          <table:table-cell office:value-type="float" office:value="-53.1406883926392" calcext:value-type="float">
            <text:p>-53,1406883926392</text:p>
          </table:table-cell>
          <table:table-cell office:value-type="float" office:value="-53.1406529502869" calcext:value-type="float">
            <text:p>-53,1406529502869</text:p>
          </table:table-cell>
          <table:table-cell office:value-type="float" office:value="-53.1393339157105" calcext:value-type="float">
            <text:p>-53,1393339157105</text:p>
          </table:table-cell>
          <table:table-cell office:value-type="float" office:value="-53.1340088653564" calcext:value-type="float">
            <text:p>-53,1340088653564</text:p>
          </table:table-cell>
          <table:table-cell office:value-type="float" office:value="-53.1373106613159" calcext:value-type="float">
            <text:p>-53,1373106613159</text:p>
          </table:table-cell>
          <table:table-cell office:value-type="float" office:value="-53.1371580810547" calcext:value-type="float">
            <text:p>-53,1371580810547</text:p>
          </table:table-cell>
          <table:table-cell office:value-type="float" office:value="-53.1366969985962" calcext:value-type="float">
            <text:p>-53,1366969985962</text:p>
          </table:table-cell>
          <table:table-cell office:value-type="float" office:value="-53.1350180168152" calcext:value-type="float">
            <text:p>-53,1350180168152</text:p>
          </table:table-cell>
          <table:table-cell office:value-type="float" office:value="-53.1376489601135" calcext:value-type="float">
            <text:p>-53,1376489601135</text:p>
          </table:table-cell>
          <table:table-cell office:value-type="float" office:value="-53.1292745819092" calcext:value-type="float">
            <text:p>-53,1292745819092</text:p>
          </table:table-cell>
          <table:table-cell office:value-type="float" office:value="-53.1305565261841" calcext:value-type="float">
            <text:p>-53,1305565261841</text:p>
          </table:table-cell>
          <table:table-cell office:value-type="float" office:value="-53.1336053619385" calcext:value-type="float">
            <text:p>-53,1336053619385</text:p>
          </table:table-cell>
          <table:table-cell office:value-type="float" office:value="-53.1331616897583" calcext:value-type="float">
            <text:p>-53,1331616897583</text:p>
          </table:table-cell>
          <table:table-cell office:value-type="float" office:value="-53.1348458213806" calcext:value-type="float">
            <text:p>-53,1348458213806</text:p>
          </table:table-cell>
          <table:table-cell office:value-type="float" office:value="-53.1346493759155" calcext:value-type="float">
            <text:p>-53,1346493759155</text:p>
          </table:table-cell>
          <table:table-cell office:value-type="float" office:value="-53.1343305244446" calcext:value-type="float">
            <text:p>-53,1343305244446</text:p>
          </table:table-cell>
          <table:table-cell office:value-type="float" office:value="-53.1334769363403" calcext:value-type="float">
            <text:p>-53,133476936340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3.1371034240723" calcext:value-type="float">
            <text:p>-53,1371034240723</text:p>
          </table:table-cell>
          <table:table-cell office:value-type="float" office:value="-53.1357026596069" calcext:value-type="float">
            <text:p>-53,1357026596069</text:p>
          </table:table-cell>
          <table:table-cell office:value-type="float" office:value="-53.1324462127686" calcext:value-type="float">
            <text:p>-53,1324462127686</text:p>
          </table:table-cell>
          <table:table-cell office:value-type="float" office:value="-53.1324634513855" calcext:value-type="float">
            <text:p>-53,1324634513855</text:p>
          </table:table-cell>
          <table:table-cell office:value-type="float" office:value="-53.1334047050476" calcext:value-type="float">
            <text:p>-53,1334047050476</text:p>
          </table:table-cell>
          <table:table-cell office:value-type="float" office:value="-53.1352834434509" calcext:value-type="float">
            <text:p>-53,1352834434509</text:p>
          </table:table-cell>
          <table:table-cell office:value-type="float" office:value="-53.1287464828491" calcext:value-type="float">
            <text:p>-53,1287464828491</text:p>
          </table:table-cell>
          <table:table-cell office:value-type="float" office:value="-53.128592754364" calcext:value-type="float">
            <text:p>-53,128592754364</text:p>
          </table:table-cell>
          <table:table-cell office:value-type="float" office:value="-53.1343721580505" calcext:value-type="float">
            <text:p>-53,1343721580505</text:p>
          </table:table-cell>
          <table:table-cell office:value-type="float" office:value="-53.1339151382446" calcext:value-type="float">
            <text:p>-53,1339151382446</text:p>
          </table:table-cell>
          <table:table-cell office:value-type="float" office:value="-53.1310271492004" calcext:value-type="float">
            <text:p>-53,1310271492004</text:p>
          </table:table-cell>
          <table:table-cell office:value-type="float" office:value="-53.1325783386231" calcext:value-type="float">
            <text:p>-53,1325783386231</text:p>
          </table:table-cell>
          <table:table-cell office:value-type="float" office:value="-53.1275481262207" calcext:value-type="float">
            <text:p>-53,1275481262207</text:p>
          </table:table-cell>
          <table:table-cell office:value-type="float" office:value="-53.1308139877319" calcext:value-type="float">
            <text:p>-53,1308139877319</text:p>
          </table:table-cell>
          <table:table-cell office:value-type="float" office:value="-53.1312276000977" calcext:value-type="float">
            <text:p>-53,1312276000977</text:p>
          </table:table-cell>
          <table:table-cell office:value-type="float" office:value="-53.1287710227966" calcext:value-type="float">
            <text:p>-53,1287710227966</text:p>
          </table:table-cell>
          <table:table-cell office:value-type="float" office:value="-53.1317894210815" calcext:value-type="float">
            <text:p>-53,1317894210815</text:p>
          </table:table-cell>
          <table:table-cell office:value-type="float" office:value="-53.1327667388916" calcext:value-type="float">
            <text:p>-53,1327667388916</text:p>
          </table:table-cell>
          <table:table-cell office:value-type="float" office:value="-53.1280835647583" calcext:value-type="float">
            <text:p>-53,1280835647583</text:p>
          </table:table-cell>
          <table:table-cell office:value-type="float" office:value="-53.1307507705688" calcext:value-type="float">
            <text:p>-53,13075077056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3.1286187095642" calcext:value-type="float">
            <text:p>-53,1286187095642</text:p>
          </table:table-cell>
          <table:table-cell office:value-type="float" office:value="-53.1339445724487" calcext:value-type="float">
            <text:p>-53,1339445724487</text:p>
          </table:table-cell>
          <table:table-cell office:value-type="float" office:value="-53.1274610328674" calcext:value-type="float">
            <text:p>-53,1274610328674</text:p>
          </table:table-cell>
          <table:table-cell office:value-type="float" office:value="-53.123491142273" calcext:value-type="float">
            <text:p>-53,123491142273</text:p>
          </table:table-cell>
          <table:table-cell office:value-type="float" office:value="-53.1286579933167" calcext:value-type="float">
            <text:p>-53,1286579933167</text:p>
          </table:table-cell>
          <table:table-cell office:value-type="float" office:value="-53.1254626960754" calcext:value-type="float">
            <text:p>-53,1254626960754</text:p>
          </table:table-cell>
          <table:table-cell office:value-type="float" office:value="-53.1223201675415" calcext:value-type="float">
            <text:p>-53,1223201675415</text:p>
          </table:table-cell>
          <table:table-cell office:value-type="float" office:value="-53.1235984191895" calcext:value-type="float">
            <text:p>-53,1235984191895</text:p>
          </table:table-cell>
          <table:table-cell office:value-type="float" office:value="-53.1315257835388" calcext:value-type="float">
            <text:p>-53,1315257835388</text:p>
          </table:table-cell>
          <table:table-cell office:value-type="float" office:value="-53.132672870636" calcext:value-type="float">
            <text:p>-53,132672870636</text:p>
          </table:table-cell>
          <table:table-cell office:value-type="float" office:value="-53.1308167762756" calcext:value-type="float">
            <text:p>-53,1308167762756</text:p>
          </table:table-cell>
          <table:table-cell office:value-type="float" office:value="-53.1305294303894" calcext:value-type="float">
            <text:p>-53,1305294303894</text:p>
          </table:table-cell>
          <table:table-cell office:value-type="float" office:value="-53.1278756484985" calcext:value-type="float">
            <text:p>-53,1278756484985</text:p>
          </table:table-cell>
          <table:table-cell office:value-type="float" office:value="-53.1283308029175" calcext:value-type="float">
            <text:p>-53,1283308029175</text:p>
          </table:table-cell>
          <table:table-cell office:value-type="float" office:value="-53.1306622543335" calcext:value-type="float">
            <text:p>-53,1306622543335</text:p>
          </table:table-cell>
          <table:table-cell office:value-type="float" office:value="-53.1331164131165" calcext:value-type="float">
            <text:p>-53,1331164131165</text:p>
          </table:table-cell>
          <table:table-cell office:value-type="float" office:value="-53.1349088783264" calcext:value-type="float">
            <text:p>-53,1349088783264</text:p>
          </table:table-cell>
          <table:table-cell office:value-type="float" office:value="-53.1376445007324" calcext:value-type="float">
            <text:p>-53,1376445007324</text:p>
          </table:table-cell>
          <table:table-cell office:value-type="float" office:value="-53.1311206588745" calcext:value-type="float">
            <text:p>-53,1311206588745</text:p>
          </table:table-cell>
          <table:table-cell office:value-type="float" office:value="-53.1317610321045" calcext:value-type="float">
            <text:p>-53,13176103210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3.1292009658813" calcext:value-type="float">
            <text:p>-53,1292009658813</text:p>
          </table:table-cell>
          <table:table-cell office:value-type="float" office:value="-53.1303862915039" calcext:value-type="float">
            <text:p>-53,1303862915039</text:p>
          </table:table-cell>
          <table:table-cell office:value-type="float" office:value="-53.1242443275452" calcext:value-type="float">
            <text:p>-53,1242443275452</text:p>
          </table:table-cell>
          <table:table-cell office:value-type="float" office:value="-53.1254059677124" calcext:value-type="float">
            <text:p>-53,1254059677124</text:p>
          </table:table-cell>
          <table:table-cell office:value-type="float" office:value="-53.1257571716309" calcext:value-type="float">
            <text:p>-53,1257571716309</text:p>
          </table:table-cell>
          <table:table-cell office:value-type="float" office:value="-53.1298425788879" calcext:value-type="float">
            <text:p>-53,1298425788879</text:p>
          </table:table-cell>
          <table:table-cell office:value-type="float" office:value="-53.128300655365" calcext:value-type="float">
            <text:p>-53,128300655365</text:p>
          </table:table-cell>
          <table:table-cell office:value-type="float" office:value="-53.1313393287659" calcext:value-type="float">
            <text:p>-53,1313393287659</text:p>
          </table:table-cell>
          <table:table-cell office:value-type="float" office:value="-53.121219329834" calcext:value-type="float">
            <text:p>-53,121219329834</text:p>
          </table:table-cell>
          <table:table-cell office:value-type="float" office:value="-53.1223290557861" calcext:value-type="float">
            <text:p>-53,1223290557861</text:p>
          </table:table-cell>
          <table:table-cell office:value-type="float" office:value="-53.1322911605835" calcext:value-type="float">
            <text:p>-53,1322911605835</text:p>
          </table:table-cell>
          <table:table-cell office:value-type="float" office:value="-53.1331571426392" calcext:value-type="float">
            <text:p>-53,1331571426392</text:p>
          </table:table-cell>
          <table:table-cell office:value-type="float" office:value="-53.1314826278687" calcext:value-type="float">
            <text:p>-53,1314826278687</text:p>
          </table:table-cell>
          <table:table-cell office:value-type="float" office:value="-53.1329520835877" calcext:value-type="float">
            <text:p>-53,1329520835877</text:p>
          </table:table-cell>
          <table:table-cell office:value-type="float" office:value="-53.1256728172302" calcext:value-type="float">
            <text:p>-53,1256728172302</text:p>
          </table:table-cell>
          <table:table-cell office:value-type="float" office:value="-53.1258652572632" calcext:value-type="float">
            <text:p>-53,1258652572632</text:p>
          </table:table-cell>
          <table:table-cell office:value-type="float" office:value="-53.1264090652466" calcext:value-type="float">
            <text:p>-53,1264090652466</text:p>
          </table:table-cell>
          <table:table-cell office:value-type="float" office:value="-53.1282201576233" calcext:value-type="float">
            <text:p>-53,1282201576233</text:p>
          </table:table-cell>
          <table:table-cell office:value-type="float" office:value="-53.1300830345154" calcext:value-type="float">
            <text:p>-53,1300830345154</text:p>
          </table:table-cell>
          <table:table-cell office:value-type="float" office:value="-53.1273225479126" calcext:value-type="float">
            <text:p>-53,12732254791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3.1235891418457" calcext:value-type="float">
            <text:p>-53,1235891418457</text:p>
          </table:table-cell>
          <table:table-cell office:value-type="float" office:value="-53.1257766990662" calcext:value-type="float">
            <text:p>-53,1257766990662</text:p>
          </table:table-cell>
          <table:table-cell office:value-type="float" office:value="-53.1198851470947" calcext:value-type="float">
            <text:p>-53,1198851470947</text:p>
          </table:table-cell>
          <table:table-cell office:value-type="float" office:value="-53.1251091270447" calcext:value-type="float">
            <text:p>-53,1251091270447</text:p>
          </table:table-cell>
          <table:table-cell office:value-type="float" office:value="-53.1261221351624" calcext:value-type="float">
            <text:p>-53,1261221351624</text:p>
          </table:table-cell>
          <table:table-cell office:value-type="float" office:value="-53.1276685066223" calcext:value-type="float">
            <text:p>-53,1276685066223</text:p>
          </table:table-cell>
          <table:table-cell office:value-type="float" office:value="-53.1288188095093" calcext:value-type="float">
            <text:p>-53,1288188095093</text:p>
          </table:table-cell>
          <table:table-cell office:value-type="float" office:value="-53.1285770187378" calcext:value-type="float">
            <text:p>-53,1285770187378</text:p>
          </table:table-cell>
          <table:table-cell office:value-type="float" office:value="-53.1242421646118" calcext:value-type="float">
            <text:p>-53,1242421646118</text:p>
          </table:table-cell>
          <table:table-cell office:value-type="float" office:value="-53.1243228683472" calcext:value-type="float">
            <text:p>-53,1243228683472</text:p>
          </table:table-cell>
          <table:table-cell office:value-type="float" office:value="-53.1307003364563" calcext:value-type="float">
            <text:p>-53,1307003364563</text:p>
          </table:table-cell>
          <table:table-cell office:value-type="float" office:value="-53.1297853622437" calcext:value-type="float">
            <text:p>-53,1297853622437</text:p>
          </table:table-cell>
          <table:table-cell office:value-type="float" office:value="-53.1246739273071" calcext:value-type="float">
            <text:p>-53,1246739273071</text:p>
          </table:table-cell>
          <table:table-cell office:value-type="float" office:value="-53.1245309791565" calcext:value-type="float">
            <text:p>-53,1245309791565</text:p>
          </table:table-cell>
          <table:table-cell office:value-type="float" office:value="-53.1229029884338" calcext:value-type="float">
            <text:p>-53,1229029884338</text:p>
          </table:table-cell>
          <table:table-cell office:value-type="float" office:value="-53.1217131156921" calcext:value-type="float">
            <text:p>-53,1217131156921</text:p>
          </table:table-cell>
          <table:table-cell office:value-type="float" office:value="-53.1268412742615" calcext:value-type="float">
            <text:p>-53,1268412742615</text:p>
          </table:table-cell>
          <table:table-cell office:value-type="float" office:value="-53.1257683334351" calcext:value-type="float">
            <text:p>-53,1257683334351</text:p>
          </table:table-cell>
          <table:table-cell office:value-type="float" office:value="-53.1242327423096" calcext:value-type="float">
            <text:p>-53,1242327423096</text:p>
          </table:table-cell>
          <table:table-cell office:value-type="float" office:value="-53.1241591415405" calcext:value-type="float">
            <text:p>-53,124159141540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3.1266518058777" calcext:value-type="float">
            <text:p>-53,1266518058777</text:p>
          </table:table-cell>
          <table:table-cell office:value-type="float" office:value="-53.1308009529114" calcext:value-type="float">
            <text:p>-53,1308009529114</text:p>
          </table:table-cell>
          <table:table-cell office:value-type="float" office:value="-53.1209194641113" calcext:value-type="float">
            <text:p>-53,1209194641113</text:p>
          </table:table-cell>
          <table:table-cell office:value-type="float" office:value="-53.1226728782654" calcext:value-type="float">
            <text:p>-53,1226728782654</text:p>
          </table:table-cell>
          <table:table-cell office:value-type="float" office:value="-53.1253612251282" calcext:value-type="float">
            <text:p>-53,1253612251282</text:p>
          </table:table-cell>
          <table:table-cell office:value-type="float" office:value="-53.124779788971" calcext:value-type="float">
            <text:p>-53,124779788971</text:p>
          </table:table-cell>
          <table:table-cell office:value-type="float" office:value="-53.1228136062622" calcext:value-type="float">
            <text:p>-53,1228136062622</text:p>
          </table:table-cell>
          <table:table-cell office:value-type="float" office:value="-53.124317073822" calcext:value-type="float">
            <text:p>-53,124317073822</text:p>
          </table:table-cell>
          <table:table-cell office:value-type="float" office:value="-53.1193301048279" calcext:value-type="float">
            <text:p>-53,1193301048279</text:p>
          </table:table-cell>
          <table:table-cell office:value-type="float" office:value="-53.1191287918091" calcext:value-type="float">
            <text:p>-53,1191287918091</text:p>
          </table:table-cell>
          <table:table-cell office:value-type="float" office:value="-53.1268011016846" calcext:value-type="float">
            <text:p>-53,1268011016846</text:p>
          </table:table-cell>
          <table:table-cell office:value-type="float" office:value="-53.1262779312134" calcext:value-type="float">
            <text:p>-53,1262779312134</text:p>
          </table:table-cell>
          <table:table-cell office:value-type="float" office:value="-53.1205801582336" calcext:value-type="float">
            <text:p>-53,1205801582336</text:p>
          </table:table-cell>
          <table:table-cell office:value-type="float" office:value="-53.1210615348816" calcext:value-type="float">
            <text:p>-53,1210615348816</text:p>
          </table:table-cell>
          <table:table-cell office:value-type="float" office:value="-53.1174461593628" calcext:value-type="float">
            <text:p>-53,1174461593628</text:p>
          </table:table-cell>
          <table:table-cell office:value-type="float" office:value="-53.1159585037231" calcext:value-type="float">
            <text:p>-53,1159585037231</text:p>
          </table:table-cell>
          <table:table-cell office:value-type="float" office:value="-53.1221803512573" calcext:value-type="float">
            <text:p>-53,1221803512573</text:p>
          </table:table-cell>
          <table:table-cell office:value-type="float" office:value="-53.1217888870239" calcext:value-type="float">
            <text:p>-53,1217888870239</text:p>
          </table:table-cell>
          <table:table-cell office:value-type="float" office:value="-53.1188401527405" calcext:value-type="float">
            <text:p>-53,1188401527405</text:p>
          </table:table-cell>
          <table:table-cell office:value-type="float" office:value="-53.1181054039001" calcext:value-type="float">
            <text:p>-53,11810540390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3.1182572860718" calcext:value-type="float">
            <text:p>-53,1182572860718</text:p>
          </table:table-cell>
          <table:table-cell office:value-type="float" office:value="-53.1222577018738" calcext:value-type="float">
            <text:p>-53,1222577018738</text:p>
          </table:table-cell>
          <table:table-cell office:value-type="float" office:value="-53.1126478805542" calcext:value-type="float">
            <text:p>-53,1126478805542</text:p>
          </table:table-cell>
          <table:table-cell office:value-type="float" office:value="-53.1174482078552" calcext:value-type="float">
            <text:p>-53,1174482078552</text:p>
          </table:table-cell>
          <table:table-cell office:value-type="float" office:value="-53.1201195335388" calcext:value-type="float">
            <text:p>-53,1201195335388</text:p>
          </table:table-cell>
          <table:table-cell office:value-type="float" office:value="-53.1194706687927" calcext:value-type="float">
            <text:p>-53,1194706687927</text:p>
          </table:table-cell>
          <table:table-cell office:value-type="float" office:value="-53.1199013366699" calcext:value-type="float">
            <text:p>-53,1199013366699</text:p>
          </table:table-cell>
          <table:table-cell office:value-type="float" office:value="-53.1186188545227" calcext:value-type="float">
            <text:p>-53,1186188545227</text:p>
          </table:table-cell>
          <table:table-cell office:value-type="float" office:value="-53.1193473510742" calcext:value-type="float">
            <text:p>-53,1193473510742</text:p>
          </table:table-cell>
          <table:table-cell office:value-type="float" office:value="-53.1183162841797" calcext:value-type="float">
            <text:p>-53,1183162841797</text:p>
          </table:table-cell>
          <table:table-cell office:value-type="float" office:value="-53.1178313827515" calcext:value-type="float">
            <text:p>-53,1178313827515</text:p>
          </table:table-cell>
          <table:table-cell office:value-type="float" office:value="-53.1178686637878" calcext:value-type="float">
            <text:p>-53,1178686637878</text:p>
          </table:table-cell>
          <table:table-cell office:value-type="float" office:value="-53.1172356300354" calcext:value-type="float">
            <text:p>-53,1172356300354</text:p>
          </table:table-cell>
          <table:table-cell office:value-type="float" office:value="-53.1199641189575" calcext:value-type="float">
            <text:p>-53,1199641189575</text:p>
          </table:table-cell>
          <table:table-cell office:value-type="float" office:value="-53.1158872375488" calcext:value-type="float">
            <text:p>-53,1158872375488</text:p>
          </table:table-cell>
          <table:table-cell office:value-type="float" office:value="-53.1153229598999" calcext:value-type="float">
            <text:p>-53,1153229598999</text:p>
          </table:table-cell>
          <table:table-cell office:value-type="float" office:value="-53.1168714981079" calcext:value-type="float">
            <text:p>-53,1168714981079</text:p>
          </table:table-cell>
          <table:table-cell office:value-type="float" office:value="-53.1161911964417" calcext:value-type="float">
            <text:p>-53,1161911964417</text:p>
          </table:table-cell>
          <table:table-cell office:value-type="float" office:value="-53.1184985351563" calcext:value-type="float">
            <text:p>-53,1184985351563</text:p>
          </table:table-cell>
          <table:table-cell office:value-type="float" office:value="-53.1181238746643" calcext:value-type="float">
            <text:p>-53,118123874664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3.1124691963196" calcext:value-type="float">
            <text:p>-53,1124691963196</text:p>
          </table:table-cell>
          <table:table-cell office:value-type="float" office:value="-53.1175366630554" calcext:value-type="float">
            <text:p>-53,1175366630554</text:p>
          </table:table-cell>
          <table:table-cell office:value-type="float" office:value="-53.12049243927" calcext:value-type="float">
            <text:p>-53,12049243927</text:p>
          </table:table-cell>
          <table:table-cell office:value-type="float" office:value="-53.1175488395691" calcext:value-type="float">
            <text:p>-53,1175488395691</text:p>
          </table:table-cell>
          <table:table-cell office:value-type="float" office:value="-53.1115852355957" calcext:value-type="float">
            <text:p>-53,1115852355957</text:p>
          </table:table-cell>
          <table:table-cell office:value-type="float" office:value="-53.1125412521362" calcext:value-type="float">
            <text:p>-53,1125412521362</text:p>
          </table:table-cell>
          <table:table-cell office:value-type="float" office:value="-53.1170956077576" calcext:value-type="float">
            <text:p>-53,1170956077576</text:p>
          </table:table-cell>
          <table:table-cell office:value-type="float" office:value="-53.1180544395447" calcext:value-type="float">
            <text:p>-53,1180544395447</text:p>
          </table:table-cell>
          <table:table-cell office:value-type="float" office:value="-53.116639591217" calcext:value-type="float">
            <text:p>-53,116639591217</text:p>
          </table:table-cell>
          <table:table-cell office:value-type="float" office:value="-53.1188760070801" calcext:value-type="float">
            <text:p>-53,1188760070801</text:p>
          </table:table-cell>
          <table:table-cell office:value-type="float" office:value="-53.1182919006348" calcext:value-type="float">
            <text:p>-53,1182919006348</text:p>
          </table:table-cell>
          <table:table-cell office:value-type="float" office:value="-53.1182326622009" calcext:value-type="float">
            <text:p>-53,1182326622009</text:p>
          </table:table-cell>
          <table:table-cell office:value-type="float" office:value="-53.1082262306213" calcext:value-type="float">
            <text:p>-53,1082262306213</text:p>
          </table:table-cell>
          <table:table-cell office:value-type="float" office:value="-53.1101768379211" calcext:value-type="float">
            <text:p>-53,1101768379211</text:p>
          </table:table-cell>
          <table:table-cell office:value-type="float" office:value="-53.1145363464356" calcext:value-type="float">
            <text:p>-53,1145363464356</text:p>
          </table:table-cell>
          <table:table-cell office:value-type="float" office:value="-53.1155806541443" calcext:value-type="float">
            <text:p>-53,1155806541443</text:p>
          </table:table-cell>
          <table:table-cell office:value-type="float" office:value="-53.120075881958" calcext:value-type="float">
            <text:p>-53,120075881958</text:p>
          </table:table-cell>
          <table:table-cell office:value-type="float" office:value="-53.1201975135803" calcext:value-type="float">
            <text:p>-53,1201975135803</text:p>
          </table:table-cell>
          <table:table-cell office:value-type="float" office:value="-53.1146413230896" calcext:value-type="float">
            <text:p>-53,1146413230896</text:p>
          </table:table-cell>
          <table:table-cell office:value-type="float" office:value="-53.1156033058167" calcext:value-type="float">
            <text:p>-53,11560330581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3.112656452179" calcext:value-type="float">
            <text:p>-53,112656452179</text:p>
          </table:table-cell>
          <table:table-cell office:value-type="float" office:value="-53.1140454521179" calcext:value-type="float">
            <text:p>-53,1140454521179</text:p>
          </table:table-cell>
          <table:table-cell office:value-type="float" office:value="-53.1114956016541" calcext:value-type="float">
            <text:p>-53,1114956016541</text:p>
          </table:table-cell>
          <table:table-cell office:value-type="float" office:value="-53.1111947441101" calcext:value-type="float">
            <text:p>-53,1111947441101</text:p>
          </table:table-cell>
          <table:table-cell office:value-type="float" office:value="-53.1065529708862" calcext:value-type="float">
            <text:p>-53,1065529708862</text:p>
          </table:table-cell>
          <table:table-cell office:value-type="float" office:value="-53.1076762161255" calcext:value-type="float">
            <text:p>-53,1076762161255</text:p>
          </table:table-cell>
          <table:table-cell office:value-type="float" office:value="-53.1165788192749" calcext:value-type="float">
            <text:p>-53,1165788192749</text:p>
          </table:table-cell>
          <table:table-cell office:value-type="float" office:value="-53.1149792327881" calcext:value-type="float">
            <text:p>-53,1149792327881</text:p>
          </table:table-cell>
          <table:table-cell office:value-type="float" office:value="-53.1154008598328" calcext:value-type="float">
            <text:p>-53,1154008598328</text:p>
          </table:table-cell>
          <table:table-cell office:value-type="float" office:value="-53.1163018760681" calcext:value-type="float">
            <text:p>-53,1163018760681</text:p>
          </table:table-cell>
          <table:table-cell office:value-type="float" office:value="-53.1092532348633" calcext:value-type="float">
            <text:p>-53,1092532348633</text:p>
          </table:table-cell>
          <table:table-cell office:value-type="float" office:value="-53.1103519210815" calcext:value-type="float">
            <text:p>-53,1103519210815</text:p>
          </table:table-cell>
          <table:table-cell office:value-type="float" office:value="-53.1111352119446" calcext:value-type="float">
            <text:p>-53,1111352119446</text:p>
          </table:table-cell>
          <table:table-cell office:value-type="float" office:value="-53.112303730011" calcext:value-type="float">
            <text:p>-53,112303730011</text:p>
          </table:table-cell>
          <table:table-cell office:value-type="float" office:value="-53.1145156478882" calcext:value-type="float">
            <text:p>-53,1145156478882</text:p>
          </table:table-cell>
          <table:table-cell office:value-type="float" office:value="-53.1136196556091" calcext:value-type="float">
            <text:p>-53,1136196556091</text:p>
          </table:table-cell>
          <table:table-cell office:value-type="float" office:value="-53.1107532043457" calcext:value-type="float">
            <text:p>-53,1107532043457</text:p>
          </table:table-cell>
          <table:table-cell office:value-type="float" office:value="-53.1132816200256" calcext:value-type="float">
            <text:p>-53,1132816200256</text:p>
          </table:table-cell>
          <table:table-cell office:value-type="float" office:value="-53.1144463233948" calcext:value-type="float">
            <text:p>-53,1144463233948</text:p>
          </table:table-cell>
          <table:table-cell office:value-type="float" office:value="-53.1153162536621" calcext:value-type="float">
            <text:p>-53,115316253662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3.111113483429" calcext:value-type="float">
            <text:p>-53,111113483429</text:p>
          </table:table-cell>
          <table:table-cell office:value-type="float" office:value="-53.1094222450256" calcext:value-type="float">
            <text:p>-53,1094222450256</text:p>
          </table:table-cell>
          <table:table-cell office:value-type="float" office:value="-53.1078066062927" calcext:value-type="float">
            <text:p>-53,1078066062927</text:p>
          </table:table-cell>
          <table:table-cell office:value-type="float" office:value="-53.11054504776" calcext:value-type="float">
            <text:p>-53,11054504776</text:p>
          </table:table-cell>
          <table:table-cell office:value-type="float" office:value="-53.1104866867065" calcext:value-type="float">
            <text:p>-53,1104866867065</text:p>
          </table:table-cell>
          <table:table-cell office:value-type="float" office:value="-53.1089908180237" calcext:value-type="float">
            <text:p>-53,1089908180237</text:p>
          </table:table-cell>
          <table:table-cell office:value-type="float" office:value="-53.1075127296448" calcext:value-type="float">
            <text:p>-53,1075127296448</text:p>
          </table:table-cell>
          <table:table-cell office:value-type="float" office:value="-53.1107212524414" calcext:value-type="float">
            <text:p>-53,1107212524414</text:p>
          </table:table-cell>
          <table:table-cell office:value-type="float" office:value="-53.1111338653564" calcext:value-type="float">
            <text:p>-53,1111338653564</text:p>
          </table:table-cell>
          <table:table-cell office:value-type="float" office:value="-53.1116685791016" calcext:value-type="float">
            <text:p>-53,1116685791016</text:p>
          </table:table-cell>
          <table:table-cell office:value-type="float" office:value="-53.1123822669983" calcext:value-type="float">
            <text:p>-53,1123822669983</text:p>
          </table:table-cell>
          <table:table-cell office:value-type="float" office:value="-53.1120818939209" calcext:value-type="float">
            <text:p>-53,1120818939209</text:p>
          </table:table-cell>
          <table:table-cell office:value-type="float" office:value="-53.1084158935547" calcext:value-type="float">
            <text:p>-53,1084158935547</text:p>
          </table:table-cell>
          <table:table-cell office:value-type="float" office:value="-53.1100179519653" calcext:value-type="float">
            <text:p>-53,1100179519653</text:p>
          </table:table-cell>
          <table:table-cell office:value-type="float" office:value="-53.1052060394287" calcext:value-type="float">
            <text:p>-53,1052060394287</text:p>
          </table:table-cell>
          <table:table-cell office:value-type="float" office:value="-53.1046628494263" calcext:value-type="float">
            <text:p>-53,1046628494263</text:p>
          </table:table-cell>
          <table:table-cell office:value-type="float" office:value="-53.1093880729675" calcext:value-type="float">
            <text:p>-53,1093880729675</text:p>
          </table:table-cell>
          <table:table-cell office:value-type="float" office:value="-53.1087146530151" calcext:value-type="float">
            <text:p>-53,1087146530151</text:p>
          </table:table-cell>
          <table:table-cell office:value-type="float" office:value="-53.1084689826965" calcext:value-type="float">
            <text:p>-53,1084689826965</text:p>
          </table:table-cell>
          <table:table-cell office:value-type="float" office:value="-53.1059364242554" calcext:value-type="float">
            <text:p>-53,10593642425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3.1082737388611" calcext:value-type="float">
            <text:p>-53,1082737388611</text:p>
          </table:table-cell>
          <table:table-cell office:value-type="float" office:value="-53.1102733306885" calcext:value-type="float">
            <text:p>-53,1102733306885</text:p>
          </table:table-cell>
          <table:table-cell office:value-type="float" office:value="-53.1035844039917" calcext:value-type="float">
            <text:p>-53,1035844039917</text:p>
          </table:table-cell>
          <table:table-cell office:value-type="float" office:value="-53.1050855140686" calcext:value-type="float">
            <text:p>-53,1050855140686</text:p>
          </table:table-cell>
          <table:table-cell office:value-type="float" office:value="-53.1082640724182" calcext:value-type="float">
            <text:p>-53,1082640724182</text:p>
          </table:table-cell>
          <table:table-cell office:value-type="float" office:value="-53.107971824646" calcext:value-type="float">
            <text:p>-53,107971824646</text:p>
          </table:table-cell>
          <table:table-cell office:value-type="float" office:value="-53.1026003913879" calcext:value-type="float">
            <text:p>-53,1026003913879</text:p>
          </table:table-cell>
          <table:table-cell office:value-type="float" office:value="-53.1048375854492" calcext:value-type="float">
            <text:p>-53,1048375854492</text:p>
          </table:table-cell>
          <table:table-cell office:value-type="float" office:value="-53.1071055488586" calcext:value-type="float">
            <text:p>-53,1071055488586</text:p>
          </table:table-cell>
          <table:table-cell office:value-type="float" office:value="-53.1081568832397" calcext:value-type="float">
            <text:p>-53,1081568832397</text:p>
          </table:table-cell>
          <table:table-cell office:value-type="float" office:value="-53.1089696006775" calcext:value-type="float">
            <text:p>-53,1089696006775</text:p>
          </table:table-cell>
          <table:table-cell office:value-type="float" office:value="-53.1104541282654" calcext:value-type="float">
            <text:p>-53,1104541282654</text:p>
          </table:table-cell>
          <table:table-cell office:value-type="float" office:value="-53.1087288627625" calcext:value-type="float">
            <text:p>-53,1087288627625</text:p>
          </table:table-cell>
          <table:table-cell office:value-type="float" office:value="-53.1106440200806" calcext:value-type="float">
            <text:p>-53,1106440200806</text:p>
          </table:table-cell>
          <table:table-cell office:value-type="float" office:value="-53.1064795722961" calcext:value-type="float">
            <text:p>-53,1064795722961</text:p>
          </table:table-cell>
          <table:table-cell office:value-type="float" office:value="-53.1068655128479" calcext:value-type="float">
            <text:p>-53,1068655128479</text:p>
          </table:table-cell>
          <table:table-cell office:value-type="float" office:value="-53.1042120742798" calcext:value-type="float">
            <text:p>-53,1042120742798</text:p>
          </table:table-cell>
          <table:table-cell office:value-type="float" office:value="-53.1023900299072" calcext:value-type="float">
            <text:p>-53,1023900299072</text:p>
          </table:table-cell>
          <table:table-cell office:value-type="float" office:value="-53.1049956665039" calcext:value-type="float">
            <text:p>-53,1049956665039</text:p>
          </table:table-cell>
          <table:table-cell office:value-type="float" office:value="-53.1079235153198" calcext:value-type="float">
            <text:p>-53,107923515319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3.1019694709778" calcext:value-type="float">
            <text:p>-53,1019694709778</text:p>
          </table:table-cell>
          <table:table-cell office:value-type="float" office:value="-53.1038055877686" calcext:value-type="float">
            <text:p>-53,1038055877686</text:p>
          </table:table-cell>
          <table:table-cell office:value-type="float" office:value="-53.1073357620239" calcext:value-type="float">
            <text:p>-53,1073357620239</text:p>
          </table:table-cell>
          <table:table-cell office:value-type="float" office:value="-53.1077188110352" calcext:value-type="float">
            <text:p>-53,1077188110352</text:p>
          </table:table-cell>
          <table:table-cell office:value-type="float" office:value="-53.1071753120422" calcext:value-type="float">
            <text:p>-53,1071753120422</text:p>
          </table:table-cell>
          <table:table-cell office:value-type="float" office:value="-53.1086729240418" calcext:value-type="float">
            <text:p>-53,1086729240418</text:p>
          </table:table-cell>
          <table:table-cell office:value-type="float" office:value="-53.1080716934204" calcext:value-type="float">
            <text:p>-53,1080716934204</text:p>
          </table:table-cell>
          <table:table-cell office:value-type="float" office:value="-53.1061574630737" calcext:value-type="float">
            <text:p>-53,1061574630737</text:p>
          </table:table-cell>
          <table:table-cell office:value-type="float" office:value="-53.1037060546875" calcext:value-type="float">
            <text:p>-53,1037060546875</text:p>
          </table:table-cell>
          <table:table-cell office:value-type="float" office:value="-53.1029711685181" calcext:value-type="float">
            <text:p>-53,1029711685181</text:p>
          </table:table-cell>
          <table:table-cell office:value-type="float" office:value="-53.10707396698" calcext:value-type="float">
            <text:p>-53,10707396698</text:p>
          </table:table-cell>
          <table:table-cell office:value-type="float" office:value="-53.1058404769898" calcext:value-type="float">
            <text:p>-53,1058404769898</text:p>
          </table:table-cell>
          <table:table-cell office:value-type="float" office:value="-53.1070496902466" calcext:value-type="float">
            <text:p>-53,1070496902466</text:p>
          </table:table-cell>
          <table:table-cell office:value-type="float" office:value="-53.105434501648" calcext:value-type="float">
            <text:p>-53,105434501648</text:p>
          </table:table-cell>
          <table:table-cell office:value-type="float" office:value="-53.1039931678772" calcext:value-type="float">
            <text:p>-53,1039931678772</text:p>
          </table:table-cell>
          <table:table-cell office:value-type="float" office:value="-53.1033266944885" calcext:value-type="float">
            <text:p>-53,1033266944885</text:p>
          </table:table-cell>
          <table:table-cell office:value-type="float" office:value="-53.099858215332" calcext:value-type="float">
            <text:p>-53,099858215332</text:p>
          </table:table-cell>
          <table:table-cell office:value-type="float" office:value="-53.1031022529602" calcext:value-type="float">
            <text:p>-53,1031022529602</text:p>
          </table:table-cell>
          <table:table-cell office:value-type="float" office:value="-53.1001888237" calcext:value-type="float">
            <text:p>-53,1001888237</text:p>
          </table:table-cell>
          <table:table-cell office:value-type="float" office:value="-53.1015672035217" calcext:value-type="float">
            <text:p>-53,10156720352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3.1008806343079" calcext:value-type="float">
            <text:p>-53,1008806343079</text:p>
          </table:table-cell>
          <table:table-cell office:value-type="float" office:value="-53.104963054657" calcext:value-type="float">
            <text:p>-53,104963054657</text:p>
          </table:table-cell>
          <table:table-cell office:value-type="float" office:value="-53.1027597465515" calcext:value-type="float">
            <text:p>-53,1027597465515</text:p>
          </table:table-cell>
          <table:table-cell office:value-type="float" office:value="-53.1034009933472" calcext:value-type="float">
            <text:p>-53,1034009933472</text:p>
          </table:table-cell>
          <table:table-cell office:value-type="float" office:value="-53.1030051422119" calcext:value-type="float">
            <text:p>-53,1030051422119</text:p>
          </table:table-cell>
          <table:table-cell office:value-type="float" office:value="-53.0981906776428" calcext:value-type="float">
            <text:p>-53,0981906776428</text:p>
          </table:table-cell>
          <table:table-cell office:value-type="float" office:value="-53.1060000114441" calcext:value-type="float">
            <text:p>-53,1060000114441</text:p>
          </table:table-cell>
          <table:table-cell office:value-type="float" office:value="-53.110282699585" calcext:value-type="float">
            <text:p>-53,110282699585</text:p>
          </table:table-cell>
          <table:table-cell office:value-type="float" office:value="-53.1020185508728" calcext:value-type="float">
            <text:p>-53,1020185508728</text:p>
          </table:table-cell>
          <table:table-cell office:value-type="float" office:value="-53.1043861160278" calcext:value-type="float">
            <text:p>-53,1043861160278</text:p>
          </table:table-cell>
          <table:table-cell office:value-type="float" office:value="-53.1039418144226" calcext:value-type="float">
            <text:p>-53,1039418144226</text:p>
          </table:table-cell>
          <table:table-cell office:value-type="float" office:value="-53.1040375518799" calcext:value-type="float">
            <text:p>-53,1040375518799</text:p>
          </table:table-cell>
          <table:table-cell office:value-type="float" office:value="-53.1057605171204" calcext:value-type="float">
            <text:p>-53,1057605171204</text:p>
          </table:table-cell>
          <table:table-cell office:value-type="float" office:value="-53.1065179786682" calcext:value-type="float">
            <text:p>-53,1065179786682</text:p>
          </table:table-cell>
          <table:table-cell office:value-type="float" office:value="-53.1019405136108" calcext:value-type="float">
            <text:p>-53,1019405136108</text:p>
          </table:table-cell>
          <table:table-cell office:value-type="float" office:value="-53.102905292511" calcext:value-type="float">
            <text:p>-53,102905292511</text:p>
          </table:table-cell>
          <table:table-cell office:value-type="float" office:value="-53.1064597663879" calcext:value-type="float">
            <text:p>-53,1064597663879</text:p>
          </table:table-cell>
          <table:table-cell office:value-type="float" office:value="-53.1059099006653" calcext:value-type="float">
            <text:p>-53,1059099006653</text:p>
          </table:table-cell>
          <table:table-cell office:value-type="float" office:value="-53.1038759498596" calcext:value-type="float">
            <text:p>-53,1038759498596</text:p>
          </table:table-cell>
          <table:table-cell office:value-type="float" office:value="-53.1015598869324" calcext:value-type="float">
            <text:p>-53,10155988693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3.1053194541931" calcext:value-type="float">
            <text:p>-53,1053194541931</text:p>
          </table:table-cell>
          <table:table-cell office:value-type="float" office:value="-53.1073982543945" calcext:value-type="float">
            <text:p>-53,1073982543945</text:p>
          </table:table-cell>
          <table:table-cell office:value-type="float" office:value="-53.101287853241" calcext:value-type="float">
            <text:p>-53,101287853241</text:p>
          </table:table-cell>
          <table:table-cell office:value-type="float" office:value="-53.1030120048523" calcext:value-type="float">
            <text:p>-53,1030120048523</text:p>
          </table:table-cell>
          <table:table-cell office:value-type="float" office:value="-53.1023265190125" calcext:value-type="float">
            <text:p>-53,1023265190125</text:p>
          </table:table-cell>
          <table:table-cell office:value-type="float" office:value="-53.1015242233276" calcext:value-type="float">
            <text:p>-53,1015242233276</text:p>
          </table:table-cell>
          <table:table-cell office:value-type="float" office:value="-53.1031345214844" calcext:value-type="float">
            <text:p>-53,1031345214844</text:p>
          </table:table-cell>
          <table:table-cell office:value-type="float" office:value="-53.105587059021" calcext:value-type="float">
            <text:p>-53,105587059021</text:p>
          </table:table-cell>
          <table:table-cell office:value-type="float" office:value="-53.1031383972168" calcext:value-type="float">
            <text:p>-53,1031383972168</text:p>
          </table:table-cell>
          <table:table-cell office:value-type="float" office:value="-53.1049379959106" calcext:value-type="float">
            <text:p>-53,1049379959106</text:p>
          </table:table-cell>
          <table:table-cell office:value-type="float" office:value="-53.1047058143616" calcext:value-type="float">
            <text:p>-53,1047058143616</text:p>
          </table:table-cell>
          <table:table-cell office:value-type="float" office:value="-53.1045647964478" calcext:value-type="float">
            <text:p>-53,1045647964478</text:p>
          </table:table-cell>
          <table:table-cell office:value-type="float" office:value="-53.1033493499756" calcext:value-type="float">
            <text:p>-53,1033493499756</text:p>
          </table:table-cell>
          <table:table-cell office:value-type="float" office:value="-53.1033826942444" calcext:value-type="float">
            <text:p>-53,1033826942444</text:p>
          </table:table-cell>
          <table:table-cell office:value-type="float" office:value="-53.0982940597534" calcext:value-type="float">
            <text:p>-53,0982940597534</text:p>
          </table:table-cell>
          <table:table-cell office:value-type="float" office:value="-53.0987426643372" calcext:value-type="float">
            <text:p>-53,0987426643372</text:p>
          </table:table-cell>
          <table:table-cell office:value-type="float" office:value="-53.0971312332153" calcext:value-type="float">
            <text:p>-53,0971312332153</text:p>
          </table:table-cell>
          <table:table-cell office:value-type="float" office:value="-53.0986773223877" calcext:value-type="float">
            <text:p>-53,0986773223877</text:p>
          </table:table-cell>
          <table:table-cell office:value-type="float" office:value="-53.0970684051514" calcext:value-type="float">
            <text:p>-53,0970684051514</text:p>
          </table:table-cell>
          <table:table-cell office:value-type="float" office:value="-53.0980005722046" calcext:value-type="float">
            <text:p>-53,098000572204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3.1018683815002" calcext:value-type="float">
            <text:p>-53,1018683815002</text:p>
          </table:table-cell>
          <table:table-cell office:value-type="float" office:value="-53.0988672599793" calcext:value-type="float">
            <text:p>-53,0988672599793</text:p>
          </table:table-cell>
          <table:table-cell office:value-type="float" office:value="-53.0997179679871" calcext:value-type="float">
            <text:p>-53,0997179679871</text:p>
          </table:table-cell>
          <table:table-cell office:value-type="float" office:value="-53.0999063148499" calcext:value-type="float">
            <text:p>-53,0999063148499</text:p>
          </table:table-cell>
          <table:table-cell office:value-type="float" office:value="-53.0991809997559" calcext:value-type="float">
            <text:p>-53,0991809997559</text:p>
          </table:table-cell>
          <table:table-cell office:value-type="float" office:value="-53.1008563728333" calcext:value-type="float">
            <text:p>-53,1008563728333</text:p>
          </table:table-cell>
          <table:table-cell office:value-type="float" office:value="-53.0978222465515" calcext:value-type="float">
            <text:p>-53,0978222465515</text:p>
          </table:table-cell>
          <table:table-cell office:value-type="float" office:value="-53.0981948051453" calcext:value-type="float">
            <text:p>-53,0981948051453</text:p>
          </table:table-cell>
          <table:table-cell office:value-type="float" office:value="-53.0949503631592" calcext:value-type="float">
            <text:p>-53,0949503631592</text:p>
          </table:table-cell>
          <table:table-cell office:value-type="float" office:value="-53.0961536521912" calcext:value-type="float">
            <text:p>-53,0961536521912</text:p>
          </table:table-cell>
          <table:table-cell office:value-type="float" office:value="-53.097501499176" calcext:value-type="float">
            <text:p>-53,097501499176</text:p>
          </table:table-cell>
          <table:table-cell office:value-type="float" office:value="-53.09681224823" calcext:value-type="float">
            <text:p>-53,09681224823</text:p>
          </table:table-cell>
          <table:table-cell office:value-type="float" office:value="-53.104793170929" calcext:value-type="float">
            <text:p>-53,104793170929</text:p>
          </table:table-cell>
          <table:table-cell office:value-type="float" office:value="-53.1054454689026" calcext:value-type="float">
            <text:p>-53,1054454689026</text:p>
          </table:table-cell>
          <table:table-cell office:value-type="float" office:value="-53.0985489845276" calcext:value-type="float">
            <text:p>-53,0985489845276</text:p>
          </table:table-cell>
          <table:table-cell office:value-type="float" office:value="-53.1006784095764" calcext:value-type="float">
            <text:p>-53,1006784095764</text:p>
          </table:table-cell>
          <table:table-cell office:value-type="float" office:value="-53.1029643173218" calcext:value-type="float">
            <text:p>-53,1029643173218</text:p>
          </table:table-cell>
          <table:table-cell office:value-type="float" office:value="-53.1033901252747" calcext:value-type="float">
            <text:p>-53,1033901252747</text:p>
          </table:table-cell>
          <table:table-cell office:value-type="float" office:value="-53.100199420929" calcext:value-type="float">
            <text:p>-53,100199420929</text:p>
          </table:table-cell>
          <table:table-cell office:value-type="float" office:value="-53.1044334716797" calcext:value-type="float">
            <text:p>-53,10443347167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3.0988805923462" calcext:value-type="float">
            <text:p>-53,0988805923462</text:p>
          </table:table-cell>
          <table:table-cell office:value-type="float" office:value="-53.1038777046204" calcext:value-type="float">
            <text:p>-53,1038777046204</text:p>
          </table:table-cell>
          <table:table-cell office:value-type="float" office:value="-53.1013457489014" calcext:value-type="float">
            <text:p>-53,1013457489014</text:p>
          </table:table-cell>
          <table:table-cell office:value-type="float" office:value="-53.1037965087891" calcext:value-type="float">
            <text:p>-53,1037965087891</text:p>
          </table:table-cell>
          <table:table-cell office:value-type="float" office:value="-53.1012526130676" calcext:value-type="float">
            <text:p>-53,1012526130676</text:p>
          </table:table-cell>
          <table:table-cell office:value-type="float" office:value="-53.0997348098755" calcext:value-type="float">
            <text:p>-53,0997348098755</text:p>
          </table:table-cell>
          <table:table-cell office:value-type="float" office:value="-53.1005785140991" calcext:value-type="float">
            <text:p>-53,1005785140991</text:p>
          </table:table-cell>
          <table:table-cell office:value-type="float" office:value="-53.1004838256836" calcext:value-type="float">
            <text:p>-53,1004838256836</text:p>
          </table:table-cell>
          <table:table-cell office:value-type="float" office:value="-53.0961634559631" calcext:value-type="float">
            <text:p>-53,0961634559631</text:p>
          </table:table-cell>
          <table:table-cell office:value-type="float" office:value="-53.0999313430786" calcext:value-type="float">
            <text:p>-53,0999313430786</text:p>
          </table:table-cell>
          <table:table-cell office:value-type="float" office:value="-53.0993508148193" calcext:value-type="float">
            <text:p>-53,0993508148193</text:p>
          </table:table-cell>
          <table:table-cell office:value-type="float" office:value="-53.0991593971252" calcext:value-type="float">
            <text:p>-53,0991593971252</text:p>
          </table:table-cell>
          <table:table-cell office:value-type="float" office:value="-53.0998774909973" calcext:value-type="float">
            <text:p>-53,0998774909973</text:p>
          </table:table-cell>
          <table:table-cell office:value-type="float" office:value="-53.1021214103699" calcext:value-type="float">
            <text:p>-53,1021214103699</text:p>
          </table:table-cell>
          <table:table-cell office:value-type="float" office:value="-53.0970625991821" calcext:value-type="float">
            <text:p>-53,0970625991821</text:p>
          </table:table-cell>
          <table:table-cell office:value-type="float" office:value="-53.0994861907959" calcext:value-type="float">
            <text:p>-53,0994861907959</text:p>
          </table:table-cell>
          <table:table-cell office:value-type="float" office:value="-53.0994411430359" calcext:value-type="float">
            <text:p>-53,0994411430359</text:p>
          </table:table-cell>
          <table:table-cell office:value-type="float" office:value="-53.0990854187012" calcext:value-type="float">
            <text:p>-53,0990854187012</text:p>
          </table:table-cell>
          <table:table-cell office:value-type="float" office:value="-53.0985724411011" calcext:value-type="float">
            <text:p>-53,0985724411011</text:p>
          </table:table-cell>
          <table:table-cell office:value-type="float" office:value="-53.0968271026611" calcext:value-type="float">
            <text:p>-53,09682710266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3.0994281959534" calcext:value-type="float">
            <text:p>-53,0994281959534</text:p>
          </table:table-cell>
          <table:table-cell office:value-type="float" office:value="-53.1008395767212" calcext:value-type="float">
            <text:p>-53,1008395767212</text:p>
          </table:table-cell>
          <table:table-cell office:value-type="float" office:value="-53.1028544998169" calcext:value-type="float">
            <text:p>-53,1028544998169</text:p>
          </table:table-cell>
          <table:table-cell office:value-type="float" office:value="-53.1030240859985" calcext:value-type="float">
            <text:p>-53,1030240859985</text:p>
          </table:table-cell>
          <table:table-cell office:value-type="float" office:value="-53.1016362686157" calcext:value-type="float">
            <text:p>-53,1016362686157</text:p>
          </table:table-cell>
          <table:table-cell office:value-type="float" office:value="-53.1028637275696" calcext:value-type="float">
            <text:p>-53,1028637275696</text:p>
          </table:table-cell>
          <table:table-cell office:value-type="float" office:value="-53.1025353050232" calcext:value-type="float">
            <text:p>-53,1025353050232</text:p>
          </table:table-cell>
          <table:table-cell office:value-type="float" office:value="-53.1030559158325" calcext:value-type="float">
            <text:p>-53,1030559158325</text:p>
          </table:table-cell>
          <table:table-cell office:value-type="float" office:value="-53.0985042114258" calcext:value-type="float">
            <text:p>-53,0985042114258</text:p>
          </table:table-cell>
          <table:table-cell office:value-type="float" office:value="-53.1003627586365" calcext:value-type="float">
            <text:p>-53,1003627586365</text:p>
          </table:table-cell>
          <table:table-cell office:value-type="float" office:value="-53.1007578544617" calcext:value-type="float">
            <text:p>-53,1007578544617</text:p>
          </table:table-cell>
          <table:table-cell office:value-type="float" office:value="-53.1033689231873" calcext:value-type="float">
            <text:p>-53,1033689231873</text:p>
          </table:table-cell>
          <table:table-cell office:value-type="float" office:value="-53.0957451477051" calcext:value-type="float">
            <text:p>-53,0957451477051</text:p>
          </table:table-cell>
          <table:table-cell office:value-type="float" office:value="-53.0966934509277" calcext:value-type="float">
            <text:p>-53,0966934509277</text:p>
          </table:table-cell>
          <table:table-cell office:value-type="float" office:value="-53.103500076294" calcext:value-type="float">
            <text:p>-53,103500076294</text:p>
          </table:table-cell>
          <table:table-cell office:value-type="float" office:value="-53.1032866287232" calcext:value-type="float">
            <text:p>-53,1032866287232</text:p>
          </table:table-cell>
          <table:table-cell office:value-type="float" office:value="-53.0986754417419" calcext:value-type="float">
            <text:p>-53,0986754417419</text:p>
          </table:table-cell>
          <table:table-cell office:value-type="float" office:value="-53.0993486595154" calcext:value-type="float">
            <text:p>-53,0993486595154</text:p>
          </table:table-cell>
          <table:table-cell office:value-type="float" office:value="-53.0924190597534" calcext:value-type="float">
            <text:p>-53,0924190597534</text:p>
          </table:table-cell>
          <table:table-cell office:value-type="float" office:value="-53.0956507148743" calcext:value-type="float">
            <text:p>-53,095650714874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3.0995461463928" calcext:value-type="float">
            <text:p>-53,0995461463928</text:p>
          </table:table-cell>
          <table:table-cell office:value-type="float" office:value="-53.1000340614319" calcext:value-type="float">
            <text:p>-53,1000340614319</text:p>
          </table:table-cell>
          <table:table-cell office:value-type="float" office:value="-53.0974163169861" calcext:value-type="float">
            <text:p>-53,0974163169861</text:p>
          </table:table-cell>
          <table:table-cell office:value-type="float" office:value="-53.103411365509" calcext:value-type="float">
            <text:p>-53,103411365509</text:p>
          </table:table-cell>
          <table:table-cell office:value-type="float" office:value="-53.0947173347473" calcext:value-type="float">
            <text:p>-53,0947173347473</text:p>
          </table:table-cell>
          <table:table-cell office:value-type="float" office:value="-53.0952351913452" calcext:value-type="float">
            <text:p>-53,0952351913452</text:p>
          </table:table-cell>
          <table:table-cell office:value-type="float" office:value="-53.1001999168396" calcext:value-type="float">
            <text:p>-53,1001999168396</text:p>
          </table:table-cell>
          <table:table-cell office:value-type="float" office:value="-53.0994343223572" calcext:value-type="float">
            <text:p>-53,0994343223572</text:p>
          </table:table-cell>
          <table:table-cell office:value-type="float" office:value="-53.0999275665283" calcext:value-type="float">
            <text:p>-53,0999275665283</text:p>
          </table:table-cell>
          <table:table-cell office:value-type="float" office:value="-53.0991592750549" calcext:value-type="float">
            <text:p>-53,0991592750549</text:p>
          </table:table-cell>
          <table:table-cell office:value-type="float" office:value="-53.0982989845276" calcext:value-type="float">
            <text:p>-53,0982989845276</text:p>
          </table:table-cell>
          <table:table-cell office:value-type="float" office:value="-53.0982161102295" calcext:value-type="float">
            <text:p>-53,0982161102295</text:p>
          </table:table-cell>
          <table:table-cell office:value-type="float" office:value="-53.0978667564392" calcext:value-type="float">
            <text:p>-53,0978667564392</text:p>
          </table:table-cell>
          <table:table-cell office:value-type="float" office:value="-53.0990473518372" calcext:value-type="float">
            <text:p>-53,0990473518372</text:p>
          </table:table-cell>
          <table:table-cell office:value-type="float" office:value="-53.0950639076233" calcext:value-type="float">
            <text:p>-53,0950639076233</text:p>
          </table:table-cell>
          <table:table-cell office:value-type="float" office:value="-53.0969062271118" calcext:value-type="float">
            <text:p>-53,0969062271118</text:p>
          </table:table-cell>
          <table:table-cell office:value-type="float" office:value="-53.0960287132263" calcext:value-type="float">
            <text:p>-53,0960287132263</text:p>
          </table:table-cell>
          <table:table-cell office:value-type="float" office:value="-53.0950335083008" calcext:value-type="float">
            <text:p>-53,0950335083008</text:p>
          </table:table-cell>
          <table:table-cell office:value-type="float" office:value="-53.0956550674439" calcext:value-type="float">
            <text:p>-53,0956550674439</text:p>
          </table:table-cell>
          <table:table-cell office:value-type="float" office:value="-53.0909976043701" calcext:value-type="float">
            <text:p>-53,09099760437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53.1012215576172" calcext:value-type="float">
            <text:p>-53,1012215576172</text:p>
          </table:table-cell>
          <table:table-cell office:value-type="float" office:value="-53.1004183273315" calcext:value-type="float">
            <text:p>-53,1004183273315</text:p>
          </table:table-cell>
          <table:table-cell office:value-type="float" office:value="-53.0985740966797" calcext:value-type="float">
            <text:p>-53,0985740966797</text:p>
          </table:table-cell>
          <table:table-cell office:value-type="float" office:value="-53.1025514411926" calcext:value-type="float">
            <text:p>-53,1025514411926</text:p>
          </table:table-cell>
          <table:table-cell office:value-type="float" office:value="-53.0976451339722" calcext:value-type="float">
            <text:p>-53,0976451339722</text:p>
          </table:table-cell>
          <table:table-cell office:value-type="float" office:value="-53.098698764801" calcext:value-type="float">
            <text:p>-53,098698764801</text:p>
          </table:table-cell>
          <table:table-cell office:value-type="float" office:value="-53.0985173225403" calcext:value-type="float">
            <text:p>-53,0985173225403</text:p>
          </table:table-cell>
          <table:table-cell office:value-type="float" office:value="-53.1011148681641" calcext:value-type="float">
            <text:p>-53,1011148681641</text:p>
          </table:table-cell>
          <table:table-cell office:value-type="float" office:value="-53.0995082168579" calcext:value-type="float">
            <text:p>-53,0995082168579</text:p>
          </table:table-cell>
          <table:table-cell office:value-type="float" office:value="-53.1009164276123" calcext:value-type="float">
            <text:p>-53,1009164276123</text:p>
          </table:table-cell>
          <table:table-cell office:value-type="float" office:value="-53.0927904014587" calcext:value-type="float">
            <text:p>-53,0927904014587</text:p>
          </table:table-cell>
          <table:table-cell office:value-type="float" office:value="-53.0940034065247" calcext:value-type="float">
            <text:p>-53,0940034065247</text:p>
          </table:table-cell>
          <table:table-cell office:value-type="float" office:value="-53.0982418403626" calcext:value-type="float">
            <text:p>-53,0982418403626</text:p>
          </table:table-cell>
          <table:table-cell office:value-type="float" office:value="-53.0982510643005" calcext:value-type="float">
            <text:p>-53,0982510643005</text:p>
          </table:table-cell>
          <table:table-cell office:value-type="float" office:value="-53.0948469581604" calcext:value-type="float">
            <text:p>-53,0948469581604</text:p>
          </table:table-cell>
          <table:table-cell office:value-type="float" office:value="-53.0969206542969" calcext:value-type="float">
            <text:p>-53,0969206542969</text:p>
          </table:table-cell>
          <table:table-cell office:value-type="float" office:value="-53.0938584861755" calcext:value-type="float">
            <text:p>-53,0938584861755</text:p>
          </table:table-cell>
          <table:table-cell office:value-type="float" office:value="-53.0955402526855" calcext:value-type="float">
            <text:p>-53,0955402526855</text:p>
          </table:table-cell>
          <table:table-cell office:value-type="float" office:value="-53.0958557052612" calcext:value-type="float">
            <text:p>-53,0958557052612</text:p>
          </table:table-cell>
          <table:table-cell office:value-type="float" office:value="-53.0947100791931" calcext:value-type="float">
            <text:p>-53,09471007919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3.095511882782" calcext:value-type="float">
            <text:p>-53,095511882782</text:p>
          </table:table-cell>
          <table:table-cell office:value-type="float" office:value="-53.1005928916931" calcext:value-type="float">
            <text:p>-53,1005928916931</text:p>
          </table:table-cell>
          <table:table-cell office:value-type="float" office:value="-53.1014018211365" calcext:value-type="float">
            <text:p>-53,1014018211365</text:p>
          </table:table-cell>
          <table:table-cell office:value-type="float" office:value="-53.1000889434814" calcext:value-type="float">
            <text:p>-53,1000889434814</text:p>
          </table:table-cell>
          <table:table-cell office:value-type="float" office:value="-53.0952939491272" calcext:value-type="float">
            <text:p>-53,0952939491272</text:p>
          </table:table-cell>
          <table:table-cell office:value-type="float" office:value="-53.0976342773438" calcext:value-type="float">
            <text:p>-53,0976342773438</text:p>
          </table:table-cell>
          <table:table-cell office:value-type="float" office:value="-53.0983334960938" calcext:value-type="float">
            <text:p>-53,0983334960938</text:p>
          </table:table-cell>
          <table:table-cell office:value-type="float" office:value="-53.098480304718" calcext:value-type="float">
            <text:p>-53,098480304718</text:p>
          </table:table-cell>
          <table:table-cell office:value-type="float" office:value="-53.0961741409302" calcext:value-type="float">
            <text:p>-53,0961741409302</text:p>
          </table:table-cell>
          <table:table-cell office:value-type="float" office:value="-53.0963177566528" calcext:value-type="float">
            <text:p>-53,0963177566528</text:p>
          </table:table-cell>
          <table:table-cell office:value-type="float" office:value="-53.0924256210327" calcext:value-type="float">
            <text:p>-53,0924256210327</text:p>
          </table:table-cell>
          <table:table-cell office:value-type="float" office:value="-53.0920410461426" calcext:value-type="float">
            <text:p>-53,0920410461426</text:p>
          </table:table-cell>
          <table:table-cell office:value-type="float" office:value="-53.0924553985596" calcext:value-type="float">
            <text:p>-53,0924553985596</text:p>
          </table:table-cell>
          <table:table-cell office:value-type="float" office:value="-53.093285446167" calcext:value-type="float">
            <text:p>-53,093285446167</text:p>
          </table:table-cell>
          <table:table-cell office:value-type="float" office:value="-53.0888034629822" calcext:value-type="float">
            <text:p>-53,0888034629822</text:p>
          </table:table-cell>
          <table:table-cell office:value-type="float" office:value="-53.0904910125732" calcext:value-type="float">
            <text:p>-53,0904910125732</text:p>
          </table:table-cell>
          <table:table-cell office:value-type="float" office:value="-53.0894683113098" calcext:value-type="float">
            <text:p>-53,0894683113098</text:p>
          </table:table-cell>
          <table:table-cell office:value-type="float" office:value="-53.0914850311279" calcext:value-type="float">
            <text:p>-53,0914850311279</text:p>
          </table:table-cell>
          <table:table-cell office:value-type="float" office:value="-53.0944188728333" calcext:value-type="float">
            <text:p>-53,0944188728333</text:p>
          </table:table-cell>
          <table:table-cell office:value-type="float" office:value="-53.0886871643066" calcext:value-type="float">
            <text:p>-53,088687164306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3.0921605758667" calcext:value-type="float">
            <text:p>-53,0921605758667</text:p>
          </table:table-cell>
          <table:table-cell office:value-type="float" office:value="-53.0958138427734" calcext:value-type="float">
            <text:p>-53,0958138427734</text:p>
          </table:table-cell>
          <table:table-cell office:value-type="float" office:value="-53.0950716362" calcext:value-type="float">
            <text:p>-53,0950716362</text:p>
          </table:table-cell>
          <table:table-cell office:value-type="float" office:value="-53.1002745742798" calcext:value-type="float">
            <text:p>-53,1002745742798</text:p>
          </table:table-cell>
          <table:table-cell office:value-type="float" office:value="-53.0986033821106" calcext:value-type="float">
            <text:p>-53,0986033821106</text:p>
          </table:table-cell>
          <table:table-cell office:value-type="float" office:value="-53.0957390670776" calcext:value-type="float">
            <text:p>-53,0957390670776</text:p>
          </table:table-cell>
          <table:table-cell office:value-type="float" office:value="-53.0934975585938" calcext:value-type="float">
            <text:p>-53,0934975585938</text:p>
          </table:table-cell>
          <table:table-cell office:value-type="float" office:value="-53.0923982543945" calcext:value-type="float">
            <text:p>-53,0923982543945</text:p>
          </table:table-cell>
          <table:table-cell office:value-type="float" office:value="-53.0896081428528" calcext:value-type="float">
            <text:p>-53,0896081428528</text:p>
          </table:table-cell>
          <table:table-cell office:value-type="float" office:value="-53.0945442886353" calcext:value-type="float">
            <text:p>-53,0945442886353</text:p>
          </table:table-cell>
          <table:table-cell office:value-type="float" office:value="-53.0886878929138" calcext:value-type="float">
            <text:p>-53,0886878929138</text:p>
          </table:table-cell>
          <table:table-cell office:value-type="float" office:value="-53.0914442062378" calcext:value-type="float">
            <text:p>-53,0914442062378</text:p>
          </table:table-cell>
          <table:table-cell office:value-type="float" office:value="-53.0963125190735" calcext:value-type="float">
            <text:p>-53,0963125190735</text:p>
          </table:table-cell>
          <table:table-cell office:value-type="float" office:value="-53.0974631729126" calcext:value-type="float">
            <text:p>-53,0974631729126</text:p>
          </table:table-cell>
          <table:table-cell office:value-type="float" office:value="-53.0966341094971" calcext:value-type="float">
            <text:p>-53,0966341094971</text:p>
          </table:table-cell>
          <table:table-cell office:value-type="float" office:value="-53.0960464401245" calcext:value-type="float">
            <text:p>-53,0960464401245</text:p>
          </table:table-cell>
          <table:table-cell office:value-type="float" office:value="-53.0999568786621" calcext:value-type="float">
            <text:p>-53,0999568786621</text:p>
          </table:table-cell>
          <table:table-cell office:value-type="float" office:value="-53.0981307449341" calcext:value-type="float">
            <text:p>-53,0981307449341</text:p>
          </table:table-cell>
          <table:table-cell office:value-type="float" office:value="-53.0936414871216" calcext:value-type="float">
            <text:p>-53,0936414871216</text:p>
          </table:table-cell>
          <table:table-cell office:value-type="float" office:value="-53.0982564430237" calcext:value-type="float">
            <text:p>-53,09825644302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53.0955953330994" calcext:value-type="float">
            <text:p>-53,0955953330994</text:p>
          </table:table-cell>
          <table:table-cell office:value-type="float" office:value="-53.0988557891846" calcext:value-type="float">
            <text:p>-53,0988557891846</text:p>
          </table:table-cell>
          <table:table-cell office:value-type="float" office:value="-53.0934431533814" calcext:value-type="float">
            <text:p>-53,0934431533814</text:p>
          </table:table-cell>
          <table:table-cell office:value-type="float" office:value="-53.09410987854" calcext:value-type="float">
            <text:p>-53,09410987854</text:p>
          </table:table-cell>
          <table:table-cell office:value-type="float" office:value="-53.0954357337952" calcext:value-type="float">
            <text:p>-53,0954357337952</text:p>
          </table:table-cell>
          <table:table-cell office:value-type="float" office:value="-53.0951258087158" calcext:value-type="float">
            <text:p>-53,0951258087158</text:p>
          </table:table-cell>
          <table:table-cell office:value-type="float" office:value="-53.0943233184814" calcext:value-type="float">
            <text:p>-53,0943233184814</text:p>
          </table:table-cell>
          <table:table-cell office:value-type="float" office:value="-53.0943703422546" calcext:value-type="float">
            <text:p>-53,0943703422546</text:p>
          </table:table-cell>
          <table:table-cell office:value-type="float" office:value="-53.088920124054" calcext:value-type="float">
            <text:p>-53,088920124054</text:p>
          </table:table-cell>
          <table:table-cell office:value-type="float" office:value="-53.0915177001953" calcext:value-type="float">
            <text:p>-53,0915177001953</text:p>
          </table:table-cell>
          <table:table-cell office:value-type="float" office:value="-53.0938937911987" calcext:value-type="float">
            <text:p>-53,0938937911987</text:p>
          </table:table-cell>
          <table:table-cell office:value-type="float" office:value="-53.0959444351196" calcext:value-type="float">
            <text:p>-53,0959444351196</text:p>
          </table:table-cell>
          <table:table-cell office:value-type="float" office:value="-53.093305847168" calcext:value-type="float">
            <text:p>-53,093305847168</text:p>
          </table:table-cell>
          <table:table-cell office:value-type="float" office:value="-53.0927250747681" calcext:value-type="float">
            <text:p>-53,0927250747681</text:p>
          </table:table-cell>
          <table:table-cell office:value-type="float" office:value="-53.0962997016907" calcext:value-type="float">
            <text:p>-53,0962997016907</text:p>
          </table:table-cell>
          <table:table-cell office:value-type="float" office:value="-53.0973109169006" calcext:value-type="float">
            <text:p>-53,0973109169006</text:p>
          </table:table-cell>
          <table:table-cell office:value-type="float" office:value="-53.0875942268372" calcext:value-type="float">
            <text:p>-53,0875942268372</text:p>
          </table:table-cell>
          <table:table-cell office:value-type="float" office:value="-53.0866588478088" calcext:value-type="float">
            <text:p>-53,0866588478088</text:p>
          </table:table-cell>
          <table:table-cell office:value-type="float" office:value="-53.094338596344" calcext:value-type="float">
            <text:p>-53,094338596344</text:p>
          </table:table-cell>
          <table:table-cell office:value-type="float" office:value="-53.0888881988525" calcext:value-type="float">
            <text:p>-53,08888819885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53.0954370803833" calcext:value-type="float">
            <text:p>-53,0954370803833</text:p>
          </table:table-cell>
          <table:table-cell office:value-type="float" office:value="-53.0949332466126" calcext:value-type="float">
            <text:p>-53,0949332466126</text:p>
          </table:table-cell>
          <table:table-cell office:value-type="float" office:value="-53.0927919158936" calcext:value-type="float">
            <text:p>-53,0927919158936</text:p>
          </table:table-cell>
          <table:table-cell office:value-type="float" office:value="-53.0945024795532" calcext:value-type="float">
            <text:p>-53,0945024795532</text:p>
          </table:table-cell>
          <table:table-cell office:value-type="float" office:value="-53.0938657875061" calcext:value-type="float">
            <text:p>-53,0938657875061</text:p>
          </table:table-cell>
          <table:table-cell office:value-type="float" office:value="-53.0954412231445" calcext:value-type="float">
            <text:p>-53,0954412231445</text:p>
          </table:table-cell>
          <table:table-cell office:value-type="float" office:value="-53.0908592605591" calcext:value-type="float">
            <text:p>-53,0908592605591</text:p>
          </table:table-cell>
          <table:table-cell office:value-type="float" office:value="-53.093576133728" calcext:value-type="float">
            <text:p>-53,093576133728</text:p>
          </table:table-cell>
          <table:table-cell office:value-type="float" office:value="-53.0982815895081" calcext:value-type="float">
            <text:p>-53,0982815895081</text:p>
          </table:table-cell>
          <table:table-cell office:value-type="float" office:value="-53.0988220825195" calcext:value-type="float">
            <text:p>-53,0988220825195</text:p>
          </table:table-cell>
          <table:table-cell office:value-type="float" office:value="-53.0960664749146" calcext:value-type="float">
            <text:p>-53,0960664749146</text:p>
          </table:table-cell>
          <table:table-cell office:value-type="float" office:value="-53.0975398521423" calcext:value-type="float">
            <text:p>-53,0975398521423</text:p>
          </table:table-cell>
          <table:table-cell office:value-type="float" office:value="-53.0906121864319" calcext:value-type="float">
            <text:p>-53,0906121864319</text:p>
          </table:table-cell>
          <table:table-cell office:value-type="float" office:value="-53.0934346961975" calcext:value-type="float">
            <text:p>-53,0934346961975</text:p>
          </table:table-cell>
          <table:table-cell office:value-type="float" office:value="-53.090555229187" calcext:value-type="float">
            <text:p>-53,090555229187</text:p>
          </table:table-cell>
          <table:table-cell office:value-type="float" office:value="-53.0901689300537" calcext:value-type="float">
            <text:p>-53,0901689300537</text:p>
          </table:table-cell>
          <table:table-cell office:value-type="float" office:value="-53.0907744407654" calcext:value-type="float">
            <text:p>-53,0907744407654</text:p>
          </table:table-cell>
          <table:table-cell office:value-type="float" office:value="-53.0922082061768" calcext:value-type="float">
            <text:p>-53,0922082061768</text:p>
          </table:table-cell>
          <table:table-cell office:value-type="float" office:value="-53.0901219062805" calcext:value-type="float">
            <text:p>-53,0901219062805</text:p>
          </table:table-cell>
          <table:table-cell office:value-type="float" office:value="-53.091430519104" calcext:value-type="float">
            <text:p>-53,0914305191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3.091426738739" calcext:value-type="float">
            <text:p>-53,091426738739</text:p>
          </table:table-cell>
          <table:table-cell office:value-type="float" office:value="-53.0930953674316" calcext:value-type="float">
            <text:p>-53,0930953674316</text:p>
          </table:table-cell>
          <table:table-cell office:value-type="float" office:value="-53.0850866622925" calcext:value-type="float">
            <text:p>-53,0850866622925</text:p>
          </table:table-cell>
          <table:table-cell office:value-type="float" office:value="-53.0901016960144" calcext:value-type="float">
            <text:p>-53,0901016960144</text:p>
          </table:table-cell>
          <table:table-cell office:value-type="float" office:value="-53.0892545013428" calcext:value-type="float">
            <text:p>-53,0892545013428</text:p>
          </table:table-cell>
          <table:table-cell office:value-type="float" office:value="-53.0888329429627" calcext:value-type="float">
            <text:p>-53,0888329429627</text:p>
          </table:table-cell>
          <table:table-cell office:value-type="float" office:value="-53.0869629631043" calcext:value-type="float">
            <text:p>-53,0869629631043</text:p>
          </table:table-cell>
          <table:table-cell office:value-type="float" office:value="-53.0932618598938" calcext:value-type="float">
            <text:p>-53,0932618598938</text:p>
          </table:table-cell>
          <table:table-cell office:value-type="float" office:value="-53.0862228775024" calcext:value-type="float">
            <text:p>-53,0862228775024</text:p>
          </table:table-cell>
          <table:table-cell office:value-type="float" office:value="-53.0884774208069" calcext:value-type="float">
            <text:p>-53,0884774208069</text:p>
          </table:table-cell>
          <table:table-cell office:value-type="float" office:value="-53.0881567840576" calcext:value-type="float">
            <text:p>-53,0881567840576</text:p>
          </table:table-cell>
          <table:table-cell office:value-type="float" office:value="-53.088784198761" calcext:value-type="float">
            <text:p>-53,088784198761</text:p>
          </table:table-cell>
          <table:table-cell office:value-type="float" office:value="-53.0909815063477" calcext:value-type="float">
            <text:p>-53,0909815063477</text:p>
          </table:table-cell>
          <table:table-cell office:value-type="float" office:value="-53.0919339866638" calcext:value-type="float">
            <text:p>-53,0919339866638</text:p>
          </table:table-cell>
          <table:table-cell office:value-type="float" office:value="-53.0911006546021" calcext:value-type="float">
            <text:p>-53,0911006546021</text:p>
          </table:table-cell>
          <table:table-cell office:value-type="float" office:value="-53.0890989723206" calcext:value-type="float">
            <text:p>-53,0890989723206</text:p>
          </table:table-cell>
          <table:table-cell office:value-type="float" office:value="-53.0858615341187" calcext:value-type="float">
            <text:p>-53,0858615341187</text:p>
          </table:table-cell>
          <table:table-cell office:value-type="float" office:value="-53.0847691726685" calcext:value-type="float">
            <text:p>-53,0847691726685</text:p>
          </table:table-cell>
          <table:table-cell office:value-type="float" office:value="-53.0845549087524" calcext:value-type="float">
            <text:p>-53,0845549087524</text:p>
          </table:table-cell>
          <table:table-cell office:value-type="float" office:value="-53.0854879570007" calcext:value-type="float">
            <text:p>-53,085487957000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3.0889993095398" calcext:value-type="float">
            <text:p>-53,0889993095398</text:p>
          </table:table-cell>
          <table:table-cell office:value-type="float" office:value="-53.0885908470154" calcext:value-type="float">
            <text:p>-53,0885908470154</text:p>
          </table:table-cell>
          <table:table-cell office:value-type="float" office:value="-53.0872797813416" calcext:value-type="float">
            <text:p>-53,0872797813416</text:p>
          </table:table-cell>
          <table:table-cell office:value-type="float" office:value="-53.0871073532105" calcext:value-type="float">
            <text:p>-53,0871073532105</text:p>
          </table:table-cell>
          <table:table-cell office:value-type="float" office:value="-53.0882628746033" calcext:value-type="float">
            <text:p>-53,0882628746033</text:p>
          </table:table-cell>
          <table:table-cell office:value-type="float" office:value="-53.092538394928" calcext:value-type="float">
            <text:p>-53,092538394928</text:p>
          </table:table-cell>
          <table:table-cell office:value-type="float" office:value="-53.0889672851563" calcext:value-type="float">
            <text:p>-53,0889672851563</text:p>
          </table:table-cell>
          <table:table-cell office:value-type="float" office:value="-53.0880294570923" calcext:value-type="float">
            <text:p>-53,0880294570923</text:p>
          </table:table-cell>
          <table:table-cell office:value-type="float" office:value="-53.0879996452332" calcext:value-type="float">
            <text:p>-53,0879996452332</text:p>
          </table:table-cell>
          <table:table-cell office:value-type="float" office:value="-53.089874912262" calcext:value-type="float">
            <text:p>-53,089874912262</text:p>
          </table:table-cell>
          <table:table-cell office:value-type="float" office:value="-53.0888742637634" calcext:value-type="float">
            <text:p>-53,0888742637634</text:p>
          </table:table-cell>
          <table:table-cell office:value-type="float" office:value="-53.0901277542114" calcext:value-type="float">
            <text:p>-53,0901277542114</text:p>
          </table:table-cell>
          <table:table-cell office:value-type="float" office:value="-53.0924558906555" calcext:value-type="float">
            <text:p>-53,0924558906555</text:p>
          </table:table-cell>
          <table:table-cell office:value-type="float" office:value="-53.0944342727661" calcext:value-type="float">
            <text:p>-53,0944342727661</text:p>
          </table:table-cell>
          <table:table-cell office:value-type="float" office:value="-53.0874315376282" calcext:value-type="float">
            <text:p>-53,0874315376282</text:p>
          </table:table-cell>
          <table:table-cell office:value-type="float" office:value="-53.091291519165" calcext:value-type="float">
            <text:p>-53,091291519165</text:p>
          </table:table-cell>
          <table:table-cell office:value-type="float" office:value="-53.0911755485535" calcext:value-type="float">
            <text:p>-53,0911755485535</text:p>
          </table:table-cell>
          <table:table-cell office:value-type="float" office:value="-53.0898153953552" calcext:value-type="float">
            <text:p>-53,0898153953552</text:p>
          </table:table-cell>
          <table:table-cell office:value-type="float" office:value="-53.0865442047119" calcext:value-type="float">
            <text:p>-53,0865442047119</text:p>
          </table:table-cell>
          <table:table-cell office:value-type="float" office:value="-53.087848449707" calcext:value-type="float">
            <text:p>-53,0878484497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3.0840030860901" calcext:value-type="float">
            <text:p>-53,0840030860901</text:p>
          </table:table-cell>
          <table:table-cell office:value-type="float" office:value="-53.0907205886841" calcext:value-type="float">
            <text:p>-53,0907205886841</text:p>
          </table:table-cell>
          <table:table-cell office:value-type="float" office:value="-53.0893504524231" calcext:value-type="float">
            <text:p>-53,0893504524231</text:p>
          </table:table-cell>
          <table:table-cell office:value-type="float" office:value="-53.0906016921997" calcext:value-type="float">
            <text:p>-53,0906016921997</text:p>
          </table:table-cell>
          <table:table-cell office:value-type="float" office:value="-53.0890518035889" calcext:value-type="float">
            <text:p>-53,0890518035889</text:p>
          </table:table-cell>
          <table:table-cell office:value-type="float" office:value="-53.0929281158447" calcext:value-type="float">
            <text:p>-53,0929281158447</text:p>
          </table:table-cell>
          <table:table-cell office:value-type="float" office:value="-53.0893678092957" calcext:value-type="float">
            <text:p>-53,0893678092957</text:p>
          </table:table-cell>
          <table:table-cell office:value-type="float" office:value="-53.0923824539185" calcext:value-type="float">
            <text:p>-53,0923824539185</text:p>
          </table:table-cell>
          <table:table-cell office:value-type="float" office:value="-53.0875357513428" calcext:value-type="float">
            <text:p>-53,0875357513428</text:p>
          </table:table-cell>
          <table:table-cell office:value-type="float" office:value="-53.0899802856445" calcext:value-type="float">
            <text:p>-53,0899802856445</text:p>
          </table:table-cell>
          <table:table-cell office:value-type="float" office:value="-53.086748588562" calcext:value-type="float">
            <text:p>-53,086748588562</text:p>
          </table:table-cell>
          <table:table-cell office:value-type="float" office:value="-53.0879702911377" calcext:value-type="float">
            <text:p>-53,0879702911377</text:p>
          </table:table-cell>
          <table:table-cell office:value-type="float" office:value="-53.0880139427185" calcext:value-type="float">
            <text:p>-53,0880139427185</text:p>
          </table:table-cell>
          <table:table-cell office:value-type="float" office:value="-53.0897350006104" calcext:value-type="float">
            <text:p>-53,0897350006104</text:p>
          </table:table-cell>
          <table:table-cell office:value-type="float" office:value="-53.0856356315613" calcext:value-type="float">
            <text:p>-53,0856356315613</text:p>
          </table:table-cell>
          <table:table-cell office:value-type="float" office:value="-53.0855208206177" calcext:value-type="float">
            <text:p>-53,0855208206177</text:p>
          </table:table-cell>
          <table:table-cell office:value-type="float" office:value="-53.0860337982178" calcext:value-type="float">
            <text:p>-53,0860337982178</text:p>
          </table:table-cell>
          <table:table-cell office:value-type="float" office:value="-53.0859674911499" calcext:value-type="float">
            <text:p>-53,0859674911499</text:p>
          </table:table-cell>
          <table:table-cell office:value-type="float" office:value="-53.0866872558594" calcext:value-type="float">
            <text:p>-53,0866872558594</text:p>
          </table:table-cell>
          <table:table-cell office:value-type="float" office:value="-53.0851505432129" calcext:value-type="float">
            <text:p>-53,085150543212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3.0867872085571" calcext:value-type="float">
            <text:p>-53,0867872085571</text:p>
          </table:table-cell>
          <table:table-cell office:value-type="float" office:value="-53.0892001571655" calcext:value-type="float">
            <text:p>-53,0892001571655</text:p>
          </table:table-cell>
          <table:table-cell office:value-type="float" office:value="-53.0902791137695" calcext:value-type="float">
            <text:p>-53,0902791137695</text:p>
          </table:table-cell>
          <table:table-cell office:value-type="float" office:value="-53.089518245697" calcext:value-type="float">
            <text:p>-53,089518245697</text:p>
          </table:table-cell>
          <table:table-cell office:value-type="float" office:value="-53.0852171287537" calcext:value-type="float">
            <text:p>-53,0852171287537</text:p>
          </table:table-cell>
          <table:table-cell office:value-type="float" office:value="-53.0841201515198" calcext:value-type="float">
            <text:p>-53,0841201515198</text:p>
          </table:table-cell>
          <table:table-cell office:value-type="float" office:value="-53.0881218757629" calcext:value-type="float">
            <text:p>-53,0881218757629</text:p>
          </table:table-cell>
          <table:table-cell office:value-type="float" office:value="-53.0882298622131" calcext:value-type="float">
            <text:p>-53,0882298622131</text:p>
          </table:table-cell>
          <table:table-cell office:value-type="float" office:value="-53.0860094871521" calcext:value-type="float">
            <text:p>-53,0860094871521</text:p>
          </table:table-cell>
          <table:table-cell office:value-type="float" office:value="-53.0853088951111" calcext:value-type="float">
            <text:p>-53,0853088951111</text:p>
          </table:table-cell>
          <table:table-cell office:value-type="float" office:value="-53.0873860435486" calcext:value-type="float">
            <text:p>-53,0873860435486</text:p>
          </table:table-cell>
          <table:table-cell office:value-type="float" office:value="-53.0874056549072" calcext:value-type="float">
            <text:p>-53,0874056549072</text:p>
          </table:table-cell>
          <table:table-cell office:value-type="float" office:value="-53.0855924911499" calcext:value-type="float">
            <text:p>-53,0855924911499</text:p>
          </table:table-cell>
          <table:table-cell office:value-type="float" office:value="-53.0862908134461" calcext:value-type="float">
            <text:p>-53,0862908134461</text:p>
          </table:table-cell>
          <table:table-cell office:value-type="float" office:value="-53.0859723968506" calcext:value-type="float">
            <text:p>-53,0859723968506</text:p>
          </table:table-cell>
          <table:table-cell office:value-type="float" office:value="-53.0856819839478" calcext:value-type="float">
            <text:p>-53,0856819839478</text:p>
          </table:table-cell>
          <table:table-cell office:value-type="float" office:value="-53.0847093505859" calcext:value-type="float">
            <text:p>-53,0847093505859</text:p>
          </table:table-cell>
          <table:table-cell office:value-type="float" office:value="-53.0862782173157" calcext:value-type="float">
            <text:p>-53,0862782173157</text:p>
          </table:table-cell>
          <table:table-cell office:value-type="float" office:value="-53.0869569625855" calcext:value-type="float">
            <text:p>-53,0869569625855</text:p>
          </table:table-cell>
          <table:table-cell office:value-type="float" office:value="-53.0832959709168" calcext:value-type="float">
            <text:p>-53,083295970916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3.0854787330627" calcext:value-type="float">
            <text:p>-53,0854787330627</text:p>
          </table:table-cell>
          <table:table-cell office:value-type="float" office:value="-53.0852661705017" calcext:value-type="float">
            <text:p>-53,0852661705017</text:p>
          </table:table-cell>
          <table:table-cell office:value-type="float" office:value="-53.0841747283936" calcext:value-type="float">
            <text:p>-53,0841747283936</text:p>
          </table:table-cell>
          <table:table-cell office:value-type="float" office:value="-53.0865781974793" calcext:value-type="float">
            <text:p>-53,0865781974793</text:p>
          </table:table-cell>
          <table:table-cell office:value-type="float" office:value="-53.0844760093689" calcext:value-type="float">
            <text:p>-53,0844760093689</text:p>
          </table:table-cell>
          <table:table-cell office:value-type="float" office:value="-53.0861979560852" calcext:value-type="float">
            <text:p>-53,0861979560852</text:p>
          </table:table-cell>
          <table:table-cell office:value-type="float" office:value="-53.0832591056824" calcext:value-type="float">
            <text:p>-53,0832591056824</text:p>
          </table:table-cell>
          <table:table-cell office:value-type="float" office:value="-53.0850638885498" calcext:value-type="float">
            <text:p>-53,0850638885498</text:p>
          </table:table-cell>
          <table:table-cell office:value-type="float" office:value="-53.0908889465332" calcext:value-type="float">
            <text:p>-53,0908889465332</text:p>
          </table:table-cell>
          <table:table-cell office:value-type="float" office:value="-53.0896965904236" calcext:value-type="float">
            <text:p>-53,0896965904236</text:p>
          </table:table-cell>
          <table:table-cell office:value-type="float" office:value="-53.0859799003601" calcext:value-type="float">
            <text:p>-53,0859799003601</text:p>
          </table:table-cell>
          <table:table-cell office:value-type="float" office:value="-53.0871311264038" calcext:value-type="float">
            <text:p>-53,0871311264038</text:p>
          </table:table-cell>
          <table:table-cell office:value-type="float" office:value="-53.0859963798523" calcext:value-type="float">
            <text:p>-53,0859963798523</text:p>
          </table:table-cell>
          <table:table-cell office:value-type="float" office:value="-53.086307384491" calcext:value-type="float">
            <text:p>-53,086307384491</text:p>
          </table:table-cell>
          <table:table-cell office:value-type="float" office:value="-53.0810699539185" calcext:value-type="float">
            <text:p>-53,0810699539185</text:p>
          </table:table-cell>
          <table:table-cell office:value-type="float" office:value="-53.0812650985718" calcext:value-type="float">
            <text:p>-53,0812650985718</text:p>
          </table:table-cell>
          <table:table-cell office:value-type="float" office:value="-53.0805050048828" calcext:value-type="float">
            <text:p>-53,0805050048828</text:p>
          </table:table-cell>
          <table:table-cell office:value-type="float" office:value="-53.0808094482422" calcext:value-type="float">
            <text:p>-53,0808094482422</text:p>
          </table:table-cell>
          <table:table-cell office:value-type="float" office:value="-53.0835447273254" calcext:value-type="float">
            <text:p>-53,0835447273254</text:p>
          </table:table-cell>
          <table:table-cell office:value-type="float" office:value="-53.0816303405762" calcext:value-type="float">
            <text:p>-53,081630340576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3.0809461860657" calcext:value-type="float">
            <text:p>-53,0809461860657</text:p>
          </table:table-cell>
          <table:table-cell office:value-type="float" office:value="-53.0829761886597" calcext:value-type="float">
            <text:p>-53,0829761886597</text:p>
          </table:table-cell>
          <table:table-cell office:value-type="float" office:value="-53.086366733551" calcext:value-type="float">
            <text:p>-53,086366733551</text:p>
          </table:table-cell>
          <table:table-cell office:value-type="float" office:value="-53.0886656265259" calcext:value-type="float">
            <text:p>-53,0886656265259</text:p>
          </table:table-cell>
          <table:table-cell office:value-type="float" office:value="-53.0814297943115" calcext:value-type="float">
            <text:p>-53,0814297943115</text:p>
          </table:table-cell>
          <table:table-cell office:value-type="float" office:value="-53.0831081314087" calcext:value-type="float">
            <text:p>-53,0831081314087</text:p>
          </table:table-cell>
          <table:table-cell office:value-type="float" office:value="-53.0826683769226" calcext:value-type="float">
            <text:p>-53,0826683769226</text:p>
          </table:table-cell>
          <table:table-cell office:value-type="float" office:value="-53.0827496948242" calcext:value-type="float">
            <text:p>-53,0827496948242</text:p>
          </table:table-cell>
          <table:table-cell office:value-type="float" office:value="-53.0844272460938" calcext:value-type="float">
            <text:p>-53,0844272460938</text:p>
          </table:table-cell>
          <table:table-cell office:value-type="float" office:value="-53.0848355903626" calcext:value-type="float">
            <text:p>-53,0848355903626</text:p>
          </table:table-cell>
          <table:table-cell office:value-type="float" office:value="-53.0834541473389" calcext:value-type="float">
            <text:p>-53,0834541473389</text:p>
          </table:table-cell>
          <table:table-cell office:value-type="float" office:value="-53.0846504516602" calcext:value-type="float">
            <text:p>-53,0846504516602</text:p>
          </table:table-cell>
          <table:table-cell office:value-type="float" office:value="-53.0828893623352" calcext:value-type="float">
            <text:p>-53,0828893623352</text:p>
          </table:table-cell>
          <table:table-cell office:value-type="float" office:value="-53.0851497840881" calcext:value-type="float">
            <text:p>-53,0851497840881</text:p>
          </table:table-cell>
          <table:table-cell office:value-type="float" office:value="-53.0843176879883" calcext:value-type="float">
            <text:p>-53,0843176879883</text:p>
          </table:table-cell>
          <table:table-cell office:value-type="float" office:value="-53.0839567222595" calcext:value-type="float">
            <text:p>-53,0839567222595</text:p>
          </table:table-cell>
          <table:table-cell office:value-type="float" office:value="-53.0823047142029" calcext:value-type="float">
            <text:p>-53,0823047142029</text:p>
          </table:table-cell>
          <table:table-cell office:value-type="float" office:value="-53.0780858955383" calcext:value-type="float">
            <text:p>-53,0780858955383</text:p>
          </table:table-cell>
          <table:table-cell office:value-type="float" office:value="-53.0784420051575" calcext:value-type="float">
            <text:p>-53,0784420051575</text:p>
          </table:table-cell>
          <table:table-cell office:value-type="float" office:value="-53.0833906936646" calcext:value-type="float">
            <text:p>-53,083390693664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3.0855782279968" calcext:value-type="float">
            <text:p>-53,0855782279968</text:p>
          </table:table-cell>
          <table:table-cell office:value-type="float" office:value="-53.0819839935303" calcext:value-type="float">
            <text:p>-53,0819839935303</text:p>
          </table:table-cell>
          <table:table-cell office:value-type="float" office:value="-53.0875906677246" calcext:value-type="float">
            <text:p>-53,0875906677246</text:p>
          </table:table-cell>
          <table:table-cell office:value-type="float" office:value="-53.0852988548279" calcext:value-type="float">
            <text:p>-53,0852988548279</text:p>
          </table:table-cell>
          <table:table-cell office:value-type="float" office:value="-53.0798156890869" calcext:value-type="float">
            <text:p>-53,0798156890869</text:p>
          </table:table-cell>
          <table:table-cell office:value-type="float" office:value="-53.081943107605" calcext:value-type="float">
            <text:p>-53,081943107605</text:p>
          </table:table-cell>
          <table:table-cell office:value-type="float" office:value="-53.0837183990479" calcext:value-type="float">
            <text:p>-53,0837183990479</text:p>
          </table:table-cell>
          <table:table-cell office:value-type="float" office:value="-53.0824125061035" calcext:value-type="float">
            <text:p>-53,0824125061035</text:p>
          </table:table-cell>
          <table:table-cell office:value-type="float" office:value="-53.0822888832092" calcext:value-type="float">
            <text:p>-53,0822888832092</text:p>
          </table:table-cell>
          <table:table-cell office:value-type="float" office:value="-53.080407081604" calcext:value-type="float">
            <text:p>-53,080407081604</text:p>
          </table:table-cell>
          <table:table-cell office:value-type="float" office:value="-53.0843834075928" calcext:value-type="float">
            <text:p>-53,0843834075928</text:p>
          </table:table-cell>
          <table:table-cell office:value-type="float" office:value="-53.0862177505493" calcext:value-type="float">
            <text:p>-53,0862177505493</text:p>
          </table:table-cell>
          <table:table-cell office:value-type="float" office:value="-53.0831311950684" calcext:value-type="float">
            <text:p>-53,0831311950684</text:p>
          </table:table-cell>
          <table:table-cell office:value-type="float" office:value="-53.0853323135376" calcext:value-type="float">
            <text:p>-53,0853323135376</text:p>
          </table:table-cell>
          <table:table-cell office:value-type="float" office:value="-53.0815245933533" calcext:value-type="float">
            <text:p>-53,0815245933533</text:p>
          </table:table-cell>
          <table:table-cell office:value-type="float" office:value="-53.0845658073425" calcext:value-type="float">
            <text:p>-53,0845658073425</text:p>
          </table:table-cell>
          <table:table-cell office:value-type="float" office:value="-53.0835988235474" calcext:value-type="float">
            <text:p>-53,0835988235474</text:p>
          </table:table-cell>
          <table:table-cell office:value-type="float" office:value="-53.0832319450378" calcext:value-type="float">
            <text:p>-53,0832319450378</text:p>
          </table:table-cell>
          <table:table-cell office:value-type="float" office:value="-53.0825169754028" calcext:value-type="float">
            <text:p>-53,0825169754028</text:p>
          </table:table-cell>
          <table:table-cell office:value-type="float" office:value="-53.0815325737" calcext:value-type="float">
            <text:p>-53,08153257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3.0824636764526" calcext:value-type="float">
            <text:p>-53,0824636764526</text:p>
          </table:table-cell>
          <table:table-cell office:value-type="float" office:value="-53.0804070358276" calcext:value-type="float">
            <text:p>-53,0804070358276</text:p>
          </table:table-cell>
          <table:table-cell office:value-type="float" office:value="-53.0823330955505" calcext:value-type="float">
            <text:p>-53,0823330955505</text:p>
          </table:table-cell>
          <table:table-cell office:value-type="float" office:value="-53.0821919670105" calcext:value-type="float">
            <text:p>-53,0821919670105</text:p>
          </table:table-cell>
          <table:table-cell office:value-type="float" office:value="-53.0873510398865" calcext:value-type="float">
            <text:p>-53,0873510398865</text:p>
          </table:table-cell>
          <table:table-cell office:value-type="float" office:value="-53.0889057235718" calcext:value-type="float">
            <text:p>-53,0889057235718</text:p>
          </table:table-cell>
          <table:table-cell office:value-type="float" office:value="-53.0845565452576" calcext:value-type="float">
            <text:p>-53,0845565452576</text:p>
          </table:table-cell>
          <table:table-cell office:value-type="float" office:value="-53.0836207695007" calcext:value-type="float">
            <text:p>-53,0836207695007</text:p>
          </table:table-cell>
          <table:table-cell office:value-type="float" office:value="-53.0899004592896" calcext:value-type="float">
            <text:p>-53,0899004592896</text:p>
          </table:table-cell>
          <table:table-cell office:value-type="float" office:value="-53.0892639007568" calcext:value-type="float">
            <text:p>-53,0892639007568</text:p>
          </table:table-cell>
          <table:table-cell office:value-type="float" office:value="-53.0773362007141" calcext:value-type="float">
            <text:p>-53,0773362007141</text:p>
          </table:table-cell>
          <table:table-cell office:value-type="float" office:value="-53.0800236663818" calcext:value-type="float">
            <text:p>-53,0800236663818</text:p>
          </table:table-cell>
          <table:table-cell office:value-type="float" office:value="-53.0762240715027" calcext:value-type="float">
            <text:p>-53,0762240715027</text:p>
          </table:table-cell>
          <table:table-cell office:value-type="float" office:value="-53.075315120697" calcext:value-type="float">
            <text:p>-53,075315120697</text:p>
          </table:table-cell>
          <table:table-cell office:value-type="float" office:value="-53.0832355422974" calcext:value-type="float">
            <text:p>-53,0832355422974</text:p>
          </table:table-cell>
          <table:table-cell office:value-type="float" office:value="-53.0830312156677" calcext:value-type="float">
            <text:p>-53,0830312156677</text:p>
          </table:table-cell>
          <table:table-cell office:value-type="float" office:value="-53.0802830543518" calcext:value-type="float">
            <text:p>-53,0802830543518</text:p>
          </table:table-cell>
          <table:table-cell office:value-type="float" office:value="-53.0828439941406" calcext:value-type="float">
            <text:p>-53,0828439941406</text:p>
          </table:table-cell>
          <table:table-cell office:value-type="float" office:value="-53.0761936187744" calcext:value-type="float">
            <text:p>-53,0761936187744</text:p>
          </table:table-cell>
          <table:table-cell office:value-type="float" office:value="-53.0762822151184" calcext:value-type="float">
            <text:p>-53,076282215118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3.0787570075989" calcext:value-type="float">
            <text:p>-53,0787570075989</text:p>
          </table:table-cell>
          <table:table-cell office:value-type="float" office:value="-53.0768349342346" calcext:value-type="float">
            <text:p>-53,0768349342346</text:p>
          </table:table-cell>
          <table:table-cell office:value-type="float" office:value="-53.078919254303" calcext:value-type="float">
            <text:p>-53,078919254303</text:p>
          </table:table-cell>
          <table:table-cell office:value-type="float" office:value="-53.0771979980469" calcext:value-type="float">
            <text:p>-53,0771979980469</text:p>
          </table:table-cell>
          <table:table-cell office:value-type="float" office:value="-53.0729642219543" calcext:value-type="float">
            <text:p>-53,0729642219543</text:p>
          </table:table-cell>
          <table:table-cell office:value-type="float" office:value="-53.0729847488403" calcext:value-type="float">
            <text:p>-53,0729847488403</text:p>
          </table:table-cell>
          <table:table-cell office:value-type="float" office:value="-53.072004776001" calcext:value-type="float">
            <text:p>-53,072004776001</text:p>
          </table:table-cell>
          <table:table-cell office:value-type="float" office:value="-53.073192817688" calcext:value-type="float">
            <text:p>-53,073192817688</text:p>
          </table:table-cell>
          <table:table-cell office:value-type="float" office:value="-53.0793588638306" calcext:value-type="float">
            <text:p>-53,0793588638306</text:p>
          </table:table-cell>
          <table:table-cell office:value-type="float" office:value="-53.0789715194702" calcext:value-type="float">
            <text:p>-53,0789715194702</text:p>
          </table:table-cell>
          <table:table-cell office:value-type="float" office:value="-53.0745947036743" calcext:value-type="float">
            <text:p>-53,0745947036743</text:p>
          </table:table-cell>
          <table:table-cell office:value-type="float" office:value="-53.0749592247009" calcext:value-type="float">
            <text:p>-53,0749592247009</text:p>
          </table:table-cell>
          <table:table-cell office:value-type="float" office:value="-53.0744713554382" calcext:value-type="float">
            <text:p>-53,0744713554382</text:p>
          </table:table-cell>
          <table:table-cell office:value-type="float" office:value="-53.073987159729" calcext:value-type="float">
            <text:p>-53,073987159729</text:p>
          </table:table-cell>
          <table:table-cell office:value-type="float" office:value="-53.08000963974" calcext:value-type="float">
            <text:p>-53,08000963974</text:p>
          </table:table-cell>
          <table:table-cell office:value-type="float" office:value="-53.0796520423889" calcext:value-type="float">
            <text:p>-53,0796520423889</text:p>
          </table:table-cell>
          <table:table-cell office:value-type="float" office:value="-53.0723861923218" calcext:value-type="float">
            <text:p>-53,0723861923218</text:p>
          </table:table-cell>
          <table:table-cell office:value-type="float" office:value="-53.0760508308411" calcext:value-type="float">
            <text:p>-53,0760508308411</text:p>
          </table:table-cell>
          <table:table-cell office:value-type="float" office:value="-53.0798122901917" calcext:value-type="float">
            <text:p>-53,0798122901917</text:p>
          </table:table-cell>
          <table:table-cell office:value-type="float" office:value="-53.0809742660522" calcext:value-type="float">
            <text:p>-53,080974266052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3.0819463691711" calcext:value-type="float">
            <text:p>-53,0819463691711</text:p>
          </table:table-cell>
          <table:table-cell office:value-type="float" office:value="-53.0845888519287" calcext:value-type="float">
            <text:p>-53,0845888519287</text:p>
          </table:table-cell>
          <table:table-cell office:value-type="float" office:value="-53.0837802238464" calcext:value-type="float">
            <text:p>-53,0837802238464</text:p>
          </table:table-cell>
          <table:table-cell office:value-type="float" office:value="-53.0820393066406" calcext:value-type="float">
            <text:p>-53,0820393066406</text:p>
          </table:table-cell>
          <table:table-cell office:value-type="float" office:value="-53.0746335868835" calcext:value-type="float">
            <text:p>-53,0746335868835</text:p>
          </table:table-cell>
          <table:table-cell office:value-type="float" office:value="-53.0773141326904" calcext:value-type="float">
            <text:p>-53,0773141326904</text:p>
          </table:table-cell>
          <table:table-cell office:value-type="float" office:value="-53.0762169532776" calcext:value-type="float">
            <text:p>-53,0762169532776</text:p>
          </table:table-cell>
          <table:table-cell office:value-type="float" office:value="-53.0750464248657" calcext:value-type="float">
            <text:p>-53,0750464248657</text:p>
          </table:table-cell>
          <table:table-cell office:value-type="float" office:value="-53.0744681282043" calcext:value-type="float">
            <text:p>-53,0744681282043</text:p>
          </table:table-cell>
          <table:table-cell office:value-type="float" office:value="-53.0737169570923" calcext:value-type="float">
            <text:p>-53,0737169570923</text:p>
          </table:table-cell>
          <table:table-cell office:value-type="float" office:value="-53.0678608818054" calcext:value-type="float">
            <text:p>-53,0678608818054</text:p>
          </table:table-cell>
          <table:table-cell office:value-type="float" office:value="-53.0681784095764" calcext:value-type="float">
            <text:p>-53,0681784095764</text:p>
          </table:table-cell>
          <table:table-cell office:value-type="float" office:value="-53.0698371276855" calcext:value-type="float">
            <text:p>-53,0698371276855</text:p>
          </table:table-cell>
          <table:table-cell office:value-type="float" office:value="-53.0704834594727" calcext:value-type="float">
            <text:p>-53,0704834594727</text:p>
          </table:table-cell>
          <table:table-cell office:value-type="float" office:value="-53.0695369949341" calcext:value-type="float">
            <text:p>-53,0695369949341</text:p>
          </table:table-cell>
          <table:table-cell office:value-type="float" office:value="-53.0704937553406" calcext:value-type="float">
            <text:p>-53,0704937553406</text:p>
          </table:table-cell>
          <table:table-cell office:value-type="float" office:value="-53.0735186004639" calcext:value-type="float">
            <text:p>-53,0735186004639</text:p>
          </table:table-cell>
          <table:table-cell office:value-type="float" office:value="-53.0731682243347" calcext:value-type="float">
            <text:p>-53,0731682243347</text:p>
          </table:table-cell>
          <table:table-cell office:value-type="float" office:value="-53.0724707450867" calcext:value-type="float">
            <text:p>-53,0724707450867</text:p>
          </table:table-cell>
          <table:table-cell office:value-type="float" office:value="-53.0728148498535" calcext:value-type="float">
            <text:p>-53,072814849853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53.0763022117615" calcext:value-type="float">
            <text:p>-53,0763022117615</text:p>
          </table:table-cell>
          <table:table-cell office:value-type="float" office:value="-53.0743102760315" calcext:value-type="float">
            <text:p>-53,0743102760315</text:p>
          </table:table-cell>
          <table:table-cell office:value-type="float" office:value="-53.0742188796997" calcext:value-type="float">
            <text:p>-53,0742188796997</text:p>
          </table:table-cell>
          <table:table-cell office:value-type="float" office:value="-53.0735029983521" calcext:value-type="float">
            <text:p>-53,0735029983521</text:p>
          </table:table-cell>
          <table:table-cell office:value-type="float" office:value="-53.0697758903503" calcext:value-type="float">
            <text:p>-53,0697758903503</text:p>
          </table:table-cell>
          <table:table-cell office:value-type="float" office:value="-53.071472366333" calcext:value-type="float">
            <text:p>-53,071472366333</text:p>
          </table:table-cell>
          <table:table-cell office:value-type="float" office:value="-53.0621765174866" calcext:value-type="float">
            <text:p>-53,0621765174866</text:p>
          </table:table-cell>
          <table:table-cell office:value-type="float" office:value="-53.0646731681824" calcext:value-type="float">
            <text:p>-53,0646731681824</text:p>
          </table:table-cell>
          <table:table-cell office:value-type="float" office:value="-53.0754457893372" calcext:value-type="float">
            <text:p>-53,0754457893372</text:p>
          </table:table-cell>
          <table:table-cell office:value-type="float" office:value="-53.0752804260254" calcext:value-type="float">
            <text:p>-53,0752804260254</text:p>
          </table:table-cell>
          <table:table-cell office:value-type="float" office:value="-53.0670408668518" calcext:value-type="float">
            <text:p>-53,0670408668518</text:p>
          </table:table-cell>
          <table:table-cell office:value-type="float" office:value="-53.0692459716797" calcext:value-type="float">
            <text:p>-53,0692459716797</text:p>
          </table:table-cell>
          <table:table-cell office:value-type="float" office:value="-53.0685423469543" calcext:value-type="float">
            <text:p>-53,0685423469543</text:p>
          </table:table-cell>
          <table:table-cell office:value-type="float" office:value="-53.0677751045227" calcext:value-type="float">
            <text:p>-53,0677751045227</text:p>
          </table:table-cell>
          <table:table-cell office:value-type="float" office:value="-53.0736789588928" calcext:value-type="float">
            <text:p>-53,0736789588928</text:p>
          </table:table-cell>
          <table:table-cell office:value-type="float" office:value="-53.073237487793" calcext:value-type="float">
            <text:p>-53,073237487793</text:p>
          </table:table-cell>
          <table:table-cell office:value-type="float" office:value="-53.0648281288147" calcext:value-type="float">
            <text:p>-53,0648281288147</text:p>
          </table:table-cell>
          <table:table-cell office:value-type="float" office:value="-53.0664615058899" calcext:value-type="float">
            <text:p>-53,0664615058899</text:p>
          </table:table-cell>
          <table:table-cell office:value-type="float" office:value="-53.0691077957153" calcext:value-type="float">
            <text:p>-53,0691077957153</text:p>
          </table:table-cell>
          <table:table-cell office:value-type="float" office:value="-53.0714424095154" calcext:value-type="float">
            <text:p>-53,071442409515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3.071557308197" calcext:value-type="float">
            <text:p>-53,071557308197</text:p>
          </table:table-cell>
          <table:table-cell office:value-type="float" office:value="-53.0689034500122" calcext:value-type="float">
            <text:p>-53,0689034500122</text:p>
          </table:table-cell>
          <table:table-cell office:value-type="float" office:value="-53.0676912765503" calcext:value-type="float">
            <text:p>-53,0676912765503</text:p>
          </table:table-cell>
          <table:table-cell office:value-type="float" office:value="-53.0722842712402" calcext:value-type="float">
            <text:p>-53,0722842712402</text:p>
          </table:table-cell>
          <table:table-cell office:value-type="float" office:value="-53.0729132194519" calcext:value-type="float">
            <text:p>-53,0729132194519</text:p>
          </table:table-cell>
          <table:table-cell office:value-type="float" office:value="-53.0735071640015" calcext:value-type="float">
            <text:p>-53,0735071640015</text:p>
          </table:table-cell>
          <table:table-cell office:value-type="float" office:value="-53.0688630180359" calcext:value-type="float">
            <text:p>-53,0688630180359</text:p>
          </table:table-cell>
          <table:table-cell office:value-type="float" office:value="-53.0676974029541" calcext:value-type="float">
            <text:p>-53,0676974029541</text:p>
          </table:table-cell>
          <table:table-cell office:value-type="float" office:value="-53.0679110145569" calcext:value-type="float">
            <text:p>-53,0679110145569</text:p>
          </table:table-cell>
          <table:table-cell office:value-type="float" office:value="-53.0697468452454" calcext:value-type="float">
            <text:p>-53,0697468452454</text:p>
          </table:table-cell>
          <table:table-cell office:value-type="float" office:value="-53.0667694587708" calcext:value-type="float">
            <text:p>-53,0667694587708</text:p>
          </table:table-cell>
          <table:table-cell office:value-type="float" office:value="-53.0698172836304" calcext:value-type="float">
            <text:p>-53,0698172836304</text:p>
          </table:table-cell>
          <table:table-cell office:value-type="float" office:value="-53.067092300415" calcext:value-type="float">
            <text:p>-53,067092300415</text:p>
          </table:table-cell>
          <table:table-cell office:value-type="float" office:value="-53.0677336158752" calcext:value-type="float">
            <text:p>-53,0677336158752</text:p>
          </table:table-cell>
          <table:table-cell office:value-type="float" office:value="-53.0699719467163" calcext:value-type="float">
            <text:p>-53,0699719467163</text:p>
          </table:table-cell>
          <table:table-cell office:value-type="float" office:value="-53.0697964897156" calcext:value-type="float">
            <text:p>-53,0697964897156</text:p>
          </table:table-cell>
          <table:table-cell office:value-type="float" office:value="-53.0677846679688" calcext:value-type="float">
            <text:p>-53,0677846679688</text:p>
          </table:table-cell>
          <table:table-cell office:value-type="float" office:value="-53.0670601081848" calcext:value-type="float">
            <text:p>-53,0670601081848</text:p>
          </table:table-cell>
          <table:table-cell office:value-type="float" office:value="-53.0630078315735" calcext:value-type="float">
            <text:p>-53,0630078315735</text:p>
          </table:table-cell>
          <table:table-cell office:value-type="float" office:value="-53.0635798110962" calcext:value-type="float">
            <text:p>-53,063579811096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3.0650550079346" calcext:value-type="float">
            <text:p>-53,0650550079346</text:p>
          </table:table-cell>
          <table:table-cell office:value-type="float" office:value="-53.0658168106079" calcext:value-type="float">
            <text:p>-53,0658168106079</text:p>
          </table:table-cell>
          <table:table-cell office:value-type="float" office:value="-53.0684365653992" calcext:value-type="float">
            <text:p>-53,0684365653992</text:p>
          </table:table-cell>
          <table:table-cell office:value-type="float" office:value="-53.0659891319275" calcext:value-type="float">
            <text:p>-53,0659891319275</text:p>
          </table:table-cell>
          <table:table-cell office:value-type="float" office:value="-53.0680265426636" calcext:value-type="float">
            <text:p>-53,0680265426636</text:p>
          </table:table-cell>
          <table:table-cell office:value-type="float" office:value="-53.070814289093" calcext:value-type="float">
            <text:p>-53,070814289093</text:p>
          </table:table-cell>
          <table:table-cell office:value-type="float" office:value="-53.0692226486206" calcext:value-type="float">
            <text:p>-53,0692226486206</text:p>
          </table:table-cell>
          <table:table-cell office:value-type="float" office:value="-53.0707361373901" calcext:value-type="float">
            <text:p>-53,0707361373901</text:p>
          </table:table-cell>
          <table:table-cell office:value-type="float" office:value="-53.0702298736572" calcext:value-type="float">
            <text:p>-53,0702298736572</text:p>
          </table:table-cell>
          <table:table-cell office:value-type="float" office:value="-53.0684340934753" calcext:value-type="float">
            <text:p>-53,0684340934753</text:p>
          </table:table-cell>
          <table:table-cell office:value-type="float" office:value="-53.064772895813" calcext:value-type="float">
            <text:p>-53,064772895813</text:p>
          </table:table-cell>
          <table:table-cell office:value-type="float" office:value="-53.0669974517822" calcext:value-type="float">
            <text:p>-53,0669974517822</text:p>
          </table:table-cell>
          <table:table-cell office:value-type="float" office:value="-53.0641362380981" calcext:value-type="float">
            <text:p>-53,0641362380981</text:p>
          </table:table-cell>
          <table:table-cell office:value-type="float" office:value="-53.0653818702698" calcext:value-type="float">
            <text:p>-53,0653818702698</text:p>
          </table:table-cell>
          <table:table-cell office:value-type="float" office:value="-53.0689635734558" calcext:value-type="float">
            <text:p>-53,0689635734558</text:p>
          </table:table-cell>
          <table:table-cell office:value-type="float" office:value="-53.0679916419983" calcext:value-type="float">
            <text:p>-53,0679916419983</text:p>
          </table:table-cell>
          <table:table-cell office:value-type="float" office:value="-53.0701820411682" calcext:value-type="float">
            <text:p>-53,0701820411682</text:p>
          </table:table-cell>
          <table:table-cell office:value-type="float" office:value="-53.0700421562195" calcext:value-type="float">
            <text:p>-53,0700421562195</text:p>
          </table:table-cell>
          <table:table-cell office:value-type="float" office:value="-53.0662235069275" calcext:value-type="float">
            <text:p>-53,0662235069275</text:p>
          </table:table-cell>
          <table:table-cell office:value-type="float" office:value="-53.0648874549866" calcext:value-type="float">
            <text:p>-53,0648874549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53.0632618408203" calcext:value-type="float">
            <text:p>-53,0632618408203</text:p>
          </table:table-cell>
          <table:table-cell office:value-type="float" office:value="-53.0657880630493" calcext:value-type="float">
            <text:p>-53,0657880630493</text:p>
          </table:table-cell>
          <table:table-cell office:value-type="float" office:value="-53.0639430351257" calcext:value-type="float">
            <text:p>-53,0639430351257</text:p>
          </table:table-cell>
          <table:table-cell office:value-type="float" office:value="-53.0671306419373" calcext:value-type="float">
            <text:p>-53,0671306419373</text:p>
          </table:table-cell>
          <table:table-cell office:value-type="float" office:value="-53.0671019630432" calcext:value-type="float">
            <text:p>-53,0671019630432</text:p>
          </table:table-cell>
          <table:table-cell office:value-type="float" office:value="-53.0689377212524" calcext:value-type="float">
            <text:p>-53,0689377212524</text:p>
          </table:table-cell>
          <table:table-cell office:value-type="float" office:value="-53.0650852394104" calcext:value-type="float">
            <text:p>-53,0650852394104</text:p>
          </table:table-cell>
          <table:table-cell office:value-type="float" office:value="-53.0680629005432" calcext:value-type="float">
            <text:p>-53,0680629005432</text:p>
          </table:table-cell>
          <table:table-cell office:value-type="float" office:value="-53.0686301765442" calcext:value-type="float">
            <text:p>-53,0686301765442</text:p>
          </table:table-cell>
          <table:table-cell office:value-type="float" office:value="-53.0701709709168" calcext:value-type="float">
            <text:p>-53,0701709709168</text:p>
          </table:table-cell>
          <table:table-cell office:value-type="float" office:value="-53.0710572395325" calcext:value-type="float">
            <text:p>-53,0710572395325</text:p>
          </table:table-cell>
          <table:table-cell office:value-type="float" office:value="-53.0741361427307" calcext:value-type="float">
            <text:p>-53,0741361427307</text:p>
          </table:table-cell>
          <table:table-cell office:value-type="float" office:value="-53.0669335899353" calcext:value-type="float">
            <text:p>-53,0669335899353</text:p>
          </table:table-cell>
          <table:table-cell office:value-type="float" office:value="-53.069296585083" calcext:value-type="float">
            <text:p>-53,069296585083</text:p>
          </table:table-cell>
          <table:table-cell office:value-type="float" office:value="-53.0669834632874" calcext:value-type="float">
            <text:p>-53,0669834632874</text:p>
          </table:table-cell>
          <table:table-cell office:value-type="float" office:value="-53.0646190071106" calcext:value-type="float">
            <text:p>-53,0646190071106</text:p>
          </table:table-cell>
          <table:table-cell office:value-type="float" office:value="-53.0701276702881" calcext:value-type="float">
            <text:p>-53,0701276702881</text:p>
          </table:table-cell>
          <table:table-cell office:value-type="float" office:value="-53.0678246040344" calcext:value-type="float">
            <text:p>-53,0678246040344</text:p>
          </table:table-cell>
          <table:table-cell office:value-type="float" office:value="-53.0721492614746" calcext:value-type="float">
            <text:p>-53,0721492614746</text:p>
          </table:table-cell>
          <table:table-cell office:value-type="float" office:value="-53.070612197876" calcext:value-type="float">
            <text:p>-53,0706121978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53.0693889389038" calcext:value-type="float">
            <text:p>-53,0693889389038</text:p>
          </table:table-cell>
          <table:table-cell office:value-type="float" office:value="-53.0677778205872" calcext:value-type="float">
            <text:p>-53,0677778205872</text:p>
          </table:table-cell>
          <table:table-cell office:value-type="float" office:value="-53.0673135414124" calcext:value-type="float">
            <text:p>-53,0673135414124</text:p>
          </table:table-cell>
          <table:table-cell office:value-type="float" office:value="-53.0686733703613" calcext:value-type="float">
            <text:p>-53,0686733703613</text:p>
          </table:table-cell>
          <table:table-cell office:value-type="float" office:value="-53.0645878829956" calcext:value-type="float">
            <text:p>-53,0645878829956</text:p>
          </table:table-cell>
          <table:table-cell office:value-type="float" office:value="-53.0670071296692" calcext:value-type="float">
            <text:p>-53,0670071296692</text:p>
          </table:table-cell>
          <table:table-cell office:value-type="float" office:value="-53.0652278785706" calcext:value-type="float">
            <text:p>-53,0652278785706</text:p>
          </table:table-cell>
          <table:table-cell office:value-type="float" office:value="-53.063178527832" calcext:value-type="float">
            <text:p>-53,063178527832</text:p>
          </table:table-cell>
          <table:table-cell office:value-type="float" office:value="-53.0664945068359" calcext:value-type="float">
            <text:p>-53,0664945068359</text:p>
          </table:table-cell>
          <table:table-cell office:value-type="float" office:value="-53.0673724021912" calcext:value-type="float">
            <text:p>-53,0673724021912</text:p>
          </table:table-cell>
          <table:table-cell office:value-type="float" office:value="-53.0654921722412" calcext:value-type="float">
            <text:p>-53,0654921722412</text:p>
          </table:table-cell>
          <table:table-cell office:value-type="float" office:value="-53.0686052055359" calcext:value-type="float">
            <text:p>-53,0686052055359</text:p>
          </table:table-cell>
          <table:table-cell office:value-type="float" office:value="-53.0683657989502" calcext:value-type="float">
            <text:p>-53,0683657989502</text:p>
          </table:table-cell>
          <table:table-cell office:value-type="float" office:value="-53.0697861557007" calcext:value-type="float">
            <text:p>-53,0697861557007</text:p>
          </table:table-cell>
          <table:table-cell office:value-type="float" office:value="-53.0702516441345" calcext:value-type="float">
            <text:p>-53,0702516441345</text:p>
          </table:table-cell>
          <table:table-cell office:value-type="float" office:value="-53.0692907066345" calcext:value-type="float">
            <text:p>-53,0692907066345</text:p>
          </table:table-cell>
          <table:table-cell office:value-type="float" office:value="-53.0682912445068" calcext:value-type="float">
            <text:p>-53,0682912445068</text:p>
          </table:table-cell>
          <table:table-cell office:value-type="float" office:value="-53.0680659408569" calcext:value-type="float">
            <text:p>-53,0680659408569</text:p>
          </table:table-cell>
          <table:table-cell office:value-type="float" office:value="-53.0658735618591" calcext:value-type="float">
            <text:p>-53,0658735618591</text:p>
          </table:table-cell>
          <table:table-cell office:value-type="float" office:value="-53.0670812568665" calcext:value-type="float">
            <text:p>-53,06708125686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3.0659882774353" calcext:value-type="float">
            <text:p>-53,0659882774353</text:p>
          </table:table-cell>
          <table:table-cell office:value-type="float" office:value="-53.0668184280396" calcext:value-type="float">
            <text:p>-53,0668184280396</text:p>
          </table:table-cell>
          <table:table-cell office:value-type="float" office:value="-53.0674631500244" calcext:value-type="float">
            <text:p>-53,0674631500244</text:p>
          </table:table-cell>
          <table:table-cell office:value-type="float" office:value="-53.0646851463318" calcext:value-type="float">
            <text:p>-53,0646851463318</text:p>
          </table:table-cell>
          <table:table-cell office:value-type="float" office:value="-53.0725764579773" calcext:value-type="float">
            <text:p>-53,0725764579773</text:p>
          </table:table-cell>
          <table:table-cell office:value-type="float" office:value="-53.0703639335632" calcext:value-type="float">
            <text:p>-53,0703639335632</text:p>
          </table:table-cell>
          <table:table-cell office:value-type="float" office:value="-53.0666996192932" calcext:value-type="float">
            <text:p>-53,0666996192932</text:p>
          </table:table-cell>
          <table:table-cell office:value-type="float" office:value="-53.0653272323608" calcext:value-type="float">
            <text:p>-53,0653272323608</text:p>
          </table:table-cell>
          <table:table-cell office:value-type="float" office:value="-53.0665405044556" calcext:value-type="float">
            <text:p>-53,0665405044556</text:p>
          </table:table-cell>
          <table:table-cell office:value-type="float" office:value="-53.064878742218" calcext:value-type="float">
            <text:p>-53,064878742218</text:p>
          </table:table-cell>
          <table:table-cell office:value-type="float" office:value="-53.0643058280945" calcext:value-type="float">
            <text:p>-53,0643058280945</text:p>
          </table:table-cell>
          <table:table-cell office:value-type="float" office:value="-53.0642060432434" calcext:value-type="float">
            <text:p>-53,0642060432434</text:p>
          </table:table-cell>
          <table:table-cell office:value-type="float" office:value="-53.0670138816834" calcext:value-type="float">
            <text:p>-53,0670138816834</text:p>
          </table:table-cell>
          <table:table-cell office:value-type="float" office:value="-53.0654740486145" calcext:value-type="float">
            <text:p>-53,0654740486145</text:p>
          </table:table-cell>
          <table:table-cell office:value-type="float" office:value="-53.0677813301086" calcext:value-type="float">
            <text:p>-53,0677813301086</text:p>
          </table:table-cell>
          <table:table-cell office:value-type="float" office:value="-53.066543888092" calcext:value-type="float">
            <text:p>-53,066543888092</text:p>
          </table:table-cell>
          <table:table-cell office:value-type="float" office:value="-53.0668200874329" calcext:value-type="float">
            <text:p>-53,0668200874329</text:p>
          </table:table-cell>
          <table:table-cell office:value-type="float" office:value="-53.0665656547546" calcext:value-type="float">
            <text:p>-53,0665656547546</text:p>
          </table:table-cell>
          <table:table-cell office:value-type="float" office:value="-53.0690107002258" calcext:value-type="float">
            <text:p>-53,0690107002258</text:p>
          </table:table-cell>
          <table:table-cell office:value-type="float" office:value="-53.0692595939636" calcext:value-type="float">
            <text:p>-53,06925959396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53.0649856033325" calcext:value-type="float">
            <text:p>-53,0649856033325</text:p>
          </table:table-cell>
          <table:table-cell office:value-type="float" office:value="-53.0685884170532" calcext:value-type="float">
            <text:p>-53,0685884170532</text:p>
          </table:table-cell>
          <table:table-cell office:value-type="float" office:value="-53.0675861587524" calcext:value-type="float">
            <text:p>-53,0675861587524</text:p>
          </table:table-cell>
          <table:table-cell office:value-type="float" office:value="-53.0654365997315" calcext:value-type="float">
            <text:p>-53,0654365997315</text:p>
          </table:table-cell>
          <table:table-cell office:value-type="float" office:value="-53.0652423439026" calcext:value-type="float">
            <text:p>-53,0652423439026</text:p>
          </table:table-cell>
          <table:table-cell office:value-type="float" office:value="-53.0704029273987" calcext:value-type="float">
            <text:p>-53,0704029273987</text:p>
          </table:table-cell>
          <table:table-cell office:value-type="float" office:value="-53.0676058883667" calcext:value-type="float">
            <text:p>-53,0676058883667</text:p>
          </table:table-cell>
          <table:table-cell office:value-type="float" office:value="-53.0682490234375" calcext:value-type="float">
            <text:p>-53,0682490234375</text:p>
          </table:table-cell>
          <table:table-cell office:value-type="float" office:value="-53.067761516571" calcext:value-type="float">
            <text:p>-53,067761516571</text:p>
          </table:table-cell>
          <table:table-cell office:value-type="float" office:value="-53.0667943725586" calcext:value-type="float">
            <text:p>-53,0667943725586</text:p>
          </table:table-cell>
          <table:table-cell office:value-type="float" office:value="-53.0613202934265" calcext:value-type="float">
            <text:p>-53,0613202934265</text:p>
          </table:table-cell>
          <table:table-cell office:value-type="float" office:value="-53.0619903678894" calcext:value-type="float">
            <text:p>-53,0619903678894</text:p>
          </table:table-cell>
          <table:table-cell office:value-type="float" office:value="-53.058788848877" calcext:value-type="float">
            <text:p>-53,058788848877</text:p>
          </table:table-cell>
          <table:table-cell office:value-type="float" office:value="-53.0614439697266" calcext:value-type="float">
            <text:p>-53,0614439697266</text:p>
          </table:table-cell>
          <table:table-cell office:value-type="float" office:value="-53.0613200836182" calcext:value-type="float">
            <text:p>-53,0613200836182</text:p>
          </table:table-cell>
          <table:table-cell office:value-type="float" office:value="-53.0607843475342" calcext:value-type="float">
            <text:p>-53,0607843475342</text:p>
          </table:table-cell>
          <table:table-cell office:value-type="float" office:value="-53.0642411804199" calcext:value-type="float">
            <text:p>-53,0642411804199</text:p>
          </table:table-cell>
          <table:table-cell office:value-type="float" office:value="-53.0613403320313" calcext:value-type="float">
            <text:p>-53,0613403320313</text:p>
          </table:table-cell>
          <table:table-cell office:value-type="float" office:value="-53.0662716598511" calcext:value-type="float">
            <text:p>-53,0662716598511</text:p>
          </table:table-cell>
          <table:table-cell office:value-type="float" office:value="-53.0640345611572" calcext:value-type="float">
            <text:p>-53,06403456115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53.0668102912903" calcext:value-type="float">
            <text:p>-53,0668102912903</text:p>
          </table:table-cell>
          <table:table-cell office:value-type="float" office:value="-53.0696466293335" calcext:value-type="float">
            <text:p>-53,0696466293335</text:p>
          </table:table-cell>
          <table:table-cell office:value-type="float" office:value="-53.0678185501099" calcext:value-type="float">
            <text:p>-53,0678185501099</text:p>
          </table:table-cell>
          <table:table-cell office:value-type="float" office:value="-53.0679259643555" calcext:value-type="float">
            <text:p>-53,0679259643555</text:p>
          </table:table-cell>
          <table:table-cell office:value-type="float" office:value="-53.0705253219604" calcext:value-type="float">
            <text:p>-53,0705253219604</text:p>
          </table:table-cell>
          <table:table-cell office:value-type="float" office:value="-53.0712570724487" calcext:value-type="float">
            <text:p>-53,0712570724487</text:p>
          </table:table-cell>
          <table:table-cell office:value-type="float" office:value="-53.0661293487549" calcext:value-type="float">
            <text:p>-53,0661293487549</text:p>
          </table:table-cell>
          <table:table-cell office:value-type="float" office:value="-53.0652543907166" calcext:value-type="float">
            <text:p>-53,0652543907166</text:p>
          </table:table-cell>
          <table:table-cell office:value-type="float" office:value="-53.0679076309204" calcext:value-type="float">
            <text:p>-53,0679076309204</text:p>
          </table:table-cell>
          <table:table-cell office:value-type="float" office:value="-53.067547252655" calcext:value-type="float">
            <text:p>-53,067547252655</text:p>
          </table:table-cell>
          <table:table-cell office:value-type="float" office:value="-53.0700965003967" calcext:value-type="float">
            <text:p>-53,0700965003967</text:p>
          </table:table-cell>
          <table:table-cell office:value-type="float" office:value="-53.0704273872376" calcext:value-type="float">
            <text:p>-53,0704273872376</text:p>
          </table:table-cell>
          <table:table-cell office:value-type="float" office:value="-53.0643640556336" calcext:value-type="float">
            <text:p>-53,0643640556336</text:p>
          </table:table-cell>
          <table:table-cell office:value-type="float" office:value="-53.0653660774231" calcext:value-type="float">
            <text:p>-53,0653660774231</text:p>
          </table:table-cell>
          <table:table-cell office:value-type="float" office:value="-53.0654469337463" calcext:value-type="float">
            <text:p>-53,0654469337463</text:p>
          </table:table-cell>
          <table:table-cell office:value-type="float" office:value="-53.0661765785217" calcext:value-type="float">
            <text:p>-53,0661765785217</text:p>
          </table:table-cell>
          <table:table-cell office:value-type="float" office:value="-53.0730292930603" calcext:value-type="float">
            <text:p>-53,0730292930603</text:p>
          </table:table-cell>
          <table:table-cell office:value-type="float" office:value="-53.0700291900635" calcext:value-type="float">
            <text:p>-53,0700291900635</text:p>
          </table:table-cell>
          <table:table-cell office:value-type="float" office:value="-53.0722630004883" calcext:value-type="float">
            <text:p>-53,0722630004883</text:p>
          </table:table-cell>
          <table:table-cell office:value-type="float" office:value="-53.0704123802185" calcext:value-type="float">
            <text:p>-53,07041238021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3.076156211853" calcext:value-type="float">
            <text:p>-53,076156211853</text:p>
          </table:table-cell>
          <table:table-cell office:value-type="float" office:value="-53.0742481842041" calcext:value-type="float">
            <text:p>-53,0742481842041</text:p>
          </table:table-cell>
          <table:table-cell office:value-type="float" office:value="-53.0706160583496" calcext:value-type="float">
            <text:p>-53,0706160583496</text:p>
          </table:table-cell>
          <table:table-cell office:value-type="float" office:value="-53.0690662994385" calcext:value-type="float">
            <text:p>-53,0690662994385</text:p>
          </table:table-cell>
          <table:table-cell office:value-type="float" office:value="-53.0682237281799" calcext:value-type="float">
            <text:p>-53,0682237281799</text:p>
          </table:table-cell>
          <table:table-cell office:value-type="float" office:value="-53.0711658935547" calcext:value-type="float">
            <text:p>-53,0711658935547</text:p>
          </table:table-cell>
          <table:table-cell office:value-type="float" office:value="-53.0726493263245" calcext:value-type="float">
            <text:p>-53,0726493263245</text:p>
          </table:table-cell>
          <table:table-cell office:value-type="float" office:value="-53.0714121742249" calcext:value-type="float">
            <text:p>-53,0714121742249</text:p>
          </table:table-cell>
          <table:table-cell office:value-type="float" office:value="-53.0740993003845" calcext:value-type="float">
            <text:p>-53,0740993003845</text:p>
          </table:table-cell>
          <table:table-cell office:value-type="float" office:value="-53.0729065856934" calcext:value-type="float">
            <text:p>-53,0729065856934</text:p>
          </table:table-cell>
          <table:table-cell office:value-type="float" office:value="-53.0658556823731" calcext:value-type="float">
            <text:p>-53,0658556823731</text:p>
          </table:table-cell>
          <table:table-cell office:value-type="float" office:value="-53.0664689445496" calcext:value-type="float">
            <text:p>-53,0664689445496</text:p>
          </table:table-cell>
          <table:table-cell office:value-type="float" office:value="-53.0680652351379" calcext:value-type="float">
            <text:p>-53,0680652351379</text:p>
          </table:table-cell>
          <table:table-cell office:value-type="float" office:value="-53.069400882721" calcext:value-type="float">
            <text:p>-53,069400882721</text:p>
          </table:table-cell>
          <table:table-cell office:value-type="float" office:value="-53.0639743270874" calcext:value-type="float">
            <text:p>-53,0639743270874</text:p>
          </table:table-cell>
          <table:table-cell office:value-type="float" office:value="-53.0653666610718" calcext:value-type="float">
            <text:p>-53,0653666610718</text:p>
          </table:table-cell>
          <table:table-cell office:value-type="float" office:value="-53.0666321029663" calcext:value-type="float">
            <text:p>-53,0666321029663</text:p>
          </table:table-cell>
          <table:table-cell office:value-type="float" office:value="-53.0716063537598" calcext:value-type="float">
            <text:p>-53,0716063537598</text:p>
          </table:table-cell>
          <table:table-cell office:value-type="float" office:value="-53.0651790122986" calcext:value-type="float">
            <text:p>-53,0651790122986</text:p>
          </table:table-cell>
          <table:table-cell office:value-type="float" office:value="-53.0656414337158" calcext:value-type="float">
            <text:p>-53,065641433715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53.0672554016113" calcext:value-type="float">
            <text:p>-53,0672554016113</text:p>
          </table:table-cell>
          <table:table-cell office:value-type="float" office:value="-53.0651649475098" calcext:value-type="float">
            <text:p>-53,0651649475098</text:p>
          </table:table-cell>
          <table:table-cell office:value-type="float" office:value="-53.0636138801575" calcext:value-type="float">
            <text:p>-53,0636138801575</text:p>
          </table:table-cell>
          <table:table-cell office:value-type="float" office:value="-53.0628277664185" calcext:value-type="float">
            <text:p>-53,0628277664185</text:p>
          </table:table-cell>
          <table:table-cell office:value-type="float" office:value="-53.0662516365051" calcext:value-type="float">
            <text:p>-53,0662516365051</text:p>
          </table:table-cell>
          <table:table-cell office:value-type="float" office:value="-53.0684857940674" calcext:value-type="float">
            <text:p>-53,0684857940674</text:p>
          </table:table-cell>
          <table:table-cell office:value-type="float" office:value="-53.0700539588928" calcext:value-type="float">
            <text:p>-53,0700539588928</text:p>
          </table:table-cell>
          <table:table-cell office:value-type="float" office:value="-53.0716244239807" calcext:value-type="float">
            <text:p>-53,0716244239807</text:p>
          </table:table-cell>
          <table:table-cell office:value-type="float" office:value="-53.0668084640503" calcext:value-type="float">
            <text:p>-53,0668084640503</text:p>
          </table:table-cell>
          <table:table-cell office:value-type="float" office:value="-53.0661525039673" calcext:value-type="float">
            <text:p>-53,0661525039673</text:p>
          </table:table-cell>
          <table:table-cell office:value-type="float" office:value="-53.0699997558594" calcext:value-type="float">
            <text:p>-53,0699997558594</text:p>
          </table:table-cell>
          <table:table-cell office:value-type="float" office:value="-53.07035105896" calcext:value-type="float">
            <text:p>-53,07035105896</text:p>
          </table:table-cell>
          <table:table-cell office:value-type="float" office:value="-53.0755786933899" calcext:value-type="float">
            <text:p>-53,0755786933899</text:p>
          </table:table-cell>
          <table:table-cell office:value-type="float" office:value="-53.0771259803772" calcext:value-type="float">
            <text:p>-53,0771259803772</text:p>
          </table:table-cell>
          <table:table-cell office:value-type="float" office:value="-53.0657063674927" calcext:value-type="float">
            <text:p>-53,0657063674927</text:p>
          </table:table-cell>
          <table:table-cell office:value-type="float" office:value="-53.0658916664124" calcext:value-type="float">
            <text:p>-53,0658916664124</text:p>
          </table:table-cell>
          <table:table-cell office:value-type="float" office:value="-53.0720674285889" calcext:value-type="float">
            <text:p>-53,0720674285889</text:p>
          </table:table-cell>
          <table:table-cell office:value-type="float" office:value="-53.0676555023193" calcext:value-type="float">
            <text:p>-53,0676555023193</text:p>
          </table:table-cell>
          <table:table-cell office:value-type="float" office:value="-53.066989364624" calcext:value-type="float">
            <text:p>-53,066989364624</text:p>
          </table:table-cell>
          <table:table-cell office:value-type="float" office:value="-53.0654170608521" calcext:value-type="float">
            <text:p>-53,06541706085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3.071664981842" calcext:value-type="float">
            <text:p>-53,071664981842</text:p>
          </table:table-cell>
          <table:table-cell office:value-type="float" office:value="-53.074116519928" calcext:value-type="float">
            <text:p>-53,074116519928</text:p>
          </table:table-cell>
          <table:table-cell office:value-type="float" office:value="-53.0656318092346" calcext:value-type="float">
            <text:p>-53,0656318092346</text:p>
          </table:table-cell>
          <table:table-cell office:value-type="float" office:value="-53.0663240203857" calcext:value-type="float">
            <text:p>-53,0663240203857</text:p>
          </table:table-cell>
          <table:table-cell office:value-type="float" office:value="-53.0649968681336" calcext:value-type="float">
            <text:p>-53,0649968681336</text:p>
          </table:table-cell>
          <table:table-cell office:value-type="float" office:value="-53.0675217666626" calcext:value-type="float">
            <text:p>-53,0675217666626</text:p>
          </table:table-cell>
          <table:table-cell office:value-type="float" office:value="-53.0649844589233" calcext:value-type="float">
            <text:p>-53,0649844589233</text:p>
          </table:table-cell>
          <table:table-cell office:value-type="float" office:value="-53.0672294883728" calcext:value-type="float">
            <text:p>-53,0672294883728</text:p>
          </table:table-cell>
          <table:table-cell office:value-type="float" office:value="-53.0597036972046" calcext:value-type="float">
            <text:p>-53,0597036972046</text:p>
          </table:table-cell>
          <table:table-cell office:value-type="float" office:value="-53.0600696029663" calcext:value-type="float">
            <text:p>-53,0600696029663</text:p>
          </table:table-cell>
          <table:table-cell office:value-type="float" office:value="-53.0666527290344" calcext:value-type="float">
            <text:p>-53,0666527290344</text:p>
          </table:table-cell>
          <table:table-cell office:value-type="float" office:value="-53.065330657959" calcext:value-type="float">
            <text:p>-53,065330657959</text:p>
          </table:table-cell>
          <table:table-cell office:value-type="float" office:value="-53.0673091583252" calcext:value-type="float">
            <text:p>-53,0673091583252</text:p>
          </table:table-cell>
          <table:table-cell office:value-type="float" office:value="-53.0686032066345" calcext:value-type="float">
            <text:p>-53,0686032066345</text:p>
          </table:table-cell>
          <table:table-cell office:value-type="float" office:value="-53.0722277488709" calcext:value-type="float">
            <text:p>-53,0722277488709</text:p>
          </table:table-cell>
          <table:table-cell office:value-type="float" office:value="-53.0717324256897" calcext:value-type="float">
            <text:p>-53,0717324256897</text:p>
          </table:table-cell>
          <table:table-cell office:value-type="float" office:value="-53.0734683914185" calcext:value-type="float">
            <text:p>-53,0734683914185</text:p>
          </table:table-cell>
          <table:table-cell office:value-type="float" office:value="-53.0722203636169" calcext:value-type="float">
            <text:p>-53,0722203636169</text:p>
          </table:table-cell>
          <table:table-cell office:value-type="float" office:value="-53.0683426589966" calcext:value-type="float">
            <text:p>-53,0683426589966</text:p>
          </table:table-cell>
          <table:table-cell office:value-type="float" office:value="-53.0675035629272" calcext:value-type="float">
            <text:p>-53,067503562927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3.0720893135071" calcext:value-type="float">
            <text:p>-53,0720893135071</text:p>
          </table:table-cell>
          <table:table-cell office:value-type="float" office:value="-53.0694007911682" calcext:value-type="float">
            <text:p>-53,0694007911682</text:p>
          </table:table-cell>
          <table:table-cell office:value-type="float" office:value="-53.0657243881226" calcext:value-type="float">
            <text:p>-53,0657243881226</text:p>
          </table:table-cell>
          <table:table-cell office:value-type="float" office:value="-53.0669342727661" calcext:value-type="float">
            <text:p>-53,0669342727661</text:p>
          </table:table-cell>
          <table:table-cell office:value-type="float" office:value="-53.0655090713501" calcext:value-type="float">
            <text:p>-53,0655090713501</text:p>
          </table:table-cell>
          <table:table-cell office:value-type="float" office:value="-53.063000869751" calcext:value-type="float">
            <text:p>-53,063000869751</text:p>
          </table:table-cell>
          <table:table-cell office:value-type="float" office:value="-53.0698242835999" calcext:value-type="float">
            <text:p>-53,0698242835999</text:p>
          </table:table-cell>
          <table:table-cell office:value-type="float" office:value="-53.0701545181274" calcext:value-type="float">
            <text:p>-53,0701545181274</text:p>
          </table:table-cell>
          <table:table-cell office:value-type="float" office:value="-53.0715650482178" calcext:value-type="float">
            <text:p>-53,0715650482178</text:p>
          </table:table-cell>
          <table:table-cell office:value-type="float" office:value="-53.0733351287842" calcext:value-type="float">
            <text:p>-53,0733351287842</text:p>
          </table:table-cell>
          <table:table-cell office:value-type="float" office:value="-53.0655375366211" calcext:value-type="float">
            <text:p>-53,0655375366211</text:p>
          </table:table-cell>
          <table:table-cell office:value-type="float" office:value="-53.0655510368347" calcext:value-type="float">
            <text:p>-53,0655510368347</text:p>
          </table:table-cell>
          <table:table-cell office:value-type="float" office:value="-53.071660572052" calcext:value-type="float">
            <text:p>-53,071660572052</text:p>
          </table:table-cell>
          <table:table-cell office:value-type="float" office:value="-53.0725304946899" calcext:value-type="float">
            <text:p>-53,0725304946899</text:p>
          </table:table-cell>
          <table:table-cell office:value-type="float" office:value="-53.0650680236816" calcext:value-type="float">
            <text:p>-53,0650680236816</text:p>
          </table:table-cell>
          <table:table-cell office:value-type="float" office:value="-53.0669541854858" calcext:value-type="float">
            <text:p>-53,0669541854858</text:p>
          </table:table-cell>
          <table:table-cell office:value-type="float" office:value="-53.0713661079407" calcext:value-type="float">
            <text:p>-53,0713661079407</text:p>
          </table:table-cell>
          <table:table-cell office:value-type="float" office:value="-53.0688192596436" calcext:value-type="float">
            <text:p>-53,0688192596436</text:p>
          </table:table-cell>
          <table:table-cell office:value-type="float" office:value="-53.0671189002991" calcext:value-type="float">
            <text:p>-53,0671189002991</text:p>
          </table:table-cell>
          <table:table-cell office:value-type="float" office:value="-53.0665286750794" calcext:value-type="float">
            <text:p>-53,066528675079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3.0658836784363" calcext:value-type="float">
            <text:p>-53,0658836784363</text:p>
          </table:table-cell>
          <table:table-cell office:value-type="float" office:value="-53.0644527015686" calcext:value-type="float">
            <text:p>-53,0644527015686</text:p>
          </table:table-cell>
          <table:table-cell office:value-type="float" office:value="-53.0670791740418" calcext:value-type="float">
            <text:p>-53,0670791740418</text:p>
          </table:table-cell>
          <table:table-cell office:value-type="float" office:value="-53.0669175758362" calcext:value-type="float">
            <text:p>-53,0669175758362</text:p>
          </table:table-cell>
          <table:table-cell office:value-type="float" office:value="-53.0686959419251" calcext:value-type="float">
            <text:p>-53,0686959419251</text:p>
          </table:table-cell>
          <table:table-cell office:value-type="float" office:value="-53.068765460968" calcext:value-type="float">
            <text:p>-53,068765460968</text:p>
          </table:table-cell>
          <table:table-cell office:value-type="float" office:value="-53.0707757606506" calcext:value-type="float">
            <text:p>-53,0707757606506</text:p>
          </table:table-cell>
          <table:table-cell office:value-type="float" office:value="-53.0708876609802" calcext:value-type="float">
            <text:p>-53,0708876609802</text:p>
          </table:table-cell>
          <table:table-cell office:value-type="float" office:value="-53.0665813140869" calcext:value-type="float">
            <text:p>-53,0665813140869</text:p>
          </table:table-cell>
          <table:table-cell office:value-type="float" office:value="-53.0676229743958" calcext:value-type="float">
            <text:p>-53,0676229743958</text:p>
          </table:table-cell>
          <table:table-cell office:value-type="float" office:value="-53.0731734886169" calcext:value-type="float">
            <text:p>-53,0731734886169</text:p>
          </table:table-cell>
          <table:table-cell office:value-type="float" office:value="-53.0735193138123" calcext:value-type="float">
            <text:p>-53,0735193138123</text:p>
          </table:table-cell>
          <table:table-cell office:value-type="float" office:value="-53.0702051200867" calcext:value-type="float">
            <text:p>-53,0702051200867</text:p>
          </table:table-cell>
          <table:table-cell office:value-type="float" office:value="-53.072096206665" calcext:value-type="float">
            <text:p>-53,072096206665</text:p>
          </table:table-cell>
          <table:table-cell office:value-type="float" office:value="-53.0707052612305" calcext:value-type="float">
            <text:p>-53,0707052612305</text:p>
          </table:table-cell>
          <table:table-cell office:value-type="float" office:value="-53.0702129821777" calcext:value-type="float">
            <text:p>-53,0702129821777</text:p>
          </table:table-cell>
          <table:table-cell office:value-type="float" office:value="-53.070928653717" calcext:value-type="float">
            <text:p>-53,070928653717</text:p>
          </table:table-cell>
          <table:table-cell office:value-type="float" office:value="-53.0682752532959" calcext:value-type="float">
            <text:p>-53,0682752532959</text:p>
          </table:table-cell>
          <table:table-cell office:value-type="float" office:value="-53.0697722702026" calcext:value-type="float">
            <text:p>-53,0697722702026</text:p>
          </table:table-cell>
          <table:table-cell office:value-type="float" office:value="-53.0695381317139" calcext:value-type="float">
            <text:p>-53,069538131713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3.0681898498535" calcext:value-type="float">
            <text:p>-53,0681898498535</text:p>
          </table:table-cell>
          <table:table-cell office:value-type="float" office:value="-53.0700067253113" calcext:value-type="float">
            <text:p>-53,0700067253113</text:p>
          </table:table-cell>
          <table:table-cell office:value-type="float" office:value="-53.0709204826355" calcext:value-type="float">
            <text:p>-53,0709204826355</text:p>
          </table:table-cell>
          <table:table-cell office:value-type="float" office:value="-53.0688944854736" calcext:value-type="float">
            <text:p>-53,0688944854736</text:p>
          </table:table-cell>
          <table:table-cell office:value-type="float" office:value="-53.0599080886841" calcext:value-type="float">
            <text:p>-53,0599080886841</text:p>
          </table:table-cell>
          <table:table-cell office:value-type="float" office:value="-53.0591244773865" calcext:value-type="float">
            <text:p>-53,0591244773865</text:p>
          </table:table-cell>
          <table:table-cell office:value-type="float" office:value="-53.0676579208374" calcext:value-type="float">
            <text:p>-53,0676579208374</text:p>
          </table:table-cell>
          <table:table-cell office:value-type="float" office:value="-53.0687630615234" calcext:value-type="float">
            <text:p>-53,0687630615234</text:p>
          </table:table-cell>
          <table:table-cell office:value-type="float" office:value="-53.0658641700745" calcext:value-type="float">
            <text:p>-53,0658641700745</text:p>
          </table:table-cell>
          <table:table-cell office:value-type="float" office:value="-53.0671090698242" calcext:value-type="float">
            <text:p>-53,0671090698242</text:p>
          </table:table-cell>
          <table:table-cell office:value-type="float" office:value="-53.0658848609924" calcext:value-type="float">
            <text:p>-53,0658848609924</text:p>
          </table:table-cell>
          <table:table-cell office:value-type="float" office:value="-53.0667518730164" calcext:value-type="float">
            <text:p>-53,0667518730164</text:p>
          </table:table-cell>
          <table:table-cell office:value-type="float" office:value="-53.0647644195557" calcext:value-type="float">
            <text:p>-53,0647644195557</text:p>
          </table:table-cell>
          <table:table-cell office:value-type="float" office:value="-53.0662415542603" calcext:value-type="float">
            <text:p>-53,0662415542603</text:p>
          </table:table-cell>
          <table:table-cell office:value-type="float" office:value="-53.0649656600952" calcext:value-type="float">
            <text:p>-53,0649656600952</text:p>
          </table:table-cell>
          <table:table-cell office:value-type="float" office:value="-53.0654944419861" calcext:value-type="float">
            <text:p>-53,0654944419861</text:p>
          </table:table-cell>
          <table:table-cell office:value-type="float" office:value="-53.0641846618652" calcext:value-type="float">
            <text:p>-53,0641846618652</text:p>
          </table:table-cell>
          <table:table-cell office:value-type="float" office:value="-53.0630792503357" calcext:value-type="float">
            <text:p>-53,0630792503357</text:p>
          </table:table-cell>
          <table:table-cell office:value-type="float" office:value="-53.0624311637878" calcext:value-type="float">
            <text:p>-53,0624311637878</text:p>
          </table:table-cell>
          <table:table-cell office:value-type="float" office:value="-53.0600220947266" calcext:value-type="float">
            <text:p>-53,060022094726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3.0638716506958" calcext:value-type="float">
            <text:p>-53,0638716506958</text:p>
          </table:table-cell>
          <table:table-cell office:value-type="float" office:value="-53.066597240448" calcext:value-type="float">
            <text:p>-53,066597240448</text:p>
          </table:table-cell>
          <table:table-cell office:value-type="float" office:value="-53.0701208000183" calcext:value-type="float">
            <text:p>-53,0701208000183</text:p>
          </table:table-cell>
          <table:table-cell office:value-type="float" office:value="-53.066661781311" calcext:value-type="float">
            <text:p>-53,066661781311</text:p>
          </table:table-cell>
          <table:table-cell office:value-type="float" office:value="-53.0666203918457" calcext:value-type="float">
            <text:p>-53,0666203918457</text:p>
          </table:table-cell>
          <table:table-cell office:value-type="float" office:value="-53.068161315918" calcext:value-type="float">
            <text:p>-53,068161315918</text:p>
          </table:table-cell>
          <table:table-cell office:value-type="float" office:value="-53.0640251960754" calcext:value-type="float">
            <text:p>-53,0640251960754</text:p>
          </table:table-cell>
          <table:table-cell office:value-type="float" office:value="-53.066906703949" calcext:value-type="float">
            <text:p>-53,066906703949</text:p>
          </table:table-cell>
          <table:table-cell office:value-type="float" office:value="-53.0657810974121" calcext:value-type="float">
            <text:p>-53,0657810974121</text:p>
          </table:table-cell>
          <table:table-cell office:value-type="float" office:value="-53.0663919296265" calcext:value-type="float">
            <text:p>-53,0663919296265</text:p>
          </table:table-cell>
          <table:table-cell office:value-type="float" office:value="-53.0666451339722" calcext:value-type="float">
            <text:p>-53,0666451339722</text:p>
          </table:table-cell>
          <table:table-cell office:value-type="float" office:value="-53.0674132804871" calcext:value-type="float">
            <text:p>-53,0674132804871</text:p>
          </table:table-cell>
          <table:table-cell office:value-type="float" office:value="-53.0619050445557" calcext:value-type="float">
            <text:p>-53,0619050445557</text:p>
          </table:table-cell>
          <table:table-cell office:value-type="float" office:value="-53.063328250885" calcext:value-type="float">
            <text:p>-53,063328250885</text:p>
          </table:table-cell>
          <table:table-cell office:value-type="float" office:value="-53.0630626106262" calcext:value-type="float">
            <text:p>-53,0630626106262</text:p>
          </table:table-cell>
          <table:table-cell office:value-type="float" office:value="-53.0634077377319" calcext:value-type="float">
            <text:p>-53,0634077377319</text:p>
          </table:table-cell>
          <table:table-cell office:value-type="float" office:value="-53.0643322067261" calcext:value-type="float">
            <text:p>-53,0643322067261</text:p>
          </table:table-cell>
          <table:table-cell office:value-type="float" office:value="-53.0650583267212" calcext:value-type="float">
            <text:p>-53,0650583267212</text:p>
          </table:table-cell>
          <table:table-cell office:value-type="float" office:value="-53.0640942726135" calcext:value-type="float">
            <text:p>-53,0640942726135</text:p>
          </table:table-cell>
          <table:table-cell office:value-type="float" office:value="-53.0617011833191" calcext:value-type="float">
            <text:p>-53,061701183319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3.0635629081726" calcext:value-type="float">
            <text:p>-53,0635629081726</text:p>
          </table:table-cell>
          <table:table-cell office:value-type="float" office:value="-53.061540473938" calcext:value-type="float">
            <text:p>-53,061540473938</text:p>
          </table:table-cell>
          <table:table-cell office:value-type="float" office:value="-53.0614261169434" calcext:value-type="float">
            <text:p>-53,0614261169434</text:p>
          </table:table-cell>
          <table:table-cell office:value-type="float" office:value="-53.0659333267212" calcext:value-type="float">
            <text:p>-53,0659333267212</text:p>
          </table:table-cell>
          <table:table-cell office:value-type="float" office:value="-53.0647356109619" calcext:value-type="float">
            <text:p>-53,0647356109619</text:p>
          </table:table-cell>
          <table:table-cell office:value-type="float" office:value="-53.0660240020752" calcext:value-type="float">
            <text:p>-53,0660240020752</text:p>
          </table:table-cell>
          <table:table-cell office:value-type="float" office:value="-53.0677323150635" calcext:value-type="float">
            <text:p>-53,0677323150635</text:p>
          </table:table-cell>
          <table:table-cell office:value-type="float" office:value="-53.0654559135437" calcext:value-type="float">
            <text:p>-53,0654559135437</text:p>
          </table:table-cell>
          <table:table-cell office:value-type="float" office:value="-53.068420829773" calcext:value-type="float">
            <text:p>-53,068420829773</text:p>
          </table:table-cell>
          <table:table-cell office:value-type="float" office:value="-53.0685810852051" calcext:value-type="float">
            <text:p>-53,0685810852051</text:p>
          </table:table-cell>
          <table:table-cell office:value-type="float" office:value="-53.0640500984192" calcext:value-type="float">
            <text:p>-53,0640500984192</text:p>
          </table:table-cell>
          <table:table-cell office:value-type="float" office:value="-53.0643086509705" calcext:value-type="float">
            <text:p>-53,0643086509705</text:p>
          </table:table-cell>
          <table:table-cell office:value-type="float" office:value="-53.0624763641357" calcext:value-type="float">
            <text:p>-53,0624763641357</text:p>
          </table:table-cell>
          <table:table-cell office:value-type="float" office:value="-53.0620917778015" calcext:value-type="float">
            <text:p>-53,0620917778015</text:p>
          </table:table-cell>
          <table:table-cell office:value-type="float" office:value="-53.0648819351196" calcext:value-type="float">
            <text:p>-53,0648819351196</text:p>
          </table:table-cell>
          <table:table-cell office:value-type="float" office:value="-53.064505279541" calcext:value-type="float">
            <text:p>-53,064505279541</text:p>
          </table:table-cell>
          <table:table-cell office:value-type="float" office:value="-53.0650455207825" calcext:value-type="float">
            <text:p>-53,0650455207825</text:p>
          </table:table-cell>
          <table:table-cell office:value-type="float" office:value="-53.064090461731" calcext:value-type="float">
            <text:p>-53,064090461731</text:p>
          </table:table-cell>
          <table:table-cell office:value-type="float" office:value="-53.0635974998474" calcext:value-type="float">
            <text:p>-53,0635974998474</text:p>
          </table:table-cell>
          <table:table-cell office:value-type="float" office:value="-53.0623780899048" calcext:value-type="float">
            <text:p>-53,062378089904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3.0691268501282" calcext:value-type="float">
            <text:p>-53,0691268501282</text:p>
          </table:table-cell>
          <table:table-cell office:value-type="float" office:value="-53.0670828933716" calcext:value-type="float">
            <text:p>-53,0670828933716</text:p>
          </table:table-cell>
          <table:table-cell office:value-type="float" office:value="-53.0662600860596" calcext:value-type="float">
            <text:p>-53,0662600860596</text:p>
          </table:table-cell>
          <table:table-cell office:value-type="float" office:value="-53.0657877159119" calcext:value-type="float">
            <text:p>-53,0657877159119</text:p>
          </table:table-cell>
          <table:table-cell office:value-type="float" office:value="-53.0639472236633" calcext:value-type="float">
            <text:p>-53,0639472236633</text:p>
          </table:table-cell>
          <table:table-cell office:value-type="float" office:value="-53.0647069168091" calcext:value-type="float">
            <text:p>-53,0647069168091</text:p>
          </table:table-cell>
          <table:table-cell office:value-type="float" office:value="-53.0645722351074" calcext:value-type="float">
            <text:p>-53,0645722351074</text:p>
          </table:table-cell>
          <table:table-cell office:value-type="float" office:value="-53.0646667861939" calcext:value-type="float">
            <text:p>-53,0646667861939</text:p>
          </table:table-cell>
          <table:table-cell office:value-type="float" office:value="-53.0650479812622" calcext:value-type="float">
            <text:p>-53,0650479812622</text:p>
          </table:table-cell>
          <table:table-cell office:value-type="float" office:value="-53.0653863105774" calcext:value-type="float">
            <text:p>-53,0653863105774</text:p>
          </table:table-cell>
          <table:table-cell office:value-type="float" office:value="-53.0644296569824" calcext:value-type="float">
            <text:p>-53,0644296569824</text:p>
          </table:table-cell>
          <table:table-cell office:value-type="float" office:value="-53.0645281829834" calcext:value-type="float">
            <text:p>-53,0645281829834</text:p>
          </table:table-cell>
          <table:table-cell office:value-type="float" office:value="-53.0648313674927" calcext:value-type="float">
            <text:p>-53,0648313674927</text:p>
          </table:table-cell>
          <table:table-cell office:value-type="float" office:value="-53.0652645111084" calcext:value-type="float">
            <text:p>-53,0652645111084</text:p>
          </table:table-cell>
          <table:table-cell office:value-type="float" office:value="-53.0621765289307" calcext:value-type="float">
            <text:p>-53,0621765289307</text:p>
          </table:table-cell>
          <table:table-cell office:value-type="float" office:value="-53.0630274009705" calcext:value-type="float">
            <text:p>-53,0630274009705</text:p>
          </table:table-cell>
          <table:table-cell office:value-type="float" office:value="-53.0659790115356" calcext:value-type="float">
            <text:p>-53,0659790115356</text:p>
          </table:table-cell>
          <table:table-cell office:value-type="float" office:value="-53.0658620109558" calcext:value-type="float">
            <text:p>-53,0658620109558</text:p>
          </table:table-cell>
          <table:table-cell office:value-type="float" office:value="-53.0650467643738" calcext:value-type="float">
            <text:p>-53,0650467643738</text:p>
          </table:table-cell>
          <table:table-cell office:value-type="float" office:value="-53.0629925308228" calcext:value-type="float">
            <text:p>-53,062992530822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3.0672963790894" calcext:value-type="float">
            <text:p>-53,0672963790894</text:p>
          </table:table-cell>
          <table:table-cell office:value-type="float" office:value="-53.0685417747498" calcext:value-type="float">
            <text:p>-53,0685417747498</text:p>
          </table:table-cell>
          <table:table-cell office:value-type="float" office:value="-53.0631406288147" calcext:value-type="float">
            <text:p>-53,0631406288147</text:p>
          </table:table-cell>
          <table:table-cell office:value-type="float" office:value="-53.062936794281" calcext:value-type="float">
            <text:p>-53,062936794281</text:p>
          </table:table-cell>
          <table:table-cell office:value-type="float" office:value="-53.0602560997009" calcext:value-type="float">
            <text:p>-53,0602560997009</text:p>
          </table:table-cell>
          <table:table-cell office:value-type="float" office:value="-53.0590169830322" calcext:value-type="float">
            <text:p>-53,0590169830322</text:p>
          </table:table-cell>
          <table:table-cell office:value-type="float" office:value="-53.0628251686096" calcext:value-type="float">
            <text:p>-53,0628251686096</text:p>
          </table:table-cell>
          <table:table-cell office:value-type="float" office:value="-53.0632697563171" calcext:value-type="float">
            <text:p>-53,0632697563171</text:p>
          </table:table-cell>
          <table:table-cell office:value-type="float" office:value="-53.0654530830383" calcext:value-type="float">
            <text:p>-53,0654530830383</text:p>
          </table:table-cell>
          <table:table-cell office:value-type="float" office:value="-53.0670935211182" calcext:value-type="float">
            <text:p>-53,0670935211182</text:p>
          </table:table-cell>
          <table:table-cell office:value-type="float" office:value="-53.0621943397522" calcext:value-type="float">
            <text:p>-53,0621943397522</text:p>
          </table:table-cell>
          <table:table-cell office:value-type="float" office:value="-53.0644141693115" calcext:value-type="float">
            <text:p>-53,0644141693115</text:p>
          </table:table-cell>
          <table:table-cell office:value-type="float" office:value="-53.0680390892029" calcext:value-type="float">
            <text:p>-53,0680390892029</text:p>
          </table:table-cell>
          <table:table-cell office:value-type="float" office:value="-53.0691551742554" calcext:value-type="float">
            <text:p>-53,0691551742554</text:p>
          </table:table-cell>
          <table:table-cell office:value-type="float" office:value="-53.0656971588135" calcext:value-type="float">
            <text:p>-53,0656971588135</text:p>
          </table:table-cell>
          <table:table-cell office:value-type="float" office:value="-53.0663152732849" calcext:value-type="float">
            <text:p>-53,0663152732849</text:p>
          </table:table-cell>
          <table:table-cell office:value-type="float" office:value="-53.0626157608032" calcext:value-type="float">
            <text:p>-53,0626157608032</text:p>
          </table:table-cell>
          <table:table-cell office:value-type="float" office:value="-53.061384853363" calcext:value-type="float">
            <text:p>-53,061384853363</text:p>
          </table:table-cell>
          <table:table-cell office:value-type="float" office:value="-53.0618857803345" calcext:value-type="float">
            <text:p>-53,0618857803345</text:p>
          </table:table-cell>
          <table:table-cell office:value-type="float" office:value="-53.0615131378174" calcext:value-type="float">
            <text:p>-53,061513137817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3.0660267868042" calcext:value-type="float">
            <text:p>-53,0660267868042</text:p>
          </table:table-cell>
          <table:table-cell office:value-type="float" office:value="-53.0596274833679" calcext:value-type="float">
            <text:p>-53,0596274833679</text:p>
          </table:table-cell>
          <table:table-cell office:value-type="float" office:value="-53.0639513397217" calcext:value-type="float">
            <text:p>-53,0639513397217</text:p>
          </table:table-cell>
          <table:table-cell office:value-type="float" office:value="-53.0620607757568" calcext:value-type="float">
            <text:p>-53,0620607757568</text:p>
          </table:table-cell>
          <table:table-cell office:value-type="float" office:value="-53.0677743682861" calcext:value-type="float">
            <text:p>-53,0677743682861</text:p>
          </table:table-cell>
          <table:table-cell office:value-type="float" office:value="-53.066383895874" calcext:value-type="float">
            <text:p>-53,066383895874</text:p>
          </table:table-cell>
          <table:table-cell office:value-type="float" office:value="-53.0639784927368" calcext:value-type="float">
            <text:p>-53,0639784927368</text:p>
          </table:table-cell>
          <table:table-cell office:value-type="float" office:value="-53.0616236801148" calcext:value-type="float">
            <text:p>-53,0616236801148</text:p>
          </table:table-cell>
          <table:table-cell office:value-type="float" office:value="-53.0615428085327" calcext:value-type="float">
            <text:p>-53,0615428085327</text:p>
          </table:table-cell>
          <table:table-cell office:value-type="float" office:value="-53.063600025177" calcext:value-type="float">
            <text:p>-53,063600025177</text:p>
          </table:table-cell>
          <table:table-cell office:value-type="float" office:value="-53.063322227478" calcext:value-type="float">
            <text:p>-53,063322227478</text:p>
          </table:table-cell>
          <table:table-cell office:value-type="float" office:value="-53.063045009613" calcext:value-type="float">
            <text:p>-53,063045009613</text:p>
          </table:table-cell>
          <table:table-cell office:value-type="float" office:value="-53.0637589836121" calcext:value-type="float">
            <text:p>-53,0637589836121</text:p>
          </table:table-cell>
          <table:table-cell office:value-type="float" office:value="-53.06344115448" calcext:value-type="float">
            <text:p>-53,06344115448</text:p>
          </table:table-cell>
          <table:table-cell office:value-type="float" office:value="-53.0608493614197" calcext:value-type="float">
            <text:p>-53,0608493614197</text:p>
          </table:table-cell>
          <table:table-cell office:value-type="float" office:value="-53.0612435951233" calcext:value-type="float">
            <text:p>-53,0612435951233</text:p>
          </table:table-cell>
          <table:table-cell office:value-type="float" office:value="-53.0622199287415" calcext:value-type="float">
            <text:p>-53,0622199287415</text:p>
          </table:table-cell>
          <table:table-cell office:value-type="float" office:value="-53.0622060546875" calcext:value-type="float">
            <text:p>-53,0622060546875</text:p>
          </table:table-cell>
          <table:table-cell office:value-type="float" office:value="-53.0607679252625" calcext:value-type="float">
            <text:p>-53,0607679252625</text:p>
          </table:table-cell>
          <table:table-cell office:value-type="float" office:value="-53.0570420379639" calcext:value-type="float">
            <text:p>-53,057042037963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3.0597855224609" calcext:value-type="float">
            <text:p>-53,0597855224609</text:p>
          </table:table-cell>
          <table:table-cell office:value-type="float" office:value="-53.0654906387329" calcext:value-type="float">
            <text:p>-53,0654906387329</text:p>
          </table:table-cell>
          <table:table-cell office:value-type="float" office:value="-53.0639554328918" calcext:value-type="float">
            <text:p>-53,0639554328918</text:p>
          </table:table-cell>
          <table:table-cell office:value-type="float" office:value="-53.0597780723572" calcext:value-type="float">
            <text:p>-53,0597780723572</text:p>
          </table:table-cell>
          <table:table-cell office:value-type="float" office:value="-53.0658661117554" calcext:value-type="float">
            <text:p>-53,0658661117554</text:p>
          </table:table-cell>
          <table:table-cell office:value-type="float" office:value="-53.0688891639709" calcext:value-type="float">
            <text:p>-53,0688891639709</text:p>
          </table:table-cell>
          <table:table-cell office:value-type="float" office:value="-53.0611971931458" calcext:value-type="float">
            <text:p>-53,0611971931458</text:p>
          </table:table-cell>
          <table:table-cell office:value-type="float" office:value="-53.0641648635864" calcext:value-type="float">
            <text:p>-53,0641648635864</text:p>
          </table:table-cell>
          <table:table-cell office:value-type="float" office:value="-53.0661567687988" calcext:value-type="float">
            <text:p>-53,0661567687988</text:p>
          </table:table-cell>
          <table:table-cell office:value-type="float" office:value="-53.0670638809204" calcext:value-type="float">
            <text:p>-53,0670638809204</text:p>
          </table:table-cell>
          <table:table-cell office:value-type="float" office:value="-53.0634264717102" calcext:value-type="float">
            <text:p>-53,0634264717102</text:p>
          </table:table-cell>
          <table:table-cell office:value-type="float" office:value="-53.0644195632935" calcext:value-type="float">
            <text:p>-53,0644195632935</text:p>
          </table:table-cell>
          <table:table-cell office:value-type="float" office:value="-53.0659243164063" calcext:value-type="float">
            <text:p>-53,0659243164063</text:p>
          </table:table-cell>
          <table:table-cell office:value-type="float" office:value="-53.0677156448364" calcext:value-type="float">
            <text:p>-53,0677156448364</text:p>
          </table:table-cell>
          <table:table-cell office:value-type="float" office:value="-53.0665105438232" calcext:value-type="float">
            <text:p>-53,0665105438232</text:p>
          </table:table-cell>
          <table:table-cell office:value-type="float" office:value="-53.0660526390076" calcext:value-type="float">
            <text:p>-53,0660526390076</text:p>
          </table:table-cell>
          <table:table-cell office:value-type="float" office:value="-53.0650798377991" calcext:value-type="float">
            <text:p>-53,0650798377991</text:p>
          </table:table-cell>
          <table:table-cell office:value-type="float" office:value="-53.0625516777039" calcext:value-type="float">
            <text:p>-53,0625516777039</text:p>
          </table:table-cell>
          <table:table-cell office:value-type="float" office:value="-53.0627478370667" calcext:value-type="float">
            <text:p>-53,0627478370667</text:p>
          </table:table-cell>
          <table:table-cell office:value-type="float" office:value="-53.0630098991394" calcext:value-type="float">
            <text:p>-53,063009899139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3.0637307662964" calcext:value-type="float">
            <text:p>-53,0637307662964</text:p>
          </table:table-cell>
          <table:table-cell office:value-type="float" office:value="-53.0644147949219" calcext:value-type="float">
            <text:p>-53,0644147949219</text:p>
          </table:table-cell>
          <table:table-cell office:value-type="float" office:value="-53.0628903808594" calcext:value-type="float">
            <text:p>-53,0628903808594</text:p>
          </table:table-cell>
          <table:table-cell office:value-type="float" office:value="-53.0642486152649" calcext:value-type="float">
            <text:p>-53,0642486152649</text:p>
          </table:table-cell>
          <table:table-cell office:value-type="float" office:value="-53.0627094268799" calcext:value-type="float">
            <text:p>-53,0627094268799</text:p>
          </table:table-cell>
          <table:table-cell office:value-type="float" office:value="-53.0631129951477" calcext:value-type="float">
            <text:p>-53,0631129951477</text:p>
          </table:table-cell>
          <table:table-cell office:value-type="float" office:value="-53.0664136581421" calcext:value-type="float">
            <text:p>-53,0664136581421</text:p>
          </table:table-cell>
          <table:table-cell office:value-type="float" office:value="-53.0659381484985" calcext:value-type="float">
            <text:p>-53,0659381484985</text:p>
          </table:table-cell>
          <table:table-cell office:value-type="float" office:value="-53.0633660812378" calcext:value-type="float">
            <text:p>-53,0633660812378</text:p>
          </table:table-cell>
          <table:table-cell office:value-type="float" office:value="-53.0653091926575" calcext:value-type="float">
            <text:p>-53,0653091926575</text:p>
          </table:table-cell>
          <table:table-cell office:value-type="float" office:value="-53.0636236610413" calcext:value-type="float">
            <text:p>-53,0636236610413</text:p>
          </table:table-cell>
          <table:table-cell office:value-type="float" office:value="-53.0632491798401" calcext:value-type="float">
            <text:p>-53,0632491798401</text:p>
          </table:table-cell>
          <table:table-cell office:value-type="float" office:value="-53.0695551376343" calcext:value-type="float">
            <text:p>-53,0695551376343</text:p>
          </table:table-cell>
          <table:table-cell office:value-type="float" office:value="-53.0683146247864" calcext:value-type="float">
            <text:p>-53,0683146247864</text:p>
          </table:table-cell>
          <table:table-cell office:value-type="float" office:value="-53.0659551429749" calcext:value-type="float">
            <text:p>-53,0659551429749</text:p>
          </table:table-cell>
          <table:table-cell office:value-type="float" office:value="-53.0662286300659" calcext:value-type="float">
            <text:p>-53,0662286300659</text:p>
          </table:table-cell>
          <table:table-cell office:value-type="float" office:value="-53.0555218467712" calcext:value-type="float">
            <text:p>-53,0555218467712</text:p>
          </table:table-cell>
          <table:table-cell office:value-type="float" office:value="-53.0549838676453" calcext:value-type="float">
            <text:p>-53,0549838676453</text:p>
          </table:table-cell>
          <table:table-cell office:value-type="float" office:value="-53.0642099838257" calcext:value-type="float">
            <text:p>-53,0642099838257</text:p>
          </table:table-cell>
          <table:table-cell office:value-type="float" office:value="-53.0606053085327" calcext:value-type="float">
            <text:p>-53,06060530853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3.0630264129639" calcext:value-type="float">
            <text:p>-53,0630264129639</text:p>
          </table:table-cell>
          <table:table-cell office:value-type="float" office:value="-53.0604306221008" calcext:value-type="float">
            <text:p>-53,0604306221008</text:p>
          </table:table-cell>
          <table:table-cell office:value-type="float" office:value="-53.0666248321533" calcext:value-type="float">
            <text:p>-53,0666248321533</text:p>
          </table:table-cell>
          <table:table-cell office:value-type="float" office:value="-53.0644575424194" calcext:value-type="float">
            <text:p>-53,0644575424194</text:p>
          </table:table-cell>
          <table:table-cell office:value-type="float" office:value="-53.0669438781738" calcext:value-type="float">
            <text:p>-53,0669438781738</text:p>
          </table:table-cell>
          <table:table-cell office:value-type="float" office:value="-53.0649402770996" calcext:value-type="float">
            <text:p>-53,0649402770996</text:p>
          </table:table-cell>
          <table:table-cell office:value-type="float" office:value="-53.0614917602539" calcext:value-type="float">
            <text:p>-53,0614917602539</text:p>
          </table:table-cell>
          <table:table-cell office:value-type="float" office:value="-53.0620880355835" calcext:value-type="float">
            <text:p>-53,0620880355835</text:p>
          </table:table-cell>
          <table:table-cell office:value-type="float" office:value="-53.0597059020996" calcext:value-type="float">
            <text:p>-53,0597059020996</text:p>
          </table:table-cell>
          <table:table-cell office:value-type="float" office:value="-53.0605988082886" calcext:value-type="float">
            <text:p>-53,0605988082886</text:p>
          </table:table-cell>
          <table:table-cell office:value-type="float" office:value="-53.0640704612732" calcext:value-type="float">
            <text:p>-53,0640704612732</text:p>
          </table:table-cell>
          <table:table-cell office:value-type="float" office:value="-53.0640313835144" calcext:value-type="float">
            <text:p>-53,0640313835144</text:p>
          </table:table-cell>
          <table:table-cell office:value-type="float" office:value="-53.0606614303589" calcext:value-type="float">
            <text:p>-53,0606614303589</text:p>
          </table:table-cell>
          <table:table-cell office:value-type="float" office:value="-53.060759059906" calcext:value-type="float">
            <text:p>-53,060759059906</text:p>
          </table:table-cell>
          <table:table-cell office:value-type="float" office:value="-53.0628882713318" calcext:value-type="float">
            <text:p>-53,0628882713318</text:p>
          </table:table-cell>
          <table:table-cell office:value-type="float" office:value="-53.0640382003784" calcext:value-type="float">
            <text:p>-53,0640382003784</text:p>
          </table:table-cell>
          <table:table-cell office:value-type="float" office:value="-53.0639819641113" calcext:value-type="float">
            <text:p>-53,0639819641113</text:p>
          </table:table-cell>
          <table:table-cell office:value-type="float" office:value="-53.0622313613892" calcext:value-type="float">
            <text:p>-53,0622313613892</text:p>
          </table:table-cell>
          <table:table-cell office:value-type="float" office:value="-53.0628823242188" calcext:value-type="float">
            <text:p>-53,0628823242188</text:p>
          </table:table-cell>
          <table:table-cell office:value-type="float" office:value="-53.0609793815613" calcext:value-type="float">
            <text:p>-53,060979381561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3.064710269928" calcext:value-type="float">
            <text:p>-53,064710269928</text:p>
          </table:table-cell>
          <table:table-cell office:value-type="float" office:value="-53.0659922828674" calcext:value-type="float">
            <text:p>-53,0659922828674</text:p>
          </table:table-cell>
          <table:table-cell office:value-type="float" office:value="-53.0610936698914" calcext:value-type="float">
            <text:p>-53,0610936698914</text:p>
          </table:table-cell>
          <table:table-cell office:value-type="float" office:value="-53.0646399612427" calcext:value-type="float">
            <text:p>-53,0646399612427</text:p>
          </table:table-cell>
          <table:table-cell office:value-type="float" office:value="-53.0638977890015" calcext:value-type="float">
            <text:p>-53,0638977890015</text:p>
          </table:table-cell>
          <table:table-cell office:value-type="float" office:value="-53.06242760849" calcext:value-type="float">
            <text:p>-53,06242760849</text:p>
          </table:table-cell>
          <table:table-cell office:value-type="float" office:value="-53.0665358886719" calcext:value-type="float">
            <text:p>-53,0665358886719</text:p>
          </table:table-cell>
          <table:table-cell office:value-type="float" office:value="-53.0652704048157" calcext:value-type="float">
            <text:p>-53,0652704048157</text:p>
          </table:table-cell>
          <table:table-cell office:value-type="float" office:value="-53.0685222930908" calcext:value-type="float">
            <text:p>-53,0685222930908</text:p>
          </table:table-cell>
          <table:table-cell office:value-type="float" office:value="-53.0670184555054" calcext:value-type="float">
            <text:p>-53,0670184555054</text:p>
          </table:table-cell>
          <table:table-cell office:value-type="float" office:value="-53.0650483856201" calcext:value-type="float">
            <text:p>-53,0650483856201</text:p>
          </table:table-cell>
          <table:table-cell office:value-type="float" office:value="-53.0632572402954" calcext:value-type="float">
            <text:p>-53,0632572402954</text:p>
          </table:table-cell>
          <table:table-cell office:value-type="float" office:value="-53.0654026603699" calcext:value-type="float">
            <text:p>-53,0654026603699</text:p>
          </table:table-cell>
          <table:table-cell office:value-type="float" office:value="-53.0644678535461" calcext:value-type="float">
            <text:p>-53,0644678535461</text:p>
          </table:table-cell>
          <table:table-cell office:value-type="float" office:value="-53.0639562072754" calcext:value-type="float">
            <text:p>-53,0639562072754</text:p>
          </table:table-cell>
          <table:table-cell office:value-type="float" office:value="-53.0620388793945" calcext:value-type="float">
            <text:p>-53,0620388793945</text:p>
          </table:table-cell>
          <table:table-cell office:value-type="float" office:value="-53.0652409477234" calcext:value-type="float">
            <text:p>-53,0652409477234</text:p>
          </table:table-cell>
          <table:table-cell office:value-type="float" office:value="-53.067022644043" calcext:value-type="float">
            <text:p>-53,067022644043</text:p>
          </table:table-cell>
          <table:table-cell office:value-type="float" office:value="-53.0637856292725" calcext:value-type="float">
            <text:p>-53,0637856292725</text:p>
          </table:table-cell>
          <table:table-cell office:value-type="float" office:value="-53.0645127830505" calcext:value-type="float">
            <text:p>-53,064512783050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3.0652049064636" calcext:value-type="float">
            <text:p>-53,0652049064636</text:p>
          </table:table-cell>
          <table:table-cell office:value-type="float" office:value="-53.0664309883118" calcext:value-type="float">
            <text:p>-53,0664309883118</text:p>
          </table:table-cell>
          <table:table-cell office:value-type="float" office:value="-53.0607604637146" calcext:value-type="float">
            <text:p>-53,0607604637146</text:p>
          </table:table-cell>
          <table:table-cell office:value-type="float" office:value="-53.0614003601074" calcext:value-type="float">
            <text:p>-53,0614003601074</text:p>
          </table:table-cell>
          <table:table-cell office:value-type="float" office:value="-53.0673945121765" calcext:value-type="float">
            <text:p>-53,0673945121765</text:p>
          </table:table-cell>
          <table:table-cell office:value-type="float" office:value="-53.0675313987732" calcext:value-type="float">
            <text:p>-53,0675313987732</text:p>
          </table:table-cell>
          <table:table-cell office:value-type="float" office:value="-53.0639841537476" calcext:value-type="float">
            <text:p>-53,0639841537476</text:p>
          </table:table-cell>
          <table:table-cell office:value-type="float" office:value="-53.0626095848084" calcext:value-type="float">
            <text:p>-53,0626095848084</text:p>
          </table:table-cell>
          <table:table-cell office:value-type="float" office:value="-53.0639816398621" calcext:value-type="float">
            <text:p>-53,0639816398621</text:p>
          </table:table-cell>
          <table:table-cell office:value-type="float" office:value="-53.0648500366211" calcext:value-type="float">
            <text:p>-53,0648500366211</text:p>
          </table:table-cell>
          <table:table-cell office:value-type="float" office:value="-53.0601959419251" calcext:value-type="float">
            <text:p>-53,0601959419251</text:p>
          </table:table-cell>
          <table:table-cell office:value-type="float" office:value="-53.0605806503296" calcext:value-type="float">
            <text:p>-53,0605806503296</text:p>
          </table:table-cell>
          <table:table-cell office:value-type="float" office:value="-53.0607271995544" calcext:value-type="float">
            <text:p>-53,0607271995544</text:p>
          </table:table-cell>
          <table:table-cell office:value-type="float" office:value="-53.0616717338562" calcext:value-type="float">
            <text:p>-53,0616717338562</text:p>
          </table:table-cell>
          <table:table-cell office:value-type="float" office:value="-53.0620852966309" calcext:value-type="float">
            <text:p>-53,0620852966309</text:p>
          </table:table-cell>
          <table:table-cell office:value-type="float" office:value="-53.0618174133301" calcext:value-type="float">
            <text:p>-53,0618174133301</text:p>
          </table:table-cell>
          <table:table-cell office:value-type="float" office:value="-53.0603863105774" calcext:value-type="float">
            <text:p>-53,0603863105774</text:p>
          </table:table-cell>
          <table:table-cell office:value-type="float" office:value="-53.0605122642517" calcext:value-type="float">
            <text:p>-53,0605122642517</text:p>
          </table:table-cell>
          <table:table-cell office:value-type="float" office:value="-53.0561463432312" calcext:value-type="float">
            <text:p>-53,0561463432312</text:p>
          </table:table-cell>
          <table:table-cell office:value-type="float" office:value="-53.0556268844605" calcext:value-type="float">
            <text:p>-53,055626884460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3.0604661483765" calcext:value-type="float">
            <text:p>-53,0604661483765</text:p>
          </table:table-cell>
          <table:table-cell office:value-type="float" office:value="-53.0589347305298" calcext:value-type="float">
            <text:p>-53,0589347305298</text:p>
          </table:table-cell>
          <table:table-cell office:value-type="float" office:value="-53.0623316726685" calcext:value-type="float">
            <text:p>-53,0623316726685</text:p>
          </table:table-cell>
          <table:table-cell office:value-type="float" office:value="-53.0607640953064" calcext:value-type="float">
            <text:p>-53,0607640953064</text:p>
          </table:table-cell>
          <table:table-cell office:value-type="float" office:value="-53.0589083938599" calcext:value-type="float">
            <text:p>-53,0589083938599</text:p>
          </table:table-cell>
          <table:table-cell office:value-type="float" office:value="-53.0613933486939" calcext:value-type="float">
            <text:p>-53,0613933486939</text:p>
          </table:table-cell>
          <table:table-cell office:value-type="float" office:value="-53.0608853950501" calcext:value-type="float">
            <text:p>-53,0608853950501</text:p>
          </table:table-cell>
          <table:table-cell office:value-type="float" office:value="-53.0603563995361" calcext:value-type="float">
            <text:p>-53,0603563995361</text:p>
          </table:table-cell>
          <table:table-cell office:value-type="float" office:value="-53.0602229309082" calcext:value-type="float">
            <text:p>-53,0602229309082</text:p>
          </table:table-cell>
          <table:table-cell office:value-type="float" office:value="-53.0620267333984" calcext:value-type="float">
            <text:p>-53,0620267333984</text:p>
          </table:table-cell>
          <table:table-cell office:value-type="float" office:value="-53.0518046073914" calcext:value-type="float">
            <text:p>-53,0518046073914</text:p>
          </table:table-cell>
          <table:table-cell office:value-type="float" office:value="-53.0521618804932" calcext:value-type="float">
            <text:p>-53,0521618804932</text:p>
          </table:table-cell>
          <table:table-cell office:value-type="float" office:value="-53.0585798339844" calcext:value-type="float">
            <text:p>-53,0585798339844</text:p>
          </table:table-cell>
          <table:table-cell office:value-type="float" office:value="-53.0592972717285" calcext:value-type="float">
            <text:p>-53,0592972717285</text:p>
          </table:table-cell>
          <table:table-cell office:value-type="float" office:value="-53.0651870307922" calcext:value-type="float">
            <text:p>-53,0651870307922</text:p>
          </table:table-cell>
          <table:table-cell office:value-type="float" office:value="-53.0650987129211" calcext:value-type="float">
            <text:p>-53,0650987129211</text:p>
          </table:table-cell>
          <table:table-cell office:value-type="float" office:value="-53.0567220878601" calcext:value-type="float">
            <text:p>-53,0567220878601</text:p>
          </table:table-cell>
          <table:table-cell office:value-type="float" office:value="-53.0571480522156" calcext:value-type="float">
            <text:p>-53,0571480522156</text:p>
          </table:table-cell>
          <table:table-cell office:value-type="float" office:value="-53.0530454406738" calcext:value-type="float">
            <text:p>-53,0530454406738</text:p>
          </table:table-cell>
          <table:table-cell office:value-type="float" office:value="-53.0564011955261" calcext:value-type="float">
            <text:p>-53,056401195526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3.042457824707" calcext:value-type="float">
            <text:p>-53,042457824707</text:p>
          </table:table-cell>
          <table:table-cell office:value-type="float" office:value="-53.0432930717468" calcext:value-type="float">
            <text:p>-53,0432930717468</text:p>
          </table:table-cell>
          <table:table-cell office:value-type="float" office:value="-53.0619726524353" calcext:value-type="float">
            <text:p>-53,0619726524353</text:p>
          </table:table-cell>
          <table:table-cell office:value-type="float" office:value="-53.0579727935791" calcext:value-type="float">
            <text:p>-53,0579727935791</text:p>
          </table:table-cell>
          <table:table-cell office:value-type="float" office:value="-53.0725049285889" calcext:value-type="float">
            <text:p>-53,0725049285889</text:p>
          </table:table-cell>
          <table:table-cell office:value-type="float" office:value="-53.0723541259766" calcext:value-type="float">
            <text:p>-53,0723541259766</text:p>
          </table:table-cell>
          <table:table-cell office:value-type="float" office:value="-53.0650199699402" calcext:value-type="float">
            <text:p>-53,0650199699402</text:p>
          </table:table-cell>
          <table:table-cell office:value-type="float" office:value="-53.0656775093079" calcext:value-type="float">
            <text:p>-53,0656775093079</text:p>
          </table:table-cell>
          <table:table-cell office:value-type="float" office:value="-53.0568184242249" calcext:value-type="float">
            <text:p>-53,0568184242249</text:p>
          </table:table-cell>
          <table:table-cell office:value-type="float" office:value="-53.0549980049133" calcext:value-type="float">
            <text:p>-53,0549980049133</text:p>
          </table:table-cell>
          <table:table-cell office:value-type="float" office:value="-53.0690428771973" calcext:value-type="float">
            <text:p>-53,0690428771973</text:p>
          </table:table-cell>
          <table:table-cell office:value-type="float" office:value="-53.070260017395" calcext:value-type="float">
            <text:p>-53,070260017395</text:p>
          </table:table-cell>
          <table:table-cell office:value-type="float" office:value="-53.0571667060852" calcext:value-type="float">
            <text:p>-53,0571667060852</text:p>
          </table:table-cell>
          <table:table-cell office:value-type="float" office:value="-53.0555736465454" calcext:value-type="float">
            <text:p>-53,0555736465454</text:p>
          </table:table-cell>
          <table:table-cell office:value-type="float" office:value="-53.0650983963013" calcext:value-type="float">
            <text:p>-53,0650983963013</text:p>
          </table:table-cell>
          <table:table-cell office:value-type="float" office:value="-53.0645389823914" calcext:value-type="float">
            <text:p>-53,0645389823914</text:p>
          </table:table-cell>
          <table:table-cell office:value-type="float" office:value="-53.0607892608643" calcext:value-type="float">
            <text:p>-53,0607892608643</text:p>
          </table:table-cell>
          <table:table-cell office:value-type="float" office:value="-53.0625637550354" calcext:value-type="float">
            <text:p>-53,0625637550354</text:p>
          </table:table-cell>
          <table:table-cell office:value-type="float" office:value="-53.0538806343079" calcext:value-type="float">
            <text:p>-53,0538806343079</text:p>
          </table:table-cell>
          <table:table-cell office:value-type="float" office:value="-53.0524041023254" calcext:value-type="float">
            <text:p>-53,05240410232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3.0567521324158" calcext:value-type="float">
            <text:p>-53,0567521324158</text:p>
          </table:table-cell>
          <table:table-cell office:value-type="float" office:value="-53.0549901618958" calcext:value-type="float">
            <text:p>-53,0549901618958</text:p>
          </table:table-cell>
          <table:table-cell office:value-type="float" office:value="-53.0580877494812" calcext:value-type="float">
            <text:p>-53,0580877494812</text:p>
          </table:table-cell>
          <table:table-cell office:value-type="float" office:value="-53.0597395477295" calcext:value-type="float">
            <text:p>-53,0597395477295</text:p>
          </table:table-cell>
          <table:table-cell office:value-type="float" office:value="-53.0546384162903" calcext:value-type="float">
            <text:p>-53,0546384162903</text:p>
          </table:table-cell>
          <table:table-cell office:value-type="float" office:value="-53.0544048042297" calcext:value-type="float">
            <text:p>-53,0544048042297</text:p>
          </table:table-cell>
          <table:table-cell office:value-type="float" office:value="-53.059203414917" calcext:value-type="float">
            <text:p>-53,059203414917</text:p>
          </table:table-cell>
          <table:table-cell office:value-type="float" office:value="-53.0607542228699" calcext:value-type="float">
            <text:p>-53,0607542228699</text:p>
          </table:table-cell>
          <table:table-cell office:value-type="float" office:value="-53.0556305427551" calcext:value-type="float">
            <text:p>-53,0556305427551</text:p>
          </table:table-cell>
          <table:table-cell office:value-type="float" office:value="-53.0581969871521" calcext:value-type="float">
            <text:p>-53,0581969871521</text:p>
          </table:table-cell>
          <table:table-cell office:value-type="float" office:value="-53.054429069519" calcext:value-type="float">
            <text:p>-53,054429069519</text:p>
          </table:table-cell>
          <table:table-cell office:value-type="float" office:value="-53.0554130096436" calcext:value-type="float">
            <text:p>-53,0554130096436</text:p>
          </table:table-cell>
          <table:table-cell office:value-type="float" office:value="-53.065642124176" calcext:value-type="float">
            <text:p>-53,065642124176</text:p>
          </table:table-cell>
          <table:table-cell office:value-type="float" office:value="-53.0668376731873" calcext:value-type="float">
            <text:p>-53,0668376731873</text:p>
          </table:table-cell>
          <table:table-cell office:value-type="float" office:value="-53.0567922668457" calcext:value-type="float">
            <text:p>-53,0567922668457</text:p>
          </table:table-cell>
          <table:table-cell office:value-type="float" office:value="-53.0562206993103" calcext:value-type="float">
            <text:p>-53,0562206993103</text:p>
          </table:table-cell>
          <table:table-cell office:value-type="float" office:value="-53.0606493682861" calcext:value-type="float">
            <text:p>-53,0606493682861</text:p>
          </table:table-cell>
          <table:table-cell office:value-type="float" office:value="-53.0606110534668" calcext:value-type="float">
            <text:p>-53,0606110534668</text:p>
          </table:table-cell>
          <table:table-cell office:value-type="float" office:value="-53.0595712661743" calcext:value-type="float">
            <text:p>-53,0595712661743</text:p>
          </table:table-cell>
          <table:table-cell office:value-type="float" office:value="-53.0557340888977" calcext:value-type="float">
            <text:p>-53,055734088897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3.0568832054138" calcext:value-type="float">
            <text:p>-53,0568832054138</text:p>
          </table:table-cell>
          <table:table-cell office:value-type="float" office:value="-53.0611972961426" calcext:value-type="float">
            <text:p>-53,0611972961426</text:p>
          </table:table-cell>
          <table:table-cell office:value-type="float" office:value="-53.0538409461975" calcext:value-type="float">
            <text:p>-53,0538409461975</text:p>
          </table:table-cell>
          <table:table-cell office:value-type="float" office:value="-53.0572274360657" calcext:value-type="float">
            <text:p>-53,0572274360657</text:p>
          </table:table-cell>
          <table:table-cell office:value-type="float" office:value="-53.0576035041809" calcext:value-type="float">
            <text:p>-53,0576035041809</text:p>
          </table:table-cell>
          <table:table-cell office:value-type="float" office:value="-53.0579239006043" calcext:value-type="float">
            <text:p>-53,0579239006043</text:p>
          </table:table-cell>
          <table:table-cell office:value-type="float" office:value="-53.0587122879028" calcext:value-type="float">
            <text:p>-53,0587122879028</text:p>
          </table:table-cell>
          <table:table-cell office:value-type="float" office:value="-53.0617158737183" calcext:value-type="float">
            <text:p>-53,0617158737183</text:p>
          </table:table-cell>
          <table:table-cell office:value-type="float" office:value="-53.0544668998718" calcext:value-type="float">
            <text:p>-53,0544668998718</text:p>
          </table:table-cell>
          <table:table-cell office:value-type="float" office:value="-53.0563419876099" calcext:value-type="float">
            <text:p>-53,0563419876099</text:p>
          </table:table-cell>
          <table:table-cell office:value-type="float" office:value="-53.0584432601929" calcext:value-type="float">
            <text:p>-53,0584432601929</text:p>
          </table:table-cell>
          <table:table-cell office:value-type="float" office:value="-53.0556579666138" calcext:value-type="float">
            <text:p>-53,0556579666138</text:p>
          </table:table-cell>
          <table:table-cell office:value-type="float" office:value="-53.06117137146" calcext:value-type="float">
            <text:p>-53,06117137146</text:p>
          </table:table-cell>
          <table:table-cell office:value-type="float" office:value="-53.0603300895691" calcext:value-type="float">
            <text:p>-53,0603300895691</text:p>
          </table:table-cell>
          <table:table-cell office:value-type="float" office:value="-53.0596536026001" calcext:value-type="float">
            <text:p>-53,0596536026001</text:p>
          </table:table-cell>
          <table:table-cell office:value-type="float" office:value="-53.0605211677551" calcext:value-type="float">
            <text:p>-53,0605211677551</text:p>
          </table:table-cell>
          <table:table-cell office:value-type="float" office:value="-53.0551745948792" calcext:value-type="float">
            <text:p>-53,0551745948792</text:p>
          </table:table-cell>
          <table:table-cell office:value-type="float" office:value="-53.05637474823" calcext:value-type="float">
            <text:p>-53,05637474823</text:p>
          </table:table-cell>
          <table:table-cell office:value-type="float" office:value="-53.059224647522" calcext:value-type="float">
            <text:p>-53,059224647522</text:p>
          </table:table-cell>
          <table:table-cell office:value-type="float" office:value="-53.057835308075" calcext:value-type="float">
            <text:p>-53,05783530807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53.0570389289856" calcext:value-type="float">
            <text:p>-53,0570389289856</text:p>
          </table:table-cell>
          <table:table-cell office:value-type="float" office:value="-53.0611240005493" calcext:value-type="float">
            <text:p>-53,0611240005493</text:p>
          </table:table-cell>
          <table:table-cell office:value-type="float" office:value="-53.0553842658997" calcext:value-type="float">
            <text:p>-53,0553842658997</text:p>
          </table:table-cell>
          <table:table-cell office:value-type="float" office:value="-53.0547701606751" calcext:value-type="float">
            <text:p>-53,0547701606751</text:p>
          </table:table-cell>
          <table:table-cell office:value-type="float" office:value="-53.0564150161743" calcext:value-type="float">
            <text:p>-53,0564150161743</text:p>
          </table:table-cell>
          <table:table-cell office:value-type="float" office:value="-53.0564365119934" calcext:value-type="float">
            <text:p>-53,0564365119934</text:p>
          </table:table-cell>
          <table:table-cell office:value-type="float" office:value="-53.0607108802795" calcext:value-type="float">
            <text:p>-53,0607108802795</text:p>
          </table:table-cell>
          <table:table-cell office:value-type="float" office:value="-53.0604567146301" calcext:value-type="float">
            <text:p>-53,0604567146301</text:p>
          </table:table-cell>
          <table:table-cell office:value-type="float" office:value="-53.0589748802185" calcext:value-type="float">
            <text:p>-53,0589748802185</text:p>
          </table:table-cell>
          <table:table-cell office:value-type="float" office:value="-53.0592784118652" calcext:value-type="float">
            <text:p>-53,0592784118652</text:p>
          </table:table-cell>
          <table:table-cell office:value-type="float" office:value="-53.0593357810974" calcext:value-type="float">
            <text:p>-53,0593357810974</text:p>
          </table:table-cell>
          <table:table-cell office:value-type="float" office:value="-53.0588056335449" calcext:value-type="float">
            <text:p>-53,0588056335449</text:p>
          </table:table-cell>
          <table:table-cell office:value-type="float" office:value="-53.0603151283264" calcext:value-type="float">
            <text:p>-53,0603151283264</text:p>
          </table:table-cell>
          <table:table-cell office:value-type="float" office:value="-53.0591927375793" calcext:value-type="float">
            <text:p>-53,0591927375793</text:p>
          </table:table-cell>
          <table:table-cell office:value-type="float" office:value="-53.0551206550598" calcext:value-type="float">
            <text:p>-53,0551206550598</text:p>
          </table:table-cell>
          <table:table-cell office:value-type="float" office:value="-53.0538972320557" calcext:value-type="float">
            <text:p>-53,0538972320557</text:p>
          </table:table-cell>
          <table:table-cell office:value-type="float" office:value="-53.0517751045227" calcext:value-type="float">
            <text:p>-53,0517751045227</text:p>
          </table:table-cell>
          <table:table-cell office:value-type="float" office:value="-53.055625995636" calcext:value-type="float">
            <text:p>-53,055625995636</text:p>
          </table:table-cell>
          <table:table-cell office:value-type="float" office:value="-53.0560675086975" calcext:value-type="float">
            <text:p>-53,0560675086975</text:p>
          </table:table-cell>
          <table:table-cell office:value-type="float" office:value="-53.0565056343079" calcext:value-type="float">
            <text:p>-53,056505634307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3.0595061225891" calcext:value-type="float">
            <text:p>-53,0595061225891</text:p>
          </table:table-cell>
          <table:table-cell office:value-type="float" office:value="-53.0595249519348" calcext:value-type="float">
            <text:p>-53,0595249519348</text:p>
          </table:table-cell>
          <table:table-cell office:value-type="float" office:value="-53.0486024360657" calcext:value-type="float">
            <text:p>-53,0486024360657</text:p>
          </table:table-cell>
          <table:table-cell office:value-type="float" office:value="-53.0525823020935" calcext:value-type="float">
            <text:p>-53,0525823020935</text:p>
          </table:table-cell>
          <table:table-cell office:value-type="float" office:value="-53.0520297851563" calcext:value-type="float">
            <text:p>-53,0520297851563</text:p>
          </table:table-cell>
          <table:table-cell office:value-type="float" office:value="-53.0543207321167" calcext:value-type="float">
            <text:p>-53,0543207321167</text:p>
          </table:table-cell>
          <table:table-cell office:value-type="float" office:value="-53.0542768516541" calcext:value-type="float">
            <text:p>-53,0542768516541</text:p>
          </table:table-cell>
          <table:table-cell office:value-type="float" office:value="-53.054541343689" calcext:value-type="float">
            <text:p>-53,054541343689</text:p>
          </table:table-cell>
          <table:table-cell office:value-type="float" office:value="-53.0549400291443" calcext:value-type="float">
            <text:p>-53,0549400291443</text:p>
          </table:table-cell>
          <table:table-cell office:value-type="float" office:value="-53.0578148880005" calcext:value-type="float">
            <text:p>-53,0578148880005</text:p>
          </table:table-cell>
          <table:table-cell office:value-type="float" office:value="-53.0547011222839" calcext:value-type="float">
            <text:p>-53,0547011222839</text:p>
          </table:table-cell>
          <table:table-cell office:value-type="float" office:value="-53.055360080719" calcext:value-type="float">
            <text:p>-53,055360080719</text:p>
          </table:table-cell>
          <table:table-cell office:value-type="float" office:value="-53.0571614379883" calcext:value-type="float">
            <text:p>-53,0571614379883</text:p>
          </table:table-cell>
          <table:table-cell office:value-type="float" office:value="-53.0569535484314" calcext:value-type="float">
            <text:p>-53,0569535484314</text:p>
          </table:table-cell>
          <table:table-cell office:value-type="float" office:value="-53.0532725524902" calcext:value-type="float">
            <text:p>-53,0532725524902</text:p>
          </table:table-cell>
          <table:table-cell office:value-type="float" office:value="-53.0509619369507" calcext:value-type="float">
            <text:p>-53,0509619369507</text:p>
          </table:table-cell>
          <table:table-cell office:value-type="float" office:value="-53.0584930000305" calcext:value-type="float">
            <text:p>-53,0584930000305</text:p>
          </table:table-cell>
          <table:table-cell office:value-type="float" office:value="-53.0544130744934" calcext:value-type="float">
            <text:p>-53,0544130744934</text:p>
          </table:table-cell>
          <table:table-cell office:value-type="float" office:value="-53.0539716453552" calcext:value-type="float">
            <text:p>-53,0539716453552</text:p>
          </table:table-cell>
          <table:table-cell office:value-type="float" office:value="-53.0574241409302" calcext:value-type="float">
            <text:p>-53,057424140930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3.056733165741" calcext:value-type="float">
            <text:p>-53,056733165741</text:p>
          </table:table-cell>
          <table:table-cell office:value-type="float" office:value="-53.0539583282471" calcext:value-type="float">
            <text:p>-53,0539583282471</text:p>
          </table:table-cell>
          <table:table-cell office:value-type="float" office:value="-53.0480606880188" calcext:value-type="float">
            <text:p>-53,0480606880188</text:p>
          </table:table-cell>
          <table:table-cell office:value-type="float" office:value="-53.049683719635" calcext:value-type="float">
            <text:p>-53,049683719635</text:p>
          </table:table-cell>
          <table:table-cell office:value-type="float" office:value="-53.0546235961914" calcext:value-type="float">
            <text:p>-53,0546235961914</text:p>
          </table:table-cell>
          <table:table-cell office:value-type="float" office:value="-53.0523587722778" calcext:value-type="float">
            <text:p>-53,0523587722778</text:p>
          </table:table-cell>
          <table:table-cell office:value-type="float" office:value="-53.0502129135132" calcext:value-type="float">
            <text:p>-53,0502129135132</text:p>
          </table:table-cell>
          <table:table-cell office:value-type="float" office:value="-53.0501191749573" calcext:value-type="float">
            <text:p>-53,0501191749573</text:p>
          </table:table-cell>
          <table:table-cell office:value-type="float" office:value="-53.0459708709717" calcext:value-type="float">
            <text:p>-53,0459708709717</text:p>
          </table:table-cell>
          <table:table-cell office:value-type="float" office:value="-53.0469576797485" calcext:value-type="float">
            <text:p>-53,0469576797485</text:p>
          </table:table-cell>
          <table:table-cell office:value-type="float" office:value="-53.0526920700073" calcext:value-type="float">
            <text:p>-53,0526920700073</text:p>
          </table:table-cell>
          <table:table-cell office:value-type="float" office:value="-53.0533406677246" calcext:value-type="float">
            <text:p>-53,0533406677246</text:p>
          </table:table-cell>
          <table:table-cell office:value-type="float" office:value="-53.0553400154114" calcext:value-type="float">
            <text:p>-53,0553400154114</text:p>
          </table:table-cell>
          <table:table-cell office:value-type="float" office:value="-53.0561517486572" calcext:value-type="float">
            <text:p>-53,0561517486572</text:p>
          </table:table-cell>
          <table:table-cell office:value-type="float" office:value="-53.0503281860352" calcext:value-type="float">
            <text:p>-53,0503281860352</text:p>
          </table:table-cell>
          <table:table-cell office:value-type="float" office:value="-53.0488683738709" calcext:value-type="float">
            <text:p>-53,0488683738709</text:p>
          </table:table-cell>
          <table:table-cell office:value-type="float" office:value="-53.0523186035156" calcext:value-type="float">
            <text:p>-53,0523186035156</text:p>
          </table:table-cell>
          <table:table-cell office:value-type="float" office:value="-53.048926700592" calcext:value-type="float">
            <text:p>-53,048926700592</text:p>
          </table:table-cell>
          <table:table-cell office:value-type="float" office:value="-53.0464248046875" calcext:value-type="float">
            <text:p>-53,0464248046875</text:p>
          </table:table-cell>
          <table:table-cell office:value-type="float" office:value="-53.0460575332642" calcext:value-type="float">
            <text:p>-53,046057533264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3.052796710968" calcext:value-type="float">
            <text:p>-53,052796710968</text:p>
          </table:table-cell>
          <table:table-cell office:value-type="float" office:value="-53.0547812767029" calcext:value-type="float">
            <text:p>-53,0547812767029</text:p>
          </table:table-cell>
          <table:table-cell office:value-type="float" office:value="-53.0518074188232" calcext:value-type="float">
            <text:p>-53,0518074188232</text:p>
          </table:table-cell>
          <table:table-cell office:value-type="float" office:value="-53.0534718170166" calcext:value-type="float">
            <text:p>-53,0534718170166</text:p>
          </table:table-cell>
          <table:table-cell office:value-type="float" office:value="-53.0441539344788" calcext:value-type="float">
            <text:p>-53,0441539344788</text:p>
          </table:table-cell>
          <table:table-cell office:value-type="float" office:value="-53.0492750968933" calcext:value-type="float">
            <text:p>-53,0492750968933</text:p>
          </table:table-cell>
          <table:table-cell office:value-type="float" office:value="-53.0523043746948" calcext:value-type="float">
            <text:p>-53,0523043746948</text:p>
          </table:table-cell>
          <table:table-cell office:value-type="float" office:value="-53.0506611251831" calcext:value-type="float">
            <text:p>-53,0506611251831</text:p>
          </table:table-cell>
          <table:table-cell office:value-type="float" office:value="-53.0501692199707" calcext:value-type="float">
            <text:p>-53,0501692199707</text:p>
          </table:table-cell>
          <table:table-cell office:value-type="float" office:value="-53.0489893379211" calcext:value-type="float">
            <text:p>-53,0489893379211</text:p>
          </table:table-cell>
          <table:table-cell office:value-type="float" office:value="-53.0504443054199" calcext:value-type="float">
            <text:p>-53,0504443054199</text:p>
          </table:table-cell>
          <table:table-cell office:value-type="float" office:value="-53.0519338569641" calcext:value-type="float">
            <text:p>-53,0519338569641</text:p>
          </table:table-cell>
          <table:table-cell office:value-type="float" office:value="-53.0485872459412" calcext:value-type="float">
            <text:p>-53,0485872459412</text:p>
          </table:table-cell>
          <table:table-cell office:value-type="float" office:value="-53.0506599121094" calcext:value-type="float">
            <text:p>-53,0506599121094</text:p>
          </table:table-cell>
          <table:table-cell office:value-type="float" office:value="-53.048664024353" calcext:value-type="float">
            <text:p>-53,048664024353</text:p>
          </table:table-cell>
          <table:table-cell office:value-type="float" office:value="-53.0485063171387" calcext:value-type="float">
            <text:p>-53,0485063171387</text:p>
          </table:table-cell>
          <table:table-cell office:value-type="float" office:value="-53.0520425224304" calcext:value-type="float">
            <text:p>-53,0520425224304</text:p>
          </table:table-cell>
          <table:table-cell office:value-type="float" office:value="-53.0524206237793" calcext:value-type="float">
            <text:p>-53,0524206237793</text:p>
          </table:table-cell>
          <table:table-cell office:value-type="float" office:value="-53.0511418762207" calcext:value-type="float">
            <text:p>-53,0511418762207</text:p>
          </table:table-cell>
          <table:table-cell office:value-type="float" office:value="-53.0481842498779" calcext:value-type="float">
            <text:p>-53,04818424987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3.0483010101318" calcext:value-type="float">
            <text:p>-53,0483010101318</text:p>
          </table:table-cell>
          <table:table-cell office:value-type="float" office:value="-53.0487224655151" calcext:value-type="float">
            <text:p>-53,0487224655151</text:p>
          </table:table-cell>
          <table:table-cell office:value-type="float" office:value="-53.0504611473084" calcext:value-type="float">
            <text:p>-53,0504611473084</text:p>
          </table:table-cell>
          <table:table-cell office:value-type="float" office:value="-53.0488055725098" calcext:value-type="float">
            <text:p>-53,0488055725098</text:p>
          </table:table-cell>
          <table:table-cell office:value-type="float" office:value="-53.0456811904907" calcext:value-type="float">
            <text:p>-53,0456811904907</text:p>
          </table:table-cell>
          <table:table-cell office:value-type="float" office:value="-53.0448711662293" calcext:value-type="float">
            <text:p>-53,0448711662293</text:p>
          </table:table-cell>
          <table:table-cell office:value-type="float" office:value="-53.0459519500732" calcext:value-type="float">
            <text:p>-53,0459519500732</text:p>
          </table:table-cell>
          <table:table-cell office:value-type="float" office:value="-53.0497689437866" calcext:value-type="float">
            <text:p>-53,0497689437866</text:p>
          </table:table-cell>
          <table:table-cell office:value-type="float" office:value="-53.0479227714539" calcext:value-type="float">
            <text:p>-53,0479227714539</text:p>
          </table:table-cell>
          <table:table-cell office:value-type="float" office:value="-53.0473574256897" calcext:value-type="float">
            <text:p>-53,0473574256897</text:p>
          </table:table-cell>
          <table:table-cell office:value-type="float" office:value="-53.0471671333313" calcext:value-type="float">
            <text:p>-53,0471671333313</text:p>
          </table:table-cell>
          <table:table-cell office:value-type="float" office:value="-53.0474890632629" calcext:value-type="float">
            <text:p>-53,0474890632629</text:p>
          </table:table-cell>
          <table:table-cell office:value-type="float" office:value="-53.0428016929627" calcext:value-type="float">
            <text:p>-53,0428016929627</text:p>
          </table:table-cell>
          <table:table-cell office:value-type="float" office:value="-53.0432861061096" calcext:value-type="float">
            <text:p>-53,0432861061096</text:p>
          </table:table-cell>
          <table:table-cell office:value-type="float" office:value="-53.0467636833191" calcext:value-type="float">
            <text:p>-53,0467636833191</text:p>
          </table:table-cell>
          <table:table-cell office:value-type="float" office:value="-53.0465219268799" calcext:value-type="float">
            <text:p>-53,0465219268799</text:p>
          </table:table-cell>
          <table:table-cell office:value-type="float" office:value="-53.0462833862305" calcext:value-type="float">
            <text:p>-53,0462833862305</text:p>
          </table:table-cell>
          <table:table-cell office:value-type="float" office:value="-53.0462874717712" calcext:value-type="float">
            <text:p>-53,0462874717712</text:p>
          </table:table-cell>
          <table:table-cell office:value-type="float" office:value="-53.0463798522949" calcext:value-type="float">
            <text:p>-53,0463798522949</text:p>
          </table:table-cell>
          <table:table-cell office:value-type="float" office:value="-53.0473657073975" calcext:value-type="float">
            <text:p>-53,04736570739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53.0454310760498" calcext:value-type="float">
            <text:p>-53,0454310760498</text:p>
          </table:table-cell>
          <table:table-cell office:value-type="float" office:value="-53.044149181366" calcext:value-type="float">
            <text:p>-53,044149181366</text:p>
          </table:table-cell>
          <table:table-cell office:value-type="float" office:value="-53.0472699050903" calcext:value-type="float">
            <text:p>-53,0472699050903</text:p>
          </table:table-cell>
          <table:table-cell office:value-type="float" office:value="-53.0456522369385" calcext:value-type="float">
            <text:p>-53,0456522369385</text:p>
          </table:table-cell>
          <table:table-cell office:value-type="float" office:value="-53.0433872299194" calcext:value-type="float">
            <text:p>-53,0433872299194</text:p>
          </table:table-cell>
          <table:table-cell office:value-type="float" office:value="-53.0432882995605" calcext:value-type="float">
            <text:p>-53,0432882995605</text:p>
          </table:table-cell>
          <table:table-cell office:value-type="float" office:value="-53.042697883606" calcext:value-type="float">
            <text:p>-53,042697883606</text:p>
          </table:table-cell>
          <table:table-cell office:value-type="float" office:value="-53.0438274803162" calcext:value-type="float">
            <text:p>-53,0438274803162</text:p>
          </table:table-cell>
          <table:table-cell office:value-type="float" office:value="-53.0465844230652" calcext:value-type="float">
            <text:p>-53,0465844230652</text:p>
          </table:table-cell>
          <table:table-cell office:value-type="float" office:value="-53.0468223228455" calcext:value-type="float">
            <text:p>-53,0468223228455</text:p>
          </table:table-cell>
          <table:table-cell office:value-type="float" office:value="-53.0462545852661" calcext:value-type="float">
            <text:p>-53,0462545852661</text:p>
          </table:table-cell>
          <table:table-cell office:value-type="float" office:value="-53.0478166923523" calcext:value-type="float">
            <text:p>-53,0478166923523</text:p>
          </table:table-cell>
          <table:table-cell office:value-type="float" office:value="-53.0464646186829" calcext:value-type="float">
            <text:p>-53,0464646186829</text:p>
          </table:table-cell>
          <table:table-cell office:value-type="float" office:value="-53.0472361450195" calcext:value-type="float">
            <text:p>-53,0472361450195</text:p>
          </table:table-cell>
          <table:table-cell office:value-type="float" office:value="-53.0461734046936" calcext:value-type="float">
            <text:p>-53,0461734046936</text:p>
          </table:table-cell>
          <table:table-cell office:value-type="float" office:value="-53.0456571083069" calcext:value-type="float">
            <text:p>-53,0456571083069</text:p>
          </table:table-cell>
          <table:table-cell office:value-type="float" office:value="-53.0409412994385" calcext:value-type="float">
            <text:p>-53,0409412994385</text:p>
          </table:table-cell>
          <table:table-cell office:value-type="float" office:value="-53.0433312416077" calcext:value-type="float">
            <text:p>-53,0433312416077</text:p>
          </table:table-cell>
          <table:table-cell office:value-type="float" office:value="-53.0433063049316" calcext:value-type="float">
            <text:p>-53,0433063049316</text:p>
          </table:table-cell>
          <table:table-cell office:value-type="float" office:value="-53.043452293396" calcext:value-type="float">
            <text:p>-53,04345229339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3.0416815185547" calcext:value-type="float">
            <text:p>-53,0416815185547</text:p>
          </table:table-cell>
          <table:table-cell office:value-type="float" office:value="-53.0432934303284" calcext:value-type="float">
            <text:p>-53,0432934303284</text:p>
          </table:table-cell>
          <table:table-cell office:value-type="float" office:value="-53.0468013000488" calcext:value-type="float">
            <text:p>-53,0468013000488</text:p>
          </table:table-cell>
          <table:table-cell office:value-type="float" office:value="-53.0493914222717" calcext:value-type="float">
            <text:p>-53,0493914222717</text:p>
          </table:table-cell>
          <table:table-cell office:value-type="float" office:value="-53.0437589645386" calcext:value-type="float">
            <text:p>-53,0437589645386</text:p>
          </table:table-cell>
          <table:table-cell office:value-type="float" office:value="-53.0440330924988" calcext:value-type="float">
            <text:p>-53,0440330924988</text:p>
          </table:table-cell>
          <table:table-cell office:value-type="float" office:value="-53.0444872550964" calcext:value-type="float">
            <text:p>-53,0444872550964</text:p>
          </table:table-cell>
          <table:table-cell office:value-type="float" office:value="-53.0462793235779" calcext:value-type="float">
            <text:p>-53,0462793235779</text:p>
          </table:table-cell>
          <table:table-cell office:value-type="float" office:value="-53.0460805206299" calcext:value-type="float">
            <text:p>-53,0460805206299</text:p>
          </table:table-cell>
          <table:table-cell office:value-type="float" office:value="-53.0461631965637" calcext:value-type="float">
            <text:p>-53,0461631965637</text:p>
          </table:table-cell>
          <table:table-cell office:value-type="float" office:value="-53.0457994003296" calcext:value-type="float">
            <text:p>-53,0457994003296</text:p>
          </table:table-cell>
          <table:table-cell office:value-type="float" office:value="-53.0461295509338" calcext:value-type="float">
            <text:p>-53,0461295509338</text:p>
          </table:table-cell>
          <table:table-cell office:value-type="float" office:value="-53.0439127044678" calcext:value-type="float">
            <text:p>-53,0439127044678</text:p>
          </table:table-cell>
          <table:table-cell office:value-type="float" office:value="-53.0452973327637" calcext:value-type="float">
            <text:p>-53,0452973327637</text:p>
          </table:table-cell>
          <table:table-cell office:value-type="float" office:value="-53.0438654098511" calcext:value-type="float">
            <text:p>-53,0438654098511</text:p>
          </table:table-cell>
          <table:table-cell office:value-type="float" office:value="-53.0454421424866" calcext:value-type="float">
            <text:p>-53,0454421424866</text:p>
          </table:table-cell>
          <table:table-cell office:value-type="float" office:value="-53.0433533782959" calcext:value-type="float">
            <text:p>-53,0433533782959</text:p>
          </table:table-cell>
          <table:table-cell office:value-type="float" office:value="-53.0420907745361" calcext:value-type="float">
            <text:p>-53,0420907745361</text:p>
          </table:table-cell>
          <table:table-cell office:value-type="float" office:value="-53.0458481712341" calcext:value-type="float">
            <text:p>-53,0458481712341</text:p>
          </table:table-cell>
          <table:table-cell office:value-type="float" office:value="-53.0437240905762" calcext:value-type="float">
            <text:p>-53,043724090576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3.0422514305115" calcext:value-type="float">
            <text:p>-53,0422514305115</text:p>
          </table:table-cell>
          <table:table-cell office:value-type="float" office:value="-53.0429231033325" calcext:value-type="float">
            <text:p>-53,0429231033325</text:p>
          </table:table-cell>
          <table:table-cell office:value-type="float" office:value="-53.045498134613" calcext:value-type="float">
            <text:p>-53,045498134613</text:p>
          </table:table-cell>
          <table:table-cell office:value-type="float" office:value="-53.0465871963501" calcext:value-type="float">
            <text:p>-53,0465871963501</text:p>
          </table:table-cell>
          <table:table-cell office:value-type="float" office:value="-53.0500088539124" calcext:value-type="float">
            <text:p>-53,0500088539124</text:p>
          </table:table-cell>
          <table:table-cell office:value-type="float" office:value="-53.0485140533447" calcext:value-type="float">
            <text:p>-53,0485140533447</text:p>
          </table:table-cell>
          <table:table-cell office:value-type="float" office:value="-53.0441694297791" calcext:value-type="float">
            <text:p>-53,0441694297791</text:p>
          </table:table-cell>
          <table:table-cell office:value-type="float" office:value="-53.0479502792358" calcext:value-type="float">
            <text:p>-53,0479502792358</text:p>
          </table:table-cell>
          <table:table-cell office:value-type="float" office:value="-53.0429574317932" calcext:value-type="float">
            <text:p>-53,0429574317932</text:p>
          </table:table-cell>
          <table:table-cell office:value-type="float" office:value="-53.0434642715454" calcext:value-type="float">
            <text:p>-53,0434642715454</text:p>
          </table:table-cell>
          <table:table-cell office:value-type="float" office:value="-53.0475546226501" calcext:value-type="float">
            <text:p>-53,0475546226501</text:p>
          </table:table-cell>
          <table:table-cell office:value-type="float" office:value="-53.0491609802246" calcext:value-type="float">
            <text:p>-53,0491609802246</text:p>
          </table:table-cell>
          <table:table-cell office:value-type="float" office:value="-53.0452930526733" calcext:value-type="float">
            <text:p>-53,0452930526733</text:p>
          </table:table-cell>
          <table:table-cell office:value-type="float" office:value="-53.0468446884155" calcext:value-type="float">
            <text:p>-53,0468446884155</text:p>
          </table:table-cell>
          <table:table-cell office:value-type="float" office:value="-53.0413833351135" calcext:value-type="float">
            <text:p>-53,0413833351135</text:p>
          </table:table-cell>
          <table:table-cell office:value-type="float" office:value="-53.0437371177673" calcext:value-type="float">
            <text:p>-53,0437371177673</text:p>
          </table:table-cell>
          <table:table-cell office:value-type="float" office:value="-53.0403077697754" calcext:value-type="float">
            <text:p>-53,0403077697754</text:p>
          </table:table-cell>
          <table:table-cell office:value-type="float" office:value="-53.0397324638367" calcext:value-type="float">
            <text:p>-53,0397324638367</text:p>
          </table:table-cell>
          <table:table-cell office:value-type="float" office:value="-53.0434326400757" calcext:value-type="float">
            <text:p>-53,0434326400757</text:p>
          </table:table-cell>
          <table:table-cell office:value-type="float" office:value="-53.0409017524719" calcext:value-type="float">
            <text:p>-53,04090175247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3.0424750709534" calcext:value-type="float">
            <text:p>-53,0424750709534</text:p>
          </table:table-cell>
          <table:table-cell office:value-type="float" office:value="-53.047092540741" calcext:value-type="float">
            <text:p>-53,047092540741</text:p>
          </table:table-cell>
          <table:table-cell office:value-type="float" office:value="-53.0448301696777" calcext:value-type="float">
            <text:p>-53,0448301696777</text:p>
          </table:table-cell>
          <table:table-cell office:value-type="float" office:value="-53.0438714065552" calcext:value-type="float">
            <text:p>-53,0438714065552</text:p>
          </table:table-cell>
          <table:table-cell office:value-type="float" office:value="-53.0449924736023" calcext:value-type="float">
            <text:p>-53,0449924736023</text:p>
          </table:table-cell>
          <table:table-cell office:value-type="float" office:value="-53.0460367431641" calcext:value-type="float">
            <text:p>-53,0460367431641</text:p>
          </table:table-cell>
          <table:table-cell office:value-type="float" office:value="-53.044147277832" calcext:value-type="float">
            <text:p>-53,044147277832</text:p>
          </table:table-cell>
          <table:table-cell office:value-type="float" office:value="-53.0451082496643" calcext:value-type="float">
            <text:p>-53,0451082496643</text:p>
          </table:table-cell>
          <table:table-cell office:value-type="float" office:value="-53.0431417350769" calcext:value-type="float">
            <text:p>-53,0431417350769</text:p>
          </table:table-cell>
          <table:table-cell office:value-type="float" office:value="-53.0424862442017" calcext:value-type="float">
            <text:p>-53,0424862442017</text:p>
          </table:table-cell>
          <table:table-cell office:value-type="float" office:value="-53.0492529945374" calcext:value-type="float">
            <text:p>-53,0492529945374</text:p>
          </table:table-cell>
          <table:table-cell office:value-type="float" office:value="-53.0507427024841" calcext:value-type="float">
            <text:p>-53,0507427024841</text:p>
          </table:table-cell>
          <table:table-cell office:value-type="float" office:value="-53.0434910011292" calcext:value-type="float">
            <text:p>-53,0434910011292</text:p>
          </table:table-cell>
          <table:table-cell office:value-type="float" office:value="-53.0450755271912" calcext:value-type="float">
            <text:p>-53,0450755271912</text:p>
          </table:table-cell>
          <table:table-cell office:value-type="float" office:value="-53.0388481063843" calcext:value-type="float">
            <text:p>-53,0388481063843</text:p>
          </table:table-cell>
          <table:table-cell office:value-type="float" office:value="-53.038448474884" calcext:value-type="float">
            <text:p>-53,038448474884</text:p>
          </table:table-cell>
          <table:table-cell office:value-type="float" office:value="-53.0418317489624" calcext:value-type="float">
            <text:p>-53,0418317489624</text:p>
          </table:table-cell>
          <table:table-cell office:value-type="float" office:value="-53.0400124816895" calcext:value-type="float">
            <text:p>-53,0400124816895</text:p>
          </table:table-cell>
          <table:table-cell office:value-type="float" office:value="-53.0407169647217" calcext:value-type="float">
            <text:p>-53,0407169647217</text:p>
          </table:table-cell>
          <table:table-cell office:value-type="float" office:value="-53.0414540481567" calcext:value-type="float">
            <text:p>-53,041454048156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53.0366413269043" calcext:value-type="float">
            <text:p>-53,0366413269043</text:p>
          </table:table-cell>
          <table:table-cell office:value-type="float" office:value="-53.0389307365418" calcext:value-type="float">
            <text:p>-53,0389307365418</text:p>
          </table:table-cell>
          <table:table-cell office:value-type="float" office:value="-53.0404541435242" calcext:value-type="float">
            <text:p>-53,0404541435242</text:p>
          </table:table-cell>
          <table:table-cell office:value-type="float" office:value="-53.0395324707031" calcext:value-type="float">
            <text:p>-53,0395324707031</text:p>
          </table:table-cell>
          <table:table-cell office:value-type="float" office:value="-53.0386339912415" calcext:value-type="float">
            <text:p>-53,0386339912415</text:p>
          </table:table-cell>
          <table:table-cell office:value-type="float" office:value="-53.0365489845276" calcext:value-type="float">
            <text:p>-53,0365489845276</text:p>
          </table:table-cell>
          <table:table-cell office:value-type="float" office:value="-53.0405645256042" calcext:value-type="float">
            <text:p>-53,0405645256042</text:p>
          </table:table-cell>
          <table:table-cell office:value-type="float" office:value="-53.0413337249756" calcext:value-type="float">
            <text:p>-53,0413337249756</text:p>
          </table:table-cell>
          <table:table-cell office:value-type="float" office:value="-53.0387765235901" calcext:value-type="float">
            <text:p>-53,0387765235901</text:p>
          </table:table-cell>
          <table:table-cell office:value-type="float" office:value="-53.0390163345337" calcext:value-type="float">
            <text:p>-53,0390163345337</text:p>
          </table:table-cell>
          <table:table-cell office:value-type="float" office:value="-53.0373556137085" calcext:value-type="float">
            <text:p>-53,0373556137085</text:p>
          </table:table-cell>
          <table:table-cell office:value-type="float" office:value="-53.0378998565674" calcext:value-type="float">
            <text:p>-53,0378998565674</text:p>
          </table:table-cell>
          <table:table-cell office:value-type="float" office:value="-53.0359637184143" calcext:value-type="float">
            <text:p>-53,0359637184143</text:p>
          </table:table-cell>
          <table:table-cell office:value-type="float" office:value="-53.0368024482727" calcext:value-type="float">
            <text:p>-53,0368024482727</text:p>
          </table:table-cell>
          <table:table-cell office:value-type="float" office:value="-53.0379167327881" calcext:value-type="float">
            <text:p>-53,0379167327881</text:p>
          </table:table-cell>
          <table:table-cell office:value-type="float" office:value="-53.0391928787231" calcext:value-type="float">
            <text:p>-53,0391928787231</text:p>
          </table:table-cell>
          <table:table-cell office:value-type="float" office:value="-53.035519367218" calcext:value-type="float">
            <text:p>-53,035519367218</text:p>
          </table:table-cell>
          <table:table-cell office:value-type="float" office:value="-53.0367187995911" calcext:value-type="float">
            <text:p>-53,0367187995911</text:p>
          </table:table-cell>
          <table:table-cell office:value-type="float" office:value="-53.0355991210938" calcext:value-type="float">
            <text:p>-53,0355991210938</text:p>
          </table:table-cell>
          <table:table-cell office:value-type="float" office:value="-53.0336616134644" calcext:value-type="float">
            <text:p>-53,033661613464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3.0385835266113" calcext:value-type="float">
            <text:p>-53,0385835266113</text:p>
          </table:table-cell>
          <table:table-cell office:value-type="float" office:value="-53.0410614852905" calcext:value-type="float">
            <text:p>-53,0410614852905</text:p>
          </table:table-cell>
          <table:table-cell office:value-type="float" office:value="-53.0401727142334" calcext:value-type="float">
            <text:p>-53,0401727142334</text:p>
          </table:table-cell>
          <table:table-cell office:value-type="float" office:value="-53.0354696388245" calcext:value-type="float">
            <text:p>-53,0354696388245</text:p>
          </table:table-cell>
          <table:table-cell office:value-type="float" office:value="-53.0398588066101" calcext:value-type="float">
            <text:p>-53,0398588066101</text:p>
          </table:table-cell>
          <table:table-cell office:value-type="float" office:value="-53.0382683944702" calcext:value-type="float">
            <text:p>-53,0382683944702</text:p>
          </table:table-cell>
          <table:table-cell office:value-type="float" office:value="-53.0362363433838" calcext:value-type="float">
            <text:p>-53,0362363433838</text:p>
          </table:table-cell>
          <table:table-cell office:value-type="float" office:value="-53.0370641098022" calcext:value-type="float">
            <text:p>-53,0370641098022</text:p>
          </table:table-cell>
          <table:table-cell office:value-type="float" office:value="-53.0387187690735" calcext:value-type="float">
            <text:p>-53,0387187690735</text:p>
          </table:table-cell>
          <table:table-cell office:value-type="float" office:value="-53.0399862289429" calcext:value-type="float">
            <text:p>-53,0399862289429</text:p>
          </table:table-cell>
          <table:table-cell office:value-type="float" office:value="-53.041810005188" calcext:value-type="float">
            <text:p>-53,041810005188</text:p>
          </table:table-cell>
          <table:table-cell office:value-type="float" office:value="-53.0432455444336" calcext:value-type="float">
            <text:p>-53,0432455444336</text:p>
          </table:table-cell>
          <table:table-cell office:value-type="float" office:value="-53.0391202430725" calcext:value-type="float">
            <text:p>-53,0391202430725</text:p>
          </table:table-cell>
          <table:table-cell office:value-type="float" office:value="-53.0403104400635" calcext:value-type="float">
            <text:p>-53,0403104400635</text:p>
          </table:table-cell>
          <table:table-cell office:value-type="float" office:value="-53.0385895843506" calcext:value-type="float">
            <text:p>-53,0385895843506</text:p>
          </table:table-cell>
          <table:table-cell office:value-type="float" office:value="-53.0395242805481" calcext:value-type="float">
            <text:p>-53,0395242805481</text:p>
          </table:table-cell>
          <table:table-cell office:value-type="float" office:value="-53.0369071617127" calcext:value-type="float">
            <text:p>-53,0369071617127</text:p>
          </table:table-cell>
          <table:table-cell office:value-type="float" office:value="-53.0348050689697" calcext:value-type="float">
            <text:p>-53,0348050689697</text:p>
          </table:table-cell>
          <table:table-cell office:value-type="float" office:value="-53.0381822242737" calcext:value-type="float">
            <text:p>-53,0381822242737</text:p>
          </table:table-cell>
          <table:table-cell office:value-type="float" office:value="-53.0368838500977" calcext:value-type="float">
            <text:p>-53,03688385009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3.0415689125061" calcext:value-type="float">
            <text:p>-53,0415689125061</text:p>
          </table:table-cell>
          <table:table-cell office:value-type="float" office:value="-53.0421373672485" calcext:value-type="float">
            <text:p>-53,0421373672485</text:p>
          </table:table-cell>
          <table:table-cell office:value-type="float" office:value="-53.0426164932251" calcext:value-type="float">
            <text:p>-53,0426164932251</text:p>
          </table:table-cell>
          <table:table-cell office:value-type="float" office:value="-53.0356305923462" calcext:value-type="float">
            <text:p>-53,0356305923462</text:p>
          </table:table-cell>
          <table:table-cell office:value-type="float" office:value="-53.0401114311218" calcext:value-type="float">
            <text:p>-53,0401114311218</text:p>
          </table:table-cell>
          <table:table-cell office:value-type="float" office:value="-53.0410677452087" calcext:value-type="float">
            <text:p>-53,0410677452087</text:p>
          </table:table-cell>
          <table:table-cell office:value-type="float" office:value="-53.0318559112549" calcext:value-type="float">
            <text:p>-53,0318559112549</text:p>
          </table:table-cell>
          <table:table-cell office:value-type="float" office:value="-53.0330244026184" calcext:value-type="float">
            <text:p>-53,0330244026184</text:p>
          </table:table-cell>
          <table:table-cell office:value-type="float" office:value="-53.0355181503296" calcext:value-type="float">
            <text:p>-53,0355181503296</text:p>
          </table:table-cell>
          <table:table-cell office:value-type="float" office:value="-53.0345636520386" calcext:value-type="float">
            <text:p>-53,0345636520386</text:p>
          </table:table-cell>
          <table:table-cell office:value-type="float" office:value="-53.0413559494019" calcext:value-type="float">
            <text:p>-53,0413559494019</text:p>
          </table:table-cell>
          <table:table-cell office:value-type="float" office:value="-53.0403385124207" calcext:value-type="float">
            <text:p>-53,0403385124207</text:p>
          </table:table-cell>
          <table:table-cell office:value-type="float" office:value="-53.0407266426086" calcext:value-type="float">
            <text:p>-53,0407266426086</text:p>
          </table:table-cell>
          <table:table-cell office:value-type="float" office:value="-53.0412016372681" calcext:value-type="float">
            <text:p>-53,0412016372681</text:p>
          </table:table-cell>
          <table:table-cell office:value-type="float" office:value="-53.0376508331299" calcext:value-type="float">
            <text:p>-53,0376508331299</text:p>
          </table:table-cell>
          <table:table-cell office:value-type="float" office:value="-53.0378152770996" calcext:value-type="float">
            <text:p>-53,0378152770996</text:p>
          </table:table-cell>
          <table:table-cell office:value-type="float" office:value="-53.0368442878723" calcext:value-type="float">
            <text:p>-53,0368442878723</text:p>
          </table:table-cell>
          <table:table-cell office:value-type="float" office:value="-53.0355620574951" calcext:value-type="float">
            <text:p>-53,0355620574951</text:p>
          </table:table-cell>
          <table:table-cell office:value-type="float" office:value="-53.0369091377258" calcext:value-type="float">
            <text:p>-53,0369091377258</text:p>
          </table:table-cell>
          <table:table-cell office:value-type="float" office:value="-53.0375311470032" calcext:value-type="float">
            <text:p>-53,037531147003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3.0435099220276" calcext:value-type="float">
            <text:p>-53,0435099220276</text:p>
          </table:table-cell>
          <table:table-cell office:value-type="float" office:value="-53.0397863540649" calcext:value-type="float">
            <text:p>-53,0397863540649</text:p>
          </table:table-cell>
          <table:table-cell office:value-type="float" office:value="-53.0433812217712" calcext:value-type="float">
            <text:p>-53,0433812217712</text:p>
          </table:table-cell>
          <table:table-cell office:value-type="float" office:value="-53.042484046936" calcext:value-type="float">
            <text:p>-53,042484046936</text:p>
          </table:table-cell>
          <table:table-cell office:value-type="float" office:value="-53.0409543380737" calcext:value-type="float">
            <text:p>-53,0409543380737</text:p>
          </table:table-cell>
          <table:table-cell office:value-type="float" office:value="-53.0408726119995" calcext:value-type="float">
            <text:p>-53,0408726119995</text:p>
          </table:table-cell>
          <table:table-cell office:value-type="float" office:value="-53.0384985427856" calcext:value-type="float">
            <text:p>-53,0384985427856</text:p>
          </table:table-cell>
          <table:table-cell office:value-type="float" office:value="-53.0451644821167" calcext:value-type="float">
            <text:p>-53,0451644821167</text:p>
          </table:table-cell>
          <table:table-cell office:value-type="float" office:value="-53.0378645553589" calcext:value-type="float">
            <text:p>-53,0378645553589</text:p>
          </table:table-cell>
          <table:table-cell office:value-type="float" office:value="-53.0405769424439" calcext:value-type="float">
            <text:p>-53,0405769424439</text:p>
          </table:table-cell>
          <table:table-cell office:value-type="float" office:value="-53.041254032135" calcext:value-type="float">
            <text:p>-53,041254032135</text:p>
          </table:table-cell>
          <table:table-cell office:value-type="float" office:value="-53.0413561096191" calcext:value-type="float">
            <text:p>-53,0413561096191</text:p>
          </table:table-cell>
          <table:table-cell office:value-type="float" office:value="-53.0437831993103" calcext:value-type="float">
            <text:p>-53,0437831993103</text:p>
          </table:table-cell>
          <table:table-cell office:value-type="float" office:value="-53.0439496803284" calcext:value-type="float">
            <text:p>-53,0439496803284</text:p>
          </table:table-cell>
          <table:table-cell office:value-type="float" office:value="-53.0396250534058" calcext:value-type="float">
            <text:p>-53,0396250534058</text:p>
          </table:table-cell>
          <table:table-cell office:value-type="float" office:value="-53.0397288398743" calcext:value-type="float">
            <text:p>-53,0397288398743</text:p>
          </table:table-cell>
          <table:table-cell office:value-type="float" office:value="-53.0405818748474" calcext:value-type="float">
            <text:p>-53,0405818748474</text:p>
          </table:table-cell>
          <table:table-cell office:value-type="float" office:value="-53.0424683647156" calcext:value-type="float">
            <text:p>-53,0424683647156</text:p>
          </table:table-cell>
          <table:table-cell office:value-type="float" office:value="-53.0358950042725" calcext:value-type="float">
            <text:p>-53,0358950042725</text:p>
          </table:table-cell>
          <table:table-cell office:value-type="float" office:value="-53.037558177948" calcext:value-type="float">
            <text:p>-53,0375581779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3.0337614555359" calcext:value-type="float">
            <text:p>-53,0337614555359</text:p>
          </table:table-cell>
          <table:table-cell office:value-type="float" office:value="-53.0379704284668" calcext:value-type="float">
            <text:p>-53,0379704284668</text:p>
          </table:table-cell>
          <table:table-cell office:value-type="float" office:value="-53.0403433189392" calcext:value-type="float">
            <text:p>-53,0403433189392</text:p>
          </table:table-cell>
          <table:table-cell office:value-type="float" office:value="-53.03803465271" calcext:value-type="float">
            <text:p>-53,03803465271</text:p>
          </table:table-cell>
          <table:table-cell office:value-type="float" office:value="-53.0380239181519" calcext:value-type="float">
            <text:p>-53,0380239181519</text:p>
          </table:table-cell>
          <table:table-cell office:value-type="float" office:value="-53.0336327857971" calcext:value-type="float">
            <text:p>-53,0336327857971</text:p>
          </table:table-cell>
          <table:table-cell office:value-type="float" office:value="-53.0414708137512" calcext:value-type="float">
            <text:p>-53,0414708137512</text:p>
          </table:table-cell>
          <table:table-cell office:value-type="float" office:value="-53.0450558433533" calcext:value-type="float">
            <text:p>-53,0450558433533</text:p>
          </table:table-cell>
          <table:table-cell office:value-type="float" office:value="-53.0405948486328" calcext:value-type="float">
            <text:p>-53,0405948486328</text:p>
          </table:table-cell>
          <table:table-cell office:value-type="float" office:value="-53.0418992347717" calcext:value-type="float">
            <text:p>-53,0418992347717</text:p>
          </table:table-cell>
          <table:table-cell office:value-type="float" office:value="-53.0384808502197" calcext:value-type="float">
            <text:p>-53,0384808502197</text:p>
          </table:table-cell>
          <table:table-cell office:value-type="float" office:value="-53.037461730957" calcext:value-type="float">
            <text:p>-53,037461730957</text:p>
          </table:table-cell>
          <table:table-cell office:value-type="float" office:value="-53.0378761520386" calcext:value-type="float">
            <text:p>-53,0378761520386</text:p>
          </table:table-cell>
          <table:table-cell office:value-type="float" office:value="-53.0379906806946" calcext:value-type="float">
            <text:p>-53,0379906806946</text:p>
          </table:table-cell>
          <table:table-cell office:value-type="float" office:value="-53.0401340141296" calcext:value-type="float">
            <text:p>-53,0401340141296</text:p>
          </table:table-cell>
          <table:table-cell office:value-type="float" office:value="-53.041363948822" calcext:value-type="float">
            <text:p>-53,041363948822</text:p>
          </table:table-cell>
          <table:table-cell office:value-type="float" office:value="-53.035031917572" calcext:value-type="float">
            <text:p>-53,035031917572</text:p>
          </table:table-cell>
          <table:table-cell office:value-type="float" office:value="-53.0367944755554" calcext:value-type="float">
            <text:p>-53,0367944755554</text:p>
          </table:table-cell>
          <table:table-cell office:value-type="float" office:value="-53.0313378944397" calcext:value-type="float">
            <text:p>-53,0313378944397</text:p>
          </table:table-cell>
          <table:table-cell office:value-type="float" office:value="-53.0294500083923" calcext:value-type="float">
            <text:p>-53,029450008392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3.0343360404968" calcext:value-type="float">
            <text:p>-53,0343360404968</text:p>
          </table:table-cell>
          <table:table-cell office:value-type="float" office:value="-53.035824508667" calcext:value-type="float">
            <text:p>-53,035824508667</text:p>
          </table:table-cell>
          <table:table-cell office:value-type="float" office:value="-53.0350878753662" calcext:value-type="float">
            <text:p>-53,0350878753662</text:p>
          </table:table-cell>
          <table:table-cell office:value-type="float" office:value="-53.0357458152771" calcext:value-type="float">
            <text:p>-53,0357458152771</text:p>
          </table:table-cell>
          <table:table-cell office:value-type="float" office:value="-53.0350330467224" calcext:value-type="float">
            <text:p>-53,0350330467224</text:p>
          </table:table-cell>
          <table:table-cell office:value-type="float" office:value="-53.0359934806824" calcext:value-type="float">
            <text:p>-53,0359934806824</text:p>
          </table:table-cell>
          <table:table-cell office:value-type="float" office:value="-53.0361415481567" calcext:value-type="float">
            <text:p>-53,0361415481567</text:p>
          </table:table-cell>
          <table:table-cell office:value-type="float" office:value="-53.0381483001709" calcext:value-type="float">
            <text:p>-53,0381483001709</text:p>
          </table:table-cell>
          <table:table-cell office:value-type="float" office:value="-53.0286519317627" calcext:value-type="float">
            <text:p>-53,0286519317627</text:p>
          </table:table-cell>
          <table:table-cell office:value-type="float" office:value="-53.0299354286194" calcext:value-type="float">
            <text:p>-53,0299354286194</text:p>
          </table:table-cell>
          <table:table-cell office:value-type="float" office:value="-53.0316000213623" calcext:value-type="float">
            <text:p>-53,0316000213623</text:p>
          </table:table-cell>
          <table:table-cell office:value-type="float" office:value="-53.0309313354492" calcext:value-type="float">
            <text:p>-53,0309313354492</text:p>
          </table:table-cell>
          <table:table-cell office:value-type="float" office:value="-53.0308929977417" calcext:value-type="float">
            <text:p>-53,0308929977417</text:p>
          </table:table-cell>
          <table:table-cell office:value-type="float" office:value="-53.0311110115051" calcext:value-type="float">
            <text:p>-53,0311110115051</text:p>
          </table:table-cell>
          <table:table-cell office:value-type="float" office:value="-53.034833442688" calcext:value-type="float">
            <text:p>-53,034833442688</text:p>
          </table:table-cell>
          <table:table-cell office:value-type="float" office:value="-53.0360268440247" calcext:value-type="float">
            <text:p>-53,0360268440247</text:p>
          </table:table-cell>
          <table:table-cell office:value-type="float" office:value="-53.028287979126" calcext:value-type="float">
            <text:p>-53,028287979126</text:p>
          </table:table-cell>
          <table:table-cell office:value-type="float" office:value="-53.0310323944092" calcext:value-type="float">
            <text:p>-53,0310323944092</text:p>
          </table:table-cell>
          <table:table-cell office:value-type="float" office:value="-53.0330363693237" calcext:value-type="float">
            <text:p>-53,0330363693237</text:p>
          </table:table-cell>
          <table:table-cell office:value-type="float" office:value="-53.0312493591309" calcext:value-type="float">
            <text:p>-53,031249359130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53.0330733108521" calcext:value-type="float">
            <text:p>-53,0330733108521</text:p>
          </table:table-cell>
          <table:table-cell office:value-type="float" office:value="-53.0376696472168" calcext:value-type="float">
            <text:p>-53,0376696472168</text:p>
          </table:table-cell>
          <table:table-cell office:value-type="float" office:value="-53.0294745445251" calcext:value-type="float">
            <text:p>-53,0294745445251</text:p>
          </table:table-cell>
          <table:table-cell office:value-type="float" office:value="-53.0317656517029" calcext:value-type="float">
            <text:p>-53,0317656517029</text:p>
          </table:table-cell>
          <table:table-cell office:value-type="float" office:value="-53.0320792350769" calcext:value-type="float">
            <text:p>-53,0320792350769</text:p>
          </table:table-cell>
          <table:table-cell office:value-type="float" office:value="-53.0352299499512" calcext:value-type="float">
            <text:p>-53,0352299499512</text:p>
          </table:table-cell>
          <table:table-cell office:value-type="float" office:value="-53.0331868476868" calcext:value-type="float">
            <text:p>-53,0331868476868</text:p>
          </table:table-cell>
          <table:table-cell office:value-type="float" office:value="-53.0327361755371" calcext:value-type="float">
            <text:p>-53,0327361755371</text:p>
          </table:table-cell>
          <table:table-cell office:value-type="float" office:value="-53.0306750869751" calcext:value-type="float">
            <text:p>-53,0306750869751</text:p>
          </table:table-cell>
          <table:table-cell office:value-type="float" office:value="-53.0328924636841" calcext:value-type="float">
            <text:p>-53,0328924636841</text:p>
          </table:table-cell>
          <table:table-cell office:value-type="float" office:value="-53.0321518325806" calcext:value-type="float">
            <text:p>-53,0321518325806</text:p>
          </table:table-cell>
          <table:table-cell office:value-type="float" office:value="-53.0334227142334" calcext:value-type="float">
            <text:p>-53,0334227142334</text:p>
          </table:table-cell>
          <table:table-cell office:value-type="float" office:value="-53.0302953643799" calcext:value-type="float">
            <text:p>-53,0302953643799</text:p>
          </table:table-cell>
          <table:table-cell office:value-type="float" office:value="-53.0313455696106" calcext:value-type="float">
            <text:p>-53,0313455696106</text:p>
          </table:table-cell>
          <table:table-cell office:value-type="float" office:value="-53.0315818824768" calcext:value-type="float">
            <text:p>-53,0315818824768</text:p>
          </table:table-cell>
          <table:table-cell office:value-type="float" office:value="-53.0319407577515" calcext:value-type="float">
            <text:p>-53,0319407577515</text:p>
          </table:table-cell>
          <table:table-cell office:value-type="float" office:value="-53.033109703064" calcext:value-type="float">
            <text:p>-53,033109703064</text:p>
          </table:table-cell>
          <table:table-cell office:value-type="float" office:value="-53.0323981399536" calcext:value-type="float">
            <text:p>-53,0323981399536</text:p>
          </table:table-cell>
          <table:table-cell office:value-type="float" office:value="-53.0301484375" calcext:value-type="float">
            <text:p>-53,0301484375</text:p>
          </table:table-cell>
          <table:table-cell office:value-type="float" office:value="-53.0299929161072" calcext:value-type="float">
            <text:p>-53,029992916107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53.0311759147644" calcext:value-type="float">
            <text:p>-53,0311759147644</text:p>
          </table:table-cell>
          <table:table-cell office:value-type="float" office:value="-53.0273852615356" calcext:value-type="float">
            <text:p>-53,0273852615356</text:p>
          </table:table-cell>
          <table:table-cell office:value-type="float" office:value="-53.0345616493225" calcext:value-type="float">
            <text:p>-53,0345616493225</text:p>
          </table:table-cell>
          <table:table-cell office:value-type="float" office:value="-53.037581943512" calcext:value-type="float">
            <text:p>-53,037581943512</text:p>
          </table:table-cell>
          <table:table-cell office:value-type="float" office:value="-53.0310929908752" calcext:value-type="float">
            <text:p>-53,0310929908752</text:p>
          </table:table-cell>
          <table:table-cell office:value-type="float" office:value="-53.0313424835205" calcext:value-type="float">
            <text:p>-53,0313424835205</text:p>
          </table:table-cell>
          <table:table-cell office:value-type="float" office:value="-53.034432926178" calcext:value-type="float">
            <text:p>-53,034432926178</text:p>
          </table:table-cell>
          <table:table-cell office:value-type="float" office:value="-53.0324715461731" calcext:value-type="float">
            <text:p>-53,0324715461731</text:p>
          </table:table-cell>
          <table:table-cell office:value-type="float" office:value="-53.0292362213135" calcext:value-type="float">
            <text:p>-53,0292362213135</text:p>
          </table:table-cell>
          <table:table-cell office:value-type="float" office:value="-53.0293053092957" calcext:value-type="float">
            <text:p>-53,0293053092957</text:p>
          </table:table-cell>
          <table:table-cell office:value-type="float" office:value="-53.0347489929199" calcext:value-type="float">
            <text:p>-53,0347489929199</text:p>
          </table:table-cell>
          <table:table-cell office:value-type="float" office:value="-53.034372303009" calcext:value-type="float">
            <text:p>-53,034372303009</text:p>
          </table:table-cell>
          <table:table-cell office:value-type="float" office:value="-53.0292092628479" calcext:value-type="float">
            <text:p>-53,0292092628479</text:p>
          </table:table-cell>
          <table:table-cell office:value-type="float" office:value="-53.0307600746155" calcext:value-type="float">
            <text:p>-53,0307600746155</text:p>
          </table:table-cell>
          <table:table-cell office:value-type="float" office:value="-53.0353138885498" calcext:value-type="float">
            <text:p>-53,0353138885498</text:p>
          </table:table-cell>
          <table:table-cell office:value-type="float" office:value="-53.034531627655" calcext:value-type="float">
            <text:p>-53,034531627655</text:p>
          </table:table-cell>
          <table:table-cell office:value-type="float" office:value="-53.0327369995117" calcext:value-type="float">
            <text:p>-53,0327369995117</text:p>
          </table:table-cell>
          <table:table-cell office:value-type="float" office:value="-53.033110660553" calcext:value-type="float">
            <text:p>-53,033110660553</text:p>
          </table:table-cell>
          <table:table-cell office:value-type="float" office:value="-53.0171086578369" calcext:value-type="float">
            <text:p>-53,0171086578369</text:p>
          </table:table-cell>
          <table:table-cell office:value-type="float" office:value="-53.0196656455994" calcext:value-type="float">
            <text:p>-53,019665645599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3.0293384132385" calcext:value-type="float">
            <text:p>-53,0293384132385</text:p>
          </table:table-cell>
          <table:table-cell office:value-type="float" office:value="-53.0266225395203" calcext:value-type="float">
            <text:p>-53,0266225395203</text:p>
          </table:table-cell>
          <table:table-cell office:value-type="float" office:value="-53.0212369308472" calcext:value-type="float">
            <text:p>-53,0212369308472</text:p>
          </table:table-cell>
          <table:table-cell office:value-type="float" office:value="-53.0246851119995" calcext:value-type="float">
            <text:p>-53,0246851119995</text:p>
          </table:table-cell>
          <table:table-cell office:value-type="float" office:value="-53.024093082428" calcext:value-type="float">
            <text:p>-53,024093082428</text:p>
          </table:table-cell>
          <table:table-cell office:value-type="float" office:value="-53.0234560546875" calcext:value-type="float">
            <text:p>-53,0234560546875</text:p>
          </table:table-cell>
          <table:table-cell office:value-type="float" office:value="-53.0209680328369" calcext:value-type="float">
            <text:p>-53,0209680328369</text:p>
          </table:table-cell>
          <table:table-cell office:value-type="float" office:value="-53.0222887268066" calcext:value-type="float">
            <text:p>-53,0222887268066</text:p>
          </table:table-cell>
          <table:table-cell office:value-type="float" office:value="-53.024657245636" calcext:value-type="float">
            <text:p>-53,024657245636</text:p>
          </table:table-cell>
          <table:table-cell office:value-type="float" office:value="-53.0292463150024" calcext:value-type="float">
            <text:p>-53,0292463150024</text:p>
          </table:table-cell>
          <table:table-cell office:value-type="float" office:value="-53.0210335731506" calcext:value-type="float">
            <text:p>-53,0210335731506</text:p>
          </table:table-cell>
          <table:table-cell office:value-type="float" office:value="-53.0218523864746" calcext:value-type="float">
            <text:p>-53,0218523864746</text:p>
          </table:table-cell>
          <table:table-cell office:value-type="float" office:value="-53.0278143959045" calcext:value-type="float">
            <text:p>-53,0278143959045</text:p>
          </table:table-cell>
          <table:table-cell office:value-type="float" office:value="-53.0312731666565" calcext:value-type="float">
            <text:p>-53,0312731666565</text:p>
          </table:table-cell>
          <table:table-cell office:value-type="float" office:value="-53.0213030052185" calcext:value-type="float">
            <text:p>-53,0213030052185</text:p>
          </table:table-cell>
          <table:table-cell office:value-type="float" office:value="-53.0238136634827" calcext:value-type="float">
            <text:p>-53,0238136634827</text:p>
          </table:table-cell>
          <table:table-cell office:value-type="float" office:value="-53.024739151001" calcext:value-type="float">
            <text:p>-53,024739151001</text:p>
          </table:table-cell>
          <table:table-cell office:value-type="float" office:value="-53.0207802200317" calcext:value-type="float">
            <text:p>-53,0207802200317</text:p>
          </table:table-cell>
          <table:table-cell office:value-type="float" office:value="-53.021600025177" calcext:value-type="float">
            <text:p>-53,021600025177</text:p>
          </table:table-cell>
          <table:table-cell office:value-type="float" office:value="-53.0213830566406" calcext:value-type="float">
            <text:p>-53,02138305664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3.0265075302124" calcext:value-type="float">
            <text:p>-53,0265075302124</text:p>
          </table:table-cell>
          <table:table-cell office:value-type="float" office:value="-53.0254346694946" calcext:value-type="float">
            <text:p>-53,0254346694946</text:p>
          </table:table-cell>
          <table:table-cell office:value-type="float" office:value="-53.0223788986206" calcext:value-type="float">
            <text:p>-53,0223788986206</text:p>
          </table:table-cell>
          <table:table-cell office:value-type="float" office:value="-53.0217094955444" calcext:value-type="float">
            <text:p>-53,0217094955444</text:p>
          </table:table-cell>
          <table:table-cell office:value-type="float" office:value="-53.0266739578247" calcext:value-type="float">
            <text:p>-53,0266739578247</text:p>
          </table:table-cell>
          <table:table-cell office:value-type="float" office:value="-53.0262291908264" calcext:value-type="float">
            <text:p>-53,0262291908264</text:p>
          </table:table-cell>
          <table:table-cell office:value-type="float" office:value="-53.0219447937012" calcext:value-type="float">
            <text:p>-53,0219447937012</text:p>
          </table:table-cell>
          <table:table-cell office:value-type="float" office:value="-53.0227789955139" calcext:value-type="float">
            <text:p>-53,0227789955139</text:p>
          </table:table-cell>
          <table:table-cell office:value-type="float" office:value="-53.0255688018799" calcext:value-type="float">
            <text:p>-53,0255688018799</text:p>
          </table:table-cell>
          <table:table-cell office:value-type="float" office:value="-53.0279296302795" calcext:value-type="float">
            <text:p>-53,0279296302795</text:p>
          </table:table-cell>
          <table:table-cell office:value-type="float" office:value="-53.0268930473328" calcext:value-type="float">
            <text:p>-53,0268930473328</text:p>
          </table:table-cell>
          <table:table-cell office:value-type="float" office:value="-53.0283264389038" calcext:value-type="float">
            <text:p>-53,0283264389038</text:p>
          </table:table-cell>
          <table:table-cell office:value-type="float" office:value="-53.0255892333984" calcext:value-type="float">
            <text:p>-53,0255892333984</text:p>
          </table:table-cell>
          <table:table-cell office:value-type="float" office:value="-53.0265378303528" calcext:value-type="float">
            <text:p>-53,0265378303528</text:p>
          </table:table-cell>
          <table:table-cell office:value-type="float" office:value="-53.0262019844055" calcext:value-type="float">
            <text:p>-53,0262019844055</text:p>
          </table:table-cell>
          <table:table-cell office:value-type="float" office:value="-53.0242832527161" calcext:value-type="float">
            <text:p>-53,0242832527161</text:p>
          </table:table-cell>
          <table:table-cell office:value-type="float" office:value="-53.023974861145" calcext:value-type="float">
            <text:p>-53,023974861145</text:p>
          </table:table-cell>
          <table:table-cell office:value-type="float" office:value="-53.0228351135254" calcext:value-type="float">
            <text:p>-53,0228351135254</text:p>
          </table:table-cell>
          <table:table-cell office:value-type="float" office:value="-53.0280030937195" calcext:value-type="float">
            <text:p>-53,0280030937195</text:p>
          </table:table-cell>
          <table:table-cell office:value-type="float" office:value="-53.0256524391174" calcext:value-type="float">
            <text:p>-53,025652439117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3.0282315940857" calcext:value-type="float">
            <text:p>-53,0282315940857</text:p>
          </table:table-cell>
          <table:table-cell office:value-type="float" office:value="-53.0305608520508" calcext:value-type="float">
            <text:p>-53,0305608520508</text:p>
          </table:table-cell>
          <table:table-cell office:value-type="float" office:value="-53.0259869003296" calcext:value-type="float">
            <text:p>-53,0259869003296</text:p>
          </table:table-cell>
          <table:table-cell office:value-type="float" office:value="-53.0300203742981" calcext:value-type="float">
            <text:p>-53,0300203742981</text:p>
          </table:table-cell>
          <table:table-cell office:value-type="float" office:value="-53.0277942199707" calcext:value-type="float">
            <text:p>-53,0277942199707</text:p>
          </table:table-cell>
          <table:table-cell office:value-type="float" office:value="-53.0295227928162" calcext:value-type="float">
            <text:p>-53,0295227928162</text:p>
          </table:table-cell>
          <table:table-cell office:value-type="float" office:value="-53.0260297737122" calcext:value-type="float">
            <text:p>-53,0260297737122</text:p>
          </table:table-cell>
          <table:table-cell office:value-type="float" office:value="-53.0282344055176" calcext:value-type="float">
            <text:p>-53,0282344055176</text:p>
          </table:table-cell>
          <table:table-cell office:value-type="float" office:value="-53.0342374305725" calcext:value-type="float">
            <text:p>-53,0342374305725</text:p>
          </table:table-cell>
          <table:table-cell office:value-type="float" office:value="-53.0362860183716" calcext:value-type="float">
            <text:p>-53,0362860183716</text:p>
          </table:table-cell>
          <table:table-cell office:value-type="float" office:value="-53.0172176818848" calcext:value-type="float">
            <text:p>-53,0172176818848</text:p>
          </table:table-cell>
          <table:table-cell office:value-type="float" office:value="-53.0253289413452" calcext:value-type="float">
            <text:p>-53,0253289413452</text:p>
          </table:table-cell>
          <table:table-cell office:value-type="float" office:value="-53.0251837768555" calcext:value-type="float">
            <text:p>-53,0251837768555</text:p>
          </table:table-cell>
          <table:table-cell office:value-type="float" office:value="-53.0295261878967" calcext:value-type="float">
            <text:p>-53,0295261878967</text:p>
          </table:table-cell>
          <table:table-cell office:value-type="float" office:value="-53.0272053604126" calcext:value-type="float">
            <text:p>-53,0272053604126</text:p>
          </table:table-cell>
          <table:table-cell office:value-type="float" office:value="-53.0276275100708" calcext:value-type="float">
            <text:p>-53,0276275100708</text:p>
          </table:table-cell>
          <table:table-cell office:value-type="float" office:value="-53.0223525314331" calcext:value-type="float">
            <text:p>-53,0223525314331</text:p>
          </table:table-cell>
          <table:table-cell office:value-type="float" office:value="-53.0207766189575" calcext:value-type="float">
            <text:p>-53,0207766189575</text:p>
          </table:table-cell>
          <table:table-cell office:value-type="float" office:value="-53.0293257980347" calcext:value-type="float">
            <text:p>-53,0293257980347</text:p>
          </table:table-cell>
          <table:table-cell office:value-type="float" office:value="-53.0238223419189" calcext:value-type="float">
            <text:p>-53,023822341918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53.0303899841309" calcext:value-type="float">
            <text:p>-53,0303899841309</text:p>
          </table:table-cell>
          <table:table-cell office:value-type="float" office:value="-53.026199092865" calcext:value-type="float">
            <text:p>-53,026199092865</text:p>
          </table:table-cell>
          <table:table-cell office:value-type="float" office:value="-53.0265845375061" calcext:value-type="float">
            <text:p>-53,0265845375061</text:p>
          </table:table-cell>
          <table:table-cell office:value-type="float" office:value="-53.0277566108704" calcext:value-type="float">
            <text:p>-53,0277566108704</text:p>
          </table:table-cell>
          <table:table-cell office:value-type="float" office:value="-53.0330776290894" calcext:value-type="float">
            <text:p>-53,0330776290894</text:p>
          </table:table-cell>
          <table:table-cell office:value-type="float" office:value="-53.0329359779358" calcext:value-type="float">
            <text:p>-53,0329359779358</text:p>
          </table:table-cell>
          <table:table-cell office:value-type="float" office:value="-53.0327866744995" calcext:value-type="float">
            <text:p>-53,0327866744995</text:p>
          </table:table-cell>
          <table:table-cell office:value-type="float" office:value="-53.0332031097412" calcext:value-type="float">
            <text:p>-53,0332031097412</text:p>
          </table:table-cell>
          <table:table-cell office:value-type="float" office:value="-53.032447467804" calcext:value-type="float">
            <text:p>-53,032447467804</text:p>
          </table:table-cell>
          <table:table-cell office:value-type="float" office:value="-53.0334200592041" calcext:value-type="float">
            <text:p>-53,0334200592041</text:p>
          </table:table-cell>
          <table:table-cell office:value-type="float" office:value="-53.0346847763062" calcext:value-type="float">
            <text:p>-53,0346847763062</text:p>
          </table:table-cell>
          <table:table-cell office:value-type="float" office:value="-53.0354405632019" calcext:value-type="float">
            <text:p>-53,0354405632019</text:p>
          </table:table-cell>
          <table:table-cell office:value-type="float" office:value="-53.0320294952393" calcext:value-type="float">
            <text:p>-53,0320294952393</text:p>
          </table:table-cell>
          <table:table-cell office:value-type="float" office:value="-53.0317389450073" calcext:value-type="float">
            <text:p>-53,0317389450073</text:p>
          </table:table-cell>
          <table:table-cell office:value-type="float" office:value="-53.031818687439" calcext:value-type="float">
            <text:p>-53,031818687439</text:p>
          </table:table-cell>
          <table:table-cell office:value-type="float" office:value="-53.0323444519043" calcext:value-type="float">
            <text:p>-53,0323444519043</text:p>
          </table:table-cell>
          <table:table-cell office:value-type="float" office:value="-53.0296460494995" calcext:value-type="float">
            <text:p>-53,0296460494995</text:p>
          </table:table-cell>
          <table:table-cell office:value-type="float" office:value="-53.0288664474487" calcext:value-type="float">
            <text:p>-53,0288664474487</text:p>
          </table:table-cell>
          <table:table-cell office:value-type="float" office:value="-53.0268099327087" calcext:value-type="float">
            <text:p>-53,0268099327087</text:p>
          </table:table-cell>
          <table:table-cell office:value-type="float" office:value="-53.0270645599365" calcext:value-type="float">
            <text:p>-53,02706455993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3.028818359375" calcext:value-type="float">
            <text:p>-53,028818359375</text:p>
          </table:table-cell>
          <table:table-cell office:value-type="float" office:value="-53.0284946098328" calcext:value-type="float">
            <text:p>-53,0284946098328</text:p>
          </table:table-cell>
          <table:table-cell office:value-type="float" office:value="-53.030934009552" calcext:value-type="float">
            <text:p>-53,030934009552</text:p>
          </table:table-cell>
          <table:table-cell office:value-type="float" office:value="-53.0335814552307" calcext:value-type="float">
            <text:p>-53,0335814552307</text:p>
          </table:table-cell>
          <table:table-cell office:value-type="float" office:value="-53.0314205131531" calcext:value-type="float">
            <text:p>-53,0314205131531</text:p>
          </table:table-cell>
          <table:table-cell office:value-type="float" office:value="-53.0313938598633" calcext:value-type="float">
            <text:p>-53,0313938598633</text:p>
          </table:table-cell>
          <table:table-cell office:value-type="float" office:value="-53.0362785263062" calcext:value-type="float">
            <text:p>-53,0362785263062</text:p>
          </table:table-cell>
          <table:table-cell office:value-type="float" office:value="-53.0331151657105" calcext:value-type="float">
            <text:p>-53,0331151657105</text:p>
          </table:table-cell>
          <table:table-cell office:value-type="float" office:value="-53.030906829834" calcext:value-type="float">
            <text:p>-53,030906829834</text:p>
          </table:table-cell>
          <table:table-cell office:value-type="float" office:value="-53.0311456947327" calcext:value-type="float">
            <text:p>-53,0311456947327</text:p>
          </table:table-cell>
          <table:table-cell office:value-type="float" office:value="-53.0311875534058" calcext:value-type="float">
            <text:p>-53,0311875534058</text:p>
          </table:table-cell>
          <table:table-cell office:value-type="float" office:value="-53.0320373649597" calcext:value-type="float">
            <text:p>-53,0320373649597</text:p>
          </table:table-cell>
          <table:table-cell office:value-type="float" office:value="-53.0313603477478" calcext:value-type="float">
            <text:p>-53,0313603477478</text:p>
          </table:table-cell>
          <table:table-cell office:value-type="float" office:value="-53.0311416435242" calcext:value-type="float">
            <text:p>-53,0311416435242</text:p>
          </table:table-cell>
          <table:table-cell office:value-type="float" office:value="-53.0285393447876" calcext:value-type="float">
            <text:p>-53,0285393447876</text:p>
          </table:table-cell>
          <table:table-cell office:value-type="float" office:value="-53.0277213745117" calcext:value-type="float">
            <text:p>-53,0277213745117</text:p>
          </table:table-cell>
          <table:table-cell office:value-type="float" office:value="-53.0269095573425" calcext:value-type="float">
            <text:p>-53,0269095573425</text:p>
          </table:table-cell>
          <table:table-cell office:value-type="float" office:value="-53.0279332618713" calcext:value-type="float">
            <text:p>-53,0279332618713</text:p>
          </table:table-cell>
          <table:table-cell office:value-type="float" office:value="-53.030591091156" calcext:value-type="float">
            <text:p>-53,030591091156</text:p>
          </table:table-cell>
          <table:table-cell office:value-type="float" office:value="-53.032188873291" calcext:value-type="float">
            <text:p>-53,03218887329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3.0307246208191" calcext:value-type="float">
            <text:p>-53,0307246208191</text:p>
          </table:table-cell>
          <table:table-cell office:value-type="float" office:value="-53.0307328643799" calcext:value-type="float">
            <text:p>-53,0307328643799</text:p>
          </table:table-cell>
          <table:table-cell office:value-type="float" office:value="-53.0414909744263" calcext:value-type="float">
            <text:p>-53,0414909744263</text:p>
          </table:table-cell>
          <table:table-cell office:value-type="float" office:value="-53.0356873130798" calcext:value-type="float">
            <text:p>-53,0356873130798</text:p>
          </table:table-cell>
          <table:table-cell office:value-type="float" office:value="-53.0304996452332" calcext:value-type="float">
            <text:p>-53,0304996452332</text:p>
          </table:table-cell>
          <table:table-cell office:value-type="float" office:value="-53.031417766571" calcext:value-type="float">
            <text:p>-53,031417766571</text:p>
          </table:table-cell>
          <table:table-cell office:value-type="float" office:value="-53.033936378479" calcext:value-type="float">
            <text:p>-53,033936378479</text:p>
          </table:table-cell>
          <table:table-cell office:value-type="float" office:value="-53.0295915298462" calcext:value-type="float">
            <text:p>-53,0295915298462</text:p>
          </table:table-cell>
          <table:table-cell office:value-type="float" office:value="-53.031275932312" calcext:value-type="float">
            <text:p>-53,031275932312</text:p>
          </table:table-cell>
          <table:table-cell office:value-type="float" office:value="-53.0309640960693" calcext:value-type="float">
            <text:p>-53,0309640960693</text:p>
          </table:table-cell>
          <table:table-cell office:value-type="float" office:value="-53.030981010437" calcext:value-type="float">
            <text:p>-53,030981010437</text:p>
          </table:table-cell>
          <table:table-cell office:value-type="float" office:value="-53.0312480506897" calcext:value-type="float">
            <text:p>-53,0312480506897</text:p>
          </table:table-cell>
          <table:table-cell office:value-type="float" office:value="-53.0306471824646" calcext:value-type="float">
            <text:p>-53,0306471824646</text:p>
          </table:table-cell>
          <table:table-cell office:value-type="float" office:value="-53.0299675064087" calcext:value-type="float">
            <text:p>-53,0299675064087</text:p>
          </table:table-cell>
          <table:table-cell office:value-type="float" office:value="-53.0312414131165" calcext:value-type="float">
            <text:p>-53,0312414131165</text:p>
          </table:table-cell>
          <table:table-cell office:value-type="float" office:value="-53.0323352851868" calcext:value-type="float">
            <text:p>-53,0323352851868</text:p>
          </table:table-cell>
          <table:table-cell office:value-type="float" office:value="-53.025914855957" calcext:value-type="float">
            <text:p>-53,025914855957</text:p>
          </table:table-cell>
          <table:table-cell office:value-type="float" office:value="-53.0252822303772" calcext:value-type="float">
            <text:p>-53,0252822303772</text:p>
          </table:table-cell>
          <table:table-cell office:value-type="float" office:value="-53.0282904319763" calcext:value-type="float">
            <text:p>-53,0282904319763</text:p>
          </table:table-cell>
          <table:table-cell office:value-type="float" office:value="-53.0251147727966" calcext:value-type="float">
            <text:p>-53,025114772796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3.0272490234375" calcext:value-type="float">
            <text:p>-53,0272490234375</text:p>
          </table:table-cell>
          <table:table-cell office:value-type="float" office:value="-53.0296311836243" calcext:value-type="float">
            <text:p>-53,0296311836243</text:p>
          </table:table-cell>
          <table:table-cell office:value-type="float" office:value="-53.029248134613" calcext:value-type="float">
            <text:p>-53,029248134613</text:p>
          </table:table-cell>
          <table:table-cell office:value-type="float" office:value="-53.0310970458984" calcext:value-type="float">
            <text:p>-53,0310970458984</text:p>
          </table:table-cell>
          <table:table-cell office:value-type="float" office:value="-53.0216674461365" calcext:value-type="float">
            <text:p>-53,0216674461365</text:p>
          </table:table-cell>
          <table:table-cell office:value-type="float" office:value="-53.0253803749084" calcext:value-type="float">
            <text:p>-53,0253803749084</text:p>
          </table:table-cell>
          <table:table-cell office:value-type="float" office:value="-53.0317870025635" calcext:value-type="float">
            <text:p>-53,0317870025635</text:p>
          </table:table-cell>
          <table:table-cell office:value-type="float" office:value="-53.0349977722168" calcext:value-type="float">
            <text:p>-53,0349977722168</text:p>
          </table:table-cell>
          <table:table-cell office:value-type="float" office:value="-53.0272883377075" calcext:value-type="float">
            <text:p>-53,0272883377075</text:p>
          </table:table-cell>
          <table:table-cell office:value-type="float" office:value="-53.0314067344666" calcext:value-type="float">
            <text:p>-53,0314067344666</text:p>
          </table:table-cell>
          <table:table-cell office:value-type="float" office:value="-53.0316028022766" calcext:value-type="float">
            <text:p>-53,0316028022766</text:p>
          </table:table-cell>
          <table:table-cell office:value-type="float" office:value="-53.0335894775391" calcext:value-type="float">
            <text:p>-53,0335894775391</text:p>
          </table:table-cell>
          <table:table-cell office:value-type="float" office:value="-53.034562461853" calcext:value-type="float">
            <text:p>-53,034562461853</text:p>
          </table:table-cell>
          <table:table-cell office:value-type="float" office:value="-53.03444972229" calcext:value-type="float">
            <text:p>-53,03444972229</text:p>
          </table:table-cell>
          <table:table-cell office:value-type="float" office:value="-53.03982629776" calcext:value-type="float">
            <text:p>-53,03982629776</text:p>
          </table:table-cell>
          <table:table-cell office:value-type="float" office:value="-53.0374826774597" calcext:value-type="float">
            <text:p>-53,0374826774597</text:p>
          </table:table-cell>
          <table:table-cell office:value-type="float" office:value="-53.034811958313" calcext:value-type="float">
            <text:p>-53,034811958313</text:p>
          </table:table-cell>
          <table:table-cell office:value-type="float" office:value="-53.0354379692078" calcext:value-type="float">
            <text:p>-53,0354379692078</text:p>
          </table:table-cell>
          <table:table-cell office:value-type="float" office:value="-53.0308910942078" calcext:value-type="float">
            <text:p>-53,0308910942078</text:p>
          </table:table-cell>
          <table:table-cell office:value-type="float" office:value="-53.0273440856934" calcext:value-type="float">
            <text:p>-53,027344085693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3.0288462562561" calcext:value-type="float">
            <text:p>-53,0288462562561</text:p>
          </table:table-cell>
          <table:table-cell office:value-type="float" office:value="-53.0282685432434" calcext:value-type="float">
            <text:p>-53,0282685432434</text:p>
          </table:table-cell>
          <table:table-cell office:value-type="float" office:value="-53.0303008613586" calcext:value-type="float">
            <text:p>-53,0303008613586</text:p>
          </table:table-cell>
          <table:table-cell office:value-type="float" office:value="-53.0328701629639" calcext:value-type="float">
            <text:p>-53,0328701629639</text:p>
          </table:table-cell>
          <table:table-cell office:value-type="float" office:value="-53.0285834846497" calcext:value-type="float">
            <text:p>-53,0285834846497</text:p>
          </table:table-cell>
          <table:table-cell office:value-type="float" office:value="-53.0331172523499" calcext:value-type="float">
            <text:p>-53,0331172523499</text:p>
          </table:table-cell>
          <table:table-cell office:value-type="float" office:value="-53.0312270202637" calcext:value-type="float">
            <text:p>-53,0312270202637</text:p>
          </table:table-cell>
          <table:table-cell office:value-type="float" office:value="-53.0318795547485" calcext:value-type="float">
            <text:p>-53,0318795547485</text:p>
          </table:table-cell>
          <table:table-cell office:value-type="float" office:value="-53.0346284408569" calcext:value-type="float">
            <text:p>-53,0346284408569</text:p>
          </table:table-cell>
          <table:table-cell office:value-type="float" office:value="-53.0350565071106" calcext:value-type="float">
            <text:p>-53,0350565071106</text:p>
          </table:table-cell>
          <table:table-cell office:value-type="float" office:value="-53.0310444869995" calcext:value-type="float">
            <text:p>-53,0310444869995</text:p>
          </table:table-cell>
          <table:table-cell office:value-type="float" office:value="-53.0320425224304" calcext:value-type="float">
            <text:p>-53,0320425224304</text:p>
          </table:table-cell>
          <table:table-cell office:value-type="float" office:value="-53.0305287437439" calcext:value-type="float">
            <text:p>-53,0305287437439</text:p>
          </table:table-cell>
          <table:table-cell office:value-type="float" office:value="-53.0303737602234" calcext:value-type="float">
            <text:p>-53,0303737602234</text:p>
          </table:table-cell>
          <table:table-cell office:value-type="float" office:value="-53.0348136024475" calcext:value-type="float">
            <text:p>-53,0348136024475</text:p>
          </table:table-cell>
          <table:table-cell office:value-type="float" office:value="-53.0345762939453" calcext:value-type="float">
            <text:p>-53,0345762939453</text:p>
          </table:table-cell>
          <table:table-cell office:value-type="float" office:value="-53.0310789337158" calcext:value-type="float">
            <text:p>-53,0310789337158</text:p>
          </table:table-cell>
          <table:table-cell office:value-type="float" office:value="-53.0339632720947" calcext:value-type="float">
            <text:p>-53,0339632720947</text:p>
          </table:table-cell>
          <table:table-cell office:value-type="float" office:value="-53.0271924171448" calcext:value-type="float">
            <text:p>-53,0271924171448</text:p>
          </table:table-cell>
          <table:table-cell office:value-type="float" office:value="-53.032403465271" calcext:value-type="float">
            <text:p>-53,03240346527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3.0373351631165" calcext:value-type="float">
            <text:p>-53,0373351631165</text:p>
          </table:table-cell>
          <table:table-cell office:value-type="float" office:value="-53.0308701286316" calcext:value-type="float">
            <text:p>-53,0308701286316</text:p>
          </table:table-cell>
          <table:table-cell office:value-type="float" office:value="-53.035960849762" calcext:value-type="float">
            <text:p>-53,035960849762</text:p>
          </table:table-cell>
          <table:table-cell office:value-type="float" office:value="-53.0366836853027" calcext:value-type="float">
            <text:p>-53,0366836853027</text:p>
          </table:table-cell>
          <table:table-cell office:value-type="float" office:value="-53.0396228866577" calcext:value-type="float">
            <text:p>-53,0396228866577</text:p>
          </table:table-cell>
          <table:table-cell office:value-type="float" office:value="-53.0405155220032" calcext:value-type="float">
            <text:p>-53,0405155220032</text:p>
          </table:table-cell>
          <table:table-cell office:value-type="float" office:value="-53.0317838363647" calcext:value-type="float">
            <text:p>-53,0317838363647</text:p>
          </table:table-cell>
          <table:table-cell office:value-type="float" office:value="-53.0341563072205" calcext:value-type="float">
            <text:p>-53,0341563072205</text:p>
          </table:table-cell>
          <table:table-cell office:value-type="float" office:value="-53.0362456665039" calcext:value-type="float">
            <text:p>-53,0362456665039</text:p>
          </table:table-cell>
          <table:table-cell office:value-type="float" office:value="-53.0384746284485" calcext:value-type="float">
            <text:p>-53,0384746284485</text:p>
          </table:table-cell>
          <table:table-cell office:value-type="float" office:value="-53.0365753974915" calcext:value-type="float">
            <text:p>-53,0365753974915</text:p>
          </table:table-cell>
          <table:table-cell office:value-type="float" office:value="-53.037447971344" calcext:value-type="float">
            <text:p>-53,037447971344</text:p>
          </table:table-cell>
          <table:table-cell office:value-type="float" office:value="-53.0352741775513" calcext:value-type="float">
            <text:p>-53,0352741775513</text:p>
          </table:table-cell>
          <table:table-cell office:value-type="float" office:value="-53.0372133407593" calcext:value-type="float">
            <text:p>-53,0372133407593</text:p>
          </table:table-cell>
          <table:table-cell office:value-type="float" office:value="-53.0346726799011" calcext:value-type="float">
            <text:p>-53,0346726799011</text:p>
          </table:table-cell>
          <table:table-cell office:value-type="float" office:value="-53.036609790802" calcext:value-type="float">
            <text:p>-53,036609790802</text:p>
          </table:table-cell>
          <table:table-cell office:value-type="float" office:value="-53.0369837226868" calcext:value-type="float">
            <text:p>-53,0369837226868</text:p>
          </table:table-cell>
          <table:table-cell office:value-type="float" office:value="-53.0363131828308" calcext:value-type="float">
            <text:p>-53,0363131828308</text:p>
          </table:table-cell>
          <table:table-cell office:value-type="float" office:value="-53.0354133720398" calcext:value-type="float">
            <text:p>-53,0354133720398</text:p>
          </table:table-cell>
          <table:table-cell office:value-type="float" office:value="-53.0355281639099" calcext:value-type="float">
            <text:p>-53,035528163909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3.0331216049194" calcext:value-type="float">
            <text:p>-53,0331216049194</text:p>
          </table:table-cell>
          <table:table-cell office:value-type="float" office:value="-53.0362368659973" calcext:value-type="float">
            <text:p>-53,0362368659973</text:p>
          </table:table-cell>
          <table:table-cell office:value-type="float" office:value="-53.0312080993652" calcext:value-type="float">
            <text:p>-53,0312080993652</text:p>
          </table:table-cell>
          <table:table-cell office:value-type="float" office:value="-53.0349271430969" calcext:value-type="float">
            <text:p>-53,0349271430969</text:p>
          </table:table-cell>
          <table:table-cell office:value-type="float" office:value="-53.0316789398193" calcext:value-type="float">
            <text:p>-53,0316789398193</text:p>
          </table:table-cell>
          <table:table-cell office:value-type="float" office:value="-53.0307749099732" calcext:value-type="float">
            <text:p>-53,0307749099732</text:p>
          </table:table-cell>
          <table:table-cell office:value-type="float" office:value="-53.0376212081909" calcext:value-type="float">
            <text:p>-53,0376212081909</text:p>
          </table:table-cell>
          <table:table-cell office:value-type="float" office:value="-53.039989818573" calcext:value-type="float">
            <text:p>-53,039989818573</text:p>
          </table:table-cell>
          <table:table-cell office:value-type="float" office:value="-53.0329943847656" calcext:value-type="float">
            <text:p>-53,0329943847656</text:p>
          </table:table-cell>
          <table:table-cell office:value-type="float" office:value="-53.0337708473206" calcext:value-type="float">
            <text:p>-53,0337708473206</text:p>
          </table:table-cell>
          <table:table-cell office:value-type="float" office:value="-53.0377506217957" calcext:value-type="float">
            <text:p>-53,0377506217957</text:p>
          </table:table-cell>
          <table:table-cell office:value-type="float" office:value="-53.039384853363" calcext:value-type="float">
            <text:p>-53,039384853363</text:p>
          </table:table-cell>
          <table:table-cell office:value-type="float" office:value="-53.0410537834168" calcext:value-type="float">
            <text:p>-53,0410537834168</text:p>
          </table:table-cell>
          <table:table-cell office:value-type="float" office:value="-53.0414862365723" calcext:value-type="float">
            <text:p>-53,0414862365723</text:p>
          </table:table-cell>
          <table:table-cell office:value-type="float" office:value="-53.0378180618286" calcext:value-type="float">
            <text:p>-53,0378180618286</text:p>
          </table:table-cell>
          <table:table-cell office:value-type="float" office:value="-53.0388146972656" calcext:value-type="float">
            <text:p>-53,0388146972656</text:p>
          </table:table-cell>
          <table:table-cell office:value-type="float" office:value="-53.0357040519714" calcext:value-type="float">
            <text:p>-53,0357040519714</text:p>
          </table:table-cell>
          <table:table-cell office:value-type="float" office:value="-53.0345426712036" calcext:value-type="float">
            <text:p>-53,0345426712036</text:p>
          </table:table-cell>
          <table:table-cell office:value-type="float" office:value="-53.0319347076416" calcext:value-type="float">
            <text:p>-53,0319347076416</text:p>
          </table:table-cell>
          <table:table-cell office:value-type="float" office:value="-53.0325092468262" calcext:value-type="float">
            <text:p>-53,032509246826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3.031158996582" calcext:value-type="float">
            <text:p>-53,031158996582</text:p>
          </table:table-cell>
          <table:table-cell office:value-type="float" office:value="-53.0295396575928" calcext:value-type="float">
            <text:p>-53,0295396575928</text:p>
          </table:table-cell>
          <table:table-cell office:value-type="float" office:value="-53.0356208305359" calcext:value-type="float">
            <text:p>-53,0356208305359</text:p>
          </table:table-cell>
          <table:table-cell office:value-type="float" office:value="-53.0370675544739" calcext:value-type="float">
            <text:p>-53,0370675544739</text:p>
          </table:table-cell>
          <table:table-cell office:value-type="float" office:value="-53.0341724052429" calcext:value-type="float">
            <text:p>-53,0341724052429</text:p>
          </table:table-cell>
          <table:table-cell office:value-type="float" office:value="-53.0351786079407" calcext:value-type="float">
            <text:p>-53,0351786079407</text:p>
          </table:table-cell>
          <table:table-cell office:value-type="float" office:value="-53.0290082321167" calcext:value-type="float">
            <text:p>-53,0290082321167</text:p>
          </table:table-cell>
          <table:table-cell office:value-type="float" office:value="-53.0303068237305" calcext:value-type="float">
            <text:p>-53,0303068237305</text:p>
          </table:table-cell>
          <table:table-cell office:value-type="float" office:value="-53.0306464195252" calcext:value-type="float">
            <text:p>-53,0306464195252</text:p>
          </table:table-cell>
          <table:table-cell office:value-type="float" office:value="-53.0314068336487" calcext:value-type="float">
            <text:p>-53,0314068336487</text:p>
          </table:table-cell>
          <table:table-cell office:value-type="float" office:value="-53.0325212554932" calcext:value-type="float">
            <text:p>-53,0325212554932</text:p>
          </table:table-cell>
          <table:table-cell office:value-type="float" office:value="-53.0328265609741" calcext:value-type="float">
            <text:p>-53,0328265609741</text:p>
          </table:table-cell>
          <table:table-cell office:value-type="float" office:value="-53.0336082191467" calcext:value-type="float">
            <text:p>-53,0336082191467</text:p>
          </table:table-cell>
          <table:table-cell office:value-type="float" office:value="-53.0349747543335" calcext:value-type="float">
            <text:p>-53,0349747543335</text:p>
          </table:table-cell>
          <table:table-cell office:value-type="float" office:value="-53.0355481452942" calcext:value-type="float">
            <text:p>-53,0355481452942</text:p>
          </table:table-cell>
          <table:table-cell office:value-type="float" office:value="-53.0362537231445" calcext:value-type="float">
            <text:p>-53,0362537231445</text:p>
          </table:table-cell>
          <table:table-cell office:value-type="float" office:value="-53.0331334533691" calcext:value-type="float">
            <text:p>-53,0331334533691</text:p>
          </table:table-cell>
          <table:table-cell office:value-type="float" office:value="-53.0317333679199" calcext:value-type="float">
            <text:p>-53,0317333679199</text:p>
          </table:table-cell>
          <table:table-cell office:value-type="float" office:value="-53.0286247787476" calcext:value-type="float">
            <text:p>-53,0286247787476</text:p>
          </table:table-cell>
          <table:table-cell office:value-type="float" office:value="-53.0307570533753" calcext:value-type="float">
            <text:p>-53,030757053375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3.0344597015381" calcext:value-type="float">
            <text:p>-53,0344597015381</text:p>
          </table:table-cell>
          <table:table-cell office:value-type="float" office:value="-53.0343291168213" calcext:value-type="float">
            <text:p>-53,0343291168213</text:p>
          </table:table-cell>
          <table:table-cell office:value-type="float" office:value="-53.0341946716309" calcext:value-type="float">
            <text:p>-53,0341946716309</text:p>
          </table:table-cell>
          <table:table-cell office:value-type="float" office:value="-53.0310982589722" calcext:value-type="float">
            <text:p>-53,0310982589722</text:p>
          </table:table-cell>
          <table:table-cell office:value-type="float" office:value="-53.0316409378052" calcext:value-type="float">
            <text:p>-53,0316409378052</text:p>
          </table:table-cell>
          <table:table-cell office:value-type="float" office:value="-53.0335500297546" calcext:value-type="float">
            <text:p>-53,0335500297546</text:p>
          </table:table-cell>
          <table:table-cell office:value-type="float" office:value="-53.0316482772827" calcext:value-type="float">
            <text:p>-53,0316482772827</text:p>
          </table:table-cell>
          <table:table-cell office:value-type="float" office:value="-53.0328500289917" calcext:value-type="float">
            <text:p>-53,0328500289917</text:p>
          </table:table-cell>
          <table:table-cell office:value-type="float" office:value="-53.0374485702515" calcext:value-type="float">
            <text:p>-53,0374485702515</text:p>
          </table:table-cell>
          <table:table-cell office:value-type="float" office:value="-53.0405747795105" calcext:value-type="float">
            <text:p>-53,0405747795105</text:p>
          </table:table-cell>
          <table:table-cell office:value-type="float" office:value="-53.0317506866455" calcext:value-type="float">
            <text:p>-53,0317506866455</text:p>
          </table:table-cell>
          <table:table-cell office:value-type="float" office:value="-53.0335184020996" calcext:value-type="float">
            <text:p>-53,0335184020996</text:p>
          </table:table-cell>
          <table:table-cell office:value-type="float" office:value="-53.0319966697693" calcext:value-type="float">
            <text:p>-53,0319966697693</text:p>
          </table:table-cell>
          <table:table-cell office:value-type="float" office:value="-53.031752910614" calcext:value-type="float">
            <text:p>-53,031752910614</text:p>
          </table:table-cell>
          <table:table-cell office:value-type="float" office:value="-53.0353447570801" calcext:value-type="float">
            <text:p>-53,0353447570801</text:p>
          </table:table-cell>
          <table:table-cell office:value-type="float" office:value="-53.0366917533875" calcext:value-type="float">
            <text:p>-53,0366917533875</text:p>
          </table:table-cell>
          <table:table-cell office:value-type="float" office:value="-53.0356618232727" calcext:value-type="float">
            <text:p>-53,0356618232727</text:p>
          </table:table-cell>
          <table:table-cell office:value-type="float" office:value="-53.0361932678223" calcext:value-type="float">
            <text:p>-53,0361932678223</text:p>
          </table:table-cell>
          <table:table-cell office:value-type="float" office:value="-53.0354835281372" calcext:value-type="float">
            <text:p>-53,0354835281372</text:p>
          </table:table-cell>
          <table:table-cell office:value-type="float" office:value="-53.0334354400635" calcext:value-type="float">
            <text:p>-53,033435440063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3.0312290229797" calcext:value-type="float">
            <text:p>-53,0312290229797</text:p>
          </table:table-cell>
          <table:table-cell office:value-type="float" office:value="-53.0332359199524" calcext:value-type="float">
            <text:p>-53,0332359199524</text:p>
          </table:table-cell>
          <table:table-cell office:value-type="float" office:value="-53.0323742752075" calcext:value-type="float">
            <text:p>-53,0323742752075</text:p>
          </table:table-cell>
          <table:table-cell office:value-type="float" office:value="-53.0362628593445" calcext:value-type="float">
            <text:p>-53,0362628593445</text:p>
          </table:table-cell>
          <table:table-cell office:value-type="float" office:value="-53.0337020721436" calcext:value-type="float">
            <text:p>-53,0337020721436</text:p>
          </table:table-cell>
          <table:table-cell office:value-type="float" office:value="-53.0330624504089" calcext:value-type="float">
            <text:p>-53,0330624504089</text:p>
          </table:table-cell>
          <table:table-cell office:value-type="float" office:value="-53.0336816520691" calcext:value-type="float">
            <text:p>-53,0336816520691</text:p>
          </table:table-cell>
          <table:table-cell office:value-type="float" office:value="-53.033087348938" calcext:value-type="float">
            <text:p>-53,033087348938</text:p>
          </table:table-cell>
          <table:table-cell office:value-type="float" office:value="-53.0373591384888" calcext:value-type="float">
            <text:p>-53,0373591384888</text:p>
          </table:table-cell>
          <table:table-cell office:value-type="float" office:value="-53.0370788154602" calcext:value-type="float">
            <text:p>-53,0370788154602</text:p>
          </table:table-cell>
          <table:table-cell office:value-type="float" office:value="-53.0349230079651" calcext:value-type="float">
            <text:p>-53,0349230079651</text:p>
          </table:table-cell>
          <table:table-cell office:value-type="float" office:value="-53.0343797645569" calcext:value-type="float">
            <text:p>-53,0343797645569</text:p>
          </table:table-cell>
          <table:table-cell office:value-type="float" office:value="-53.0283638534546" calcext:value-type="float">
            <text:p>-53,0283638534546</text:p>
          </table:table-cell>
          <table:table-cell office:value-type="float" office:value="-53.0293468284607" calcext:value-type="float">
            <text:p>-53,0293468284607</text:p>
          </table:table-cell>
          <table:table-cell office:value-type="float" office:value="-53.0342722892761" calcext:value-type="float">
            <text:p>-53,0342722892761</text:p>
          </table:table-cell>
          <table:table-cell office:value-type="float" office:value="-53.0335757408142" calcext:value-type="float">
            <text:p>-53,0335757408142</text:p>
          </table:table-cell>
          <table:table-cell office:value-type="float" office:value="-53.0336019134521" calcext:value-type="float">
            <text:p>-53,0336019134521</text:p>
          </table:table-cell>
          <table:table-cell office:value-type="float" office:value="-53.0333475112915" calcext:value-type="float">
            <text:p>-53,0333475112915</text:p>
          </table:table-cell>
          <table:table-cell office:value-type="float" office:value="-53.0291824874878" calcext:value-type="float">
            <text:p>-53,0291824874878</text:p>
          </table:table-cell>
          <table:table-cell office:value-type="float" office:value="-53.0280112762451" calcext:value-type="float">
            <text:p>-53,028011276245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3.0237695198059" calcext:value-type="float">
            <text:p>-53,0237695198059</text:p>
          </table:table-cell>
          <table:table-cell office:value-type="float" office:value="-53.0282420082092" calcext:value-type="float">
            <text:p>-53,0282420082092</text:p>
          </table:table-cell>
          <table:table-cell office:value-type="float" office:value="-53.0289410705566" calcext:value-type="float">
            <text:p>-53,0289410705566</text:p>
          </table:table-cell>
          <table:table-cell office:value-type="float" office:value="-53.0267507171631" calcext:value-type="float">
            <text:p>-53,0267507171631</text:p>
          </table:table-cell>
          <table:table-cell office:value-type="float" office:value="-53.0253979911804" calcext:value-type="float">
            <text:p>-53,0253979911804</text:p>
          </table:table-cell>
          <table:table-cell office:value-type="float" office:value="-53.0229643096924" calcext:value-type="float">
            <text:p>-53,0229643096924</text:p>
          </table:table-cell>
          <table:table-cell office:value-type="float" office:value="-53.028389289856" calcext:value-type="float">
            <text:p>-53,028389289856</text:p>
          </table:table-cell>
          <table:table-cell office:value-type="float" office:value="-53.0285498123169" calcext:value-type="float">
            <text:p>-53,0285498123169</text:p>
          </table:table-cell>
          <table:table-cell office:value-type="float" office:value="-53.0273066368103" calcext:value-type="float">
            <text:p>-53,0273066368103</text:p>
          </table:table-cell>
          <table:table-cell office:value-type="float" office:value="-53.0286760902405" calcext:value-type="float">
            <text:p>-53,0286760902405</text:p>
          </table:table-cell>
          <table:table-cell office:value-type="float" office:value="-53.0192855224609" calcext:value-type="float">
            <text:p>-53,0192855224609</text:p>
          </table:table-cell>
          <table:table-cell office:value-type="float" office:value="-53.0209280281067" calcext:value-type="float">
            <text:p>-53,0209280281067</text:p>
          </table:table-cell>
          <table:table-cell office:value-type="float" office:value="-53.0276413764954" calcext:value-type="float">
            <text:p>-53,0276413764954</text:p>
          </table:table-cell>
          <table:table-cell office:value-type="float" office:value="-53.0277013092041" calcext:value-type="float">
            <text:p>-53,0277013092041</text:p>
          </table:table-cell>
          <table:table-cell office:value-type="float" office:value="-53.0288662185669" calcext:value-type="float">
            <text:p>-53,0288662185669</text:p>
          </table:table-cell>
          <table:table-cell office:value-type="float" office:value="-53.0296526069641" calcext:value-type="float">
            <text:p>-53,0296526069641</text:p>
          </table:table-cell>
          <table:table-cell office:value-type="float" office:value="-53.0214556503296" calcext:value-type="float">
            <text:p>-53,0214556503296</text:p>
          </table:table-cell>
          <table:table-cell office:value-type="float" office:value="-53.0216826896668" calcext:value-type="float">
            <text:p>-53,0216826896668</text:p>
          </table:table-cell>
          <table:table-cell office:value-type="float" office:value="-53.025749370575" calcext:value-type="float">
            <text:p>-53,025749370575</text:p>
          </table:table-cell>
          <table:table-cell office:value-type="float" office:value="-53.0248539619446" calcext:value-type="float">
            <text:p>-53,024853961944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3.0251352119446" calcext:value-type="float">
            <text:p>-53,0251352119446</text:p>
          </table:table-cell>
          <table:table-cell office:value-type="float" office:value="-53.0279500732422" calcext:value-type="float">
            <text:p>-53,0279500732422</text:p>
          </table:table-cell>
          <table:table-cell office:value-type="float" office:value="-53.0285280914307" calcext:value-type="float">
            <text:p>-53,0285280914307</text:p>
          </table:table-cell>
          <table:table-cell office:value-type="float" office:value="-53.0302041816711" calcext:value-type="float">
            <text:p>-53,0302041816711</text:p>
          </table:table-cell>
          <table:table-cell office:value-type="float" office:value="-53.0243300476074" calcext:value-type="float">
            <text:p>-53,0243300476074</text:p>
          </table:table-cell>
          <table:table-cell office:value-type="float" office:value="-53.0244506912231" calcext:value-type="float">
            <text:p>-53,0244506912231</text:p>
          </table:table-cell>
          <table:table-cell office:value-type="float" office:value="-53.0220680885315" calcext:value-type="float">
            <text:p>-53,0220680885315</text:p>
          </table:table-cell>
          <table:table-cell office:value-type="float" office:value="-53.0246049995422" calcext:value-type="float">
            <text:p>-53,0246049995422</text:p>
          </table:table-cell>
          <table:table-cell office:value-type="float" office:value="-53.0196867103577" calcext:value-type="float">
            <text:p>-53,0196867103577</text:p>
          </table:table-cell>
          <table:table-cell office:value-type="float" office:value="-53.0229542198181" calcext:value-type="float">
            <text:p>-53,0229542198181</text:p>
          </table:table-cell>
          <table:table-cell office:value-type="float" office:value="-53.0313389701843" calcext:value-type="float">
            <text:p>-53,0313389701843</text:p>
          </table:table-cell>
          <table:table-cell office:value-type="float" office:value="-53.0305374679565" calcext:value-type="float">
            <text:p>-53,0305374679565</text:p>
          </table:table-cell>
          <table:table-cell office:value-type="float" office:value="-53.0238723373413" calcext:value-type="float">
            <text:p>-53,0238723373413</text:p>
          </table:table-cell>
          <table:table-cell office:value-type="float" office:value="-53.0228120880127" calcext:value-type="float">
            <text:p>-53,0228120880127</text:p>
          </table:table-cell>
          <table:table-cell office:value-type="float" office:value="-53.0248304672241" calcext:value-type="float">
            <text:p>-53,0248304672241</text:p>
          </table:table-cell>
          <table:table-cell office:value-type="float" office:value="-53.024879573822" calcext:value-type="float">
            <text:p>-53,024879573822</text:p>
          </table:table-cell>
          <table:table-cell office:value-type="float" office:value="-53.0214946060181" calcext:value-type="float">
            <text:p>-53,0214946060181</text:p>
          </table:table-cell>
          <table:table-cell office:value-type="float" office:value="-53.0252220115662" calcext:value-type="float">
            <text:p>-53,0252220115662</text:p>
          </table:table-cell>
          <table:table-cell office:value-type="float" office:value="-53.0270908432007" calcext:value-type="float">
            <text:p>-53,0270908432007</text:p>
          </table:table-cell>
          <table:table-cell office:value-type="float" office:value="-53.0263497543335" calcext:value-type="float">
            <text:p>-53,026349754333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3.0233678588867" calcext:value-type="float">
            <text:p>-53,0233678588867</text:p>
          </table:table-cell>
          <table:table-cell office:value-type="float" office:value="-53.0232861785889" calcext:value-type="float">
            <text:p>-53,0232861785889</text:p>
          </table:table-cell>
          <table:table-cell office:value-type="float" office:value="-53.0201246032715" calcext:value-type="float">
            <text:p>-53,0201246032715</text:p>
          </table:table-cell>
          <table:table-cell office:value-type="float" office:value="-53.0198171234131" calcext:value-type="float">
            <text:p>-53,0198171234131</text:p>
          </table:table-cell>
          <table:table-cell office:value-type="float" office:value="-53.0229727783203" calcext:value-type="float">
            <text:p>-53,0229727783203</text:p>
          </table:table-cell>
          <table:table-cell office:value-type="float" office:value="-53.0233616981506" calcext:value-type="float">
            <text:p>-53,0233616981506</text:p>
          </table:table-cell>
          <table:table-cell office:value-type="float" office:value="-53.0227700386047" calcext:value-type="float">
            <text:p>-53,0227700386047</text:p>
          </table:table-cell>
          <table:table-cell office:value-type="float" office:value="-53.0212199897766" calcext:value-type="float">
            <text:p>-53,0212199897766</text:p>
          </table:table-cell>
          <table:table-cell office:value-type="float" office:value="-53.0252539863586" calcext:value-type="float">
            <text:p>-53,0252539863586</text:p>
          </table:table-cell>
          <table:table-cell office:value-type="float" office:value="-53.0276348953247" calcext:value-type="float">
            <text:p>-53,0276348953247</text:p>
          </table:table-cell>
          <table:table-cell office:value-type="float" office:value="-53.0193759422302" calcext:value-type="float">
            <text:p>-53,0193759422302</text:p>
          </table:table-cell>
          <table:table-cell office:value-type="float" office:value="-53.0215209884644" calcext:value-type="float">
            <text:p>-53,0215209884644</text:p>
          </table:table-cell>
          <table:table-cell office:value-type="float" office:value="-53.0208881835938" calcext:value-type="float">
            <text:p>-53,0208881835938</text:p>
          </table:table-cell>
          <table:table-cell office:value-type="float" office:value="-53.0218334541321" calcext:value-type="float">
            <text:p>-53,0218334541321</text:p>
          </table:table-cell>
          <table:table-cell office:value-type="float" office:value="-53.0220257759094" calcext:value-type="float">
            <text:p>-53,0220257759094</text:p>
          </table:table-cell>
          <table:table-cell office:value-type="float" office:value="-53.023761631012" calcext:value-type="float">
            <text:p>-53,023761631012</text:p>
          </table:table-cell>
          <table:table-cell office:value-type="float" office:value="-53.0213635520935" calcext:value-type="float">
            <text:p>-53,0213635520935</text:p>
          </table:table-cell>
          <table:table-cell office:value-type="float" office:value="-53.0210813865662" calcext:value-type="float">
            <text:p>-53,0210813865662</text:p>
          </table:table-cell>
          <table:table-cell office:value-type="float" office:value="-53.0240603027344" calcext:value-type="float">
            <text:p>-53,0240603027344</text:p>
          </table:table-cell>
          <table:table-cell office:value-type="float" office:value="-53.0228978004456" calcext:value-type="float">
            <text:p>-53,022897800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3:.B102])" office:value-type="float" office:value="-53.0732601315308" calcext:value-type="float">
            <text:p>-53,0732601315308</text:p>
          </table:table-cell>
          <table:table-cell table:formula="of:=AVERAGE([.C3:.C102])" office:value-type="float" office:value="-53.0740307487106" calcext:value-type="float">
            <text:p>-53,0740307487106</text:p>
          </table:table-cell>
          <table:table-cell table:formula="of:=AVERAGE([.D3:.D102])" office:value-type="float" office:value="-53.0733679310226" calcext:value-type="float">
            <text:p>-53,0733679310226</text:p>
          </table:table-cell>
          <table:table-cell table:formula="of:=AVERAGE([.E3:.E102])" office:value-type="float" office:value="-53.073769642067" calcext:value-type="float">
            <text:p>-53,073769642067</text:p>
          </table:table-cell>
          <table:table-cell table:formula="of:=AVERAGE([.F3:.F102])" office:value-type="float" office:value="-53.0732315642929" calcext:value-type="float">
            <text:p>-53,0732315642929</text:p>
          </table:table-cell>
          <table:table-cell table:formula="of:=AVERAGE([.G3:.G102])" office:value-type="float" office:value="-53.0737541891098" calcext:value-type="float">
            <text:p>-53,0737541891098</text:p>
          </table:table-cell>
          <table:table-cell table:formula="of:=AVERAGE([.H3:.H102])" office:value-type="float" office:value="-53.0729421031189" calcext:value-type="float">
            <text:p>-53,0729421031189</text:p>
          </table:table-cell>
          <table:table-cell table:formula="of:=AVERAGE([.I3:.I102])" office:value-type="float" office:value="-53.0737277928162" calcext:value-type="float">
            <text:p>-53,0737277928162</text:p>
          </table:table-cell>
          <table:table-cell table:formula="of:=AVERAGE([.J3:.J102])" office:value-type="float" office:value="-53.0730487121582" calcext:value-type="float">
            <text:p>-53,0730487121582</text:p>
          </table:table-cell>
          <table:table-cell table:formula="of:=AVERAGE([.K3:.K102])" office:value-type="float" office:value="-53.0738466218185" calcext:value-type="float">
            <text:p>-53,0738466218185</text:p>
          </table:table-cell>
          <table:table-cell table:formula="of:=AVERAGE([.L3:.L102])" office:value-type="float" office:value="-53.0728840383911" calcext:value-type="float">
            <text:p>-53,0728840383911</text:p>
          </table:table-cell>
          <table:table-cell table:formula="of:=AVERAGE([.M3:.M102])" office:value-type="float" office:value="-53.0736749668121" calcext:value-type="float">
            <text:p>-53,0736749668121</text:p>
          </table:table-cell>
          <table:table-cell table:formula="of:=AVERAGE([.N3:.N102])" office:value-type="float" office:value="-53.0725659559631" calcext:value-type="float">
            <text:p>-53,0725659559631</text:p>
          </table:table-cell>
          <table:table-cell table:formula="of:=AVERAGE([.O3:.O102])" office:value-type="float" office:value="-53.0733789868927" calcext:value-type="float">
            <text:p>-53,0733789868927</text:p>
          </table:table-cell>
          <table:table-cell table:formula="of:=AVERAGE([.P3:.P102])" office:value-type="float" office:value="-53.072587463913" calcext:value-type="float">
            <text:p>-53,072587463913</text:p>
          </table:table-cell>
          <table:table-cell table:formula="of:=AVERAGE([.Q3:.Q102])" office:value-type="float" office:value="-53.0727948559952" calcext:value-type="float">
            <text:p>-53,0727948559952</text:p>
          </table:table-cell>
          <table:table-cell table:formula="of:=AVERAGE([.R3:.R102])" office:value-type="float" office:value="-53.0721787932587" calcext:value-type="float">
            <text:p>-53,0721787932587</text:p>
          </table:table-cell>
          <table:table-cell table:formula="of:=AVERAGE([.S3:.S102])" office:value-type="float" office:value="-53.07210692276" calcext:value-type="float">
            <text:p>-53,07210692276</text:p>
          </table:table-cell>
          <table:table-cell table:formula="of:=AVERAGE([.T3:.T102])" office:value-type="float" office:value="-53.0712613821411" calcext:value-type="float">
            <text:p>-53,0712613821411</text:p>
          </table:table-cell>
          <table:table-cell table:formula="of:=AVERAGE([.U3:.U102])" office:value-type="float" office:value="-53.0709242959595" calcext:value-type="float">
            <text:p>-53,070924295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H STAND</text:p>
          </table:table-cell>
          <table:table-cell table:formula="of:=STDEV([.B3:.B102])" office:value-type="float" office:value="0.0354802752167048" calcext:value-type="float">
            <text:p>0,0354802752167048</text:p>
          </table:table-cell>
          <table:table-cell table:formula="of:=STDEV([.C3:.C102])" office:value-type="float" office:value="0.0359401453730747" calcext:value-type="float">
            <text:p>0,0359401453730747</text:p>
          </table:table-cell>
          <table:table-cell table:formula="of:=STDEV([.D3:.D102])" office:value-type="float" office:value="0.0353356409912725" calcext:value-type="float">
            <text:p>0,0353356409912725</text:p>
          </table:table-cell>
          <table:table-cell table:formula="of:=STDEV([.E3:.E102])" office:value-type="float" office:value="0.0354127883662059" calcext:value-type="float">
            <text:p>0,0354127883662059</text:p>
          </table:table-cell>
          <table:table-cell table:formula="of:=STDEV([.F3:.F102])" office:value-type="float" office:value="0.0357635295818607" calcext:value-type="float">
            <text:p>0,0357635295818607</text:p>
          </table:table-cell>
          <table:table-cell table:formula="of:=STDEV([.G3:.G102])" office:value-type="float" office:value="0.0357357709828504" calcext:value-type="float">
            <text:p>0,0357357709828504</text:p>
          </table:table-cell>
          <table:table-cell table:formula="of:=STDEV([.H3:.H102])" office:value-type="float" office:value="0.0349360093563627" calcext:value-type="float">
            <text:p>0,0349360093563627</text:p>
          </table:table-cell>
          <table:table-cell table:formula="of:=STDEV([.I3:.I102])" office:value-type="float" office:value="0.0350462177460397" calcext:value-type="float">
            <text:p>0,0350462177460397</text:p>
          </table:table-cell>
          <table:table-cell table:formula="of:=STDEV([.J3:.J102])" office:value-type="float" office:value="0.0352668547106368" calcext:value-type="float">
            <text:p>0,0352668547106368</text:p>
          </table:table-cell>
          <table:table-cell table:formula="of:=STDEV([.K3:.K102])" office:value-type="float" office:value="0.0349935155247096" calcext:value-type="float">
            <text:p>0,0349935155247096</text:p>
          </table:table-cell>
          <table:table-cell table:formula="of:=STDEV([.L3:.L102])" office:value-type="float" office:value="0.0353063363030147" calcext:value-type="float">
            <text:p>0,0353063363030147</text:p>
          </table:table-cell>
          <table:table-cell table:formula="of:=STDEV([.M3:.M102])" office:value-type="float" office:value="0.0352645546519158" calcext:value-type="float">
            <text:p>0,0352645546519158</text:p>
          </table:table-cell>
          <table:table-cell table:formula="of:=STDEV([.N3:.N102])" office:value-type="float" office:value="0.0343530270053223" calcext:value-type="float">
            <text:p>0,0343530270053223</text:p>
          </table:table-cell>
          <table:table-cell table:formula="of:=STDEV([.O3:.O102])" office:value-type="float" office:value="0.034476532070875" calcext:value-type="float">
            <text:p>0,034476532070875</text:p>
          </table:table-cell>
          <table:table-cell table:formula="of:=STDEV([.P3:.P102])" office:value-type="float" office:value="0.0343866688627329" calcext:value-type="float">
            <text:p>0,0343866688627329</text:p>
          </table:table-cell>
          <table:table-cell table:formula="of:=STDEV([.Q3:.Q102])" office:value-type="float" office:value="0.0343741320090584" calcext:value-type="float">
            <text:p>0,0343741320090584</text:p>
          </table:table-cell>
          <table:table-cell table:formula="of:=STDEV([.R3:.R102])" office:value-type="float" office:value="0.0354169751162973" calcext:value-type="float">
            <text:p>0,0354169751162973</text:p>
          </table:table-cell>
          <table:table-cell table:formula="of:=STDEV([.S3:.S102])" office:value-type="float" office:value="0.0356098367018014" calcext:value-type="float">
            <text:p>0,0356098367018014</text:p>
          </table:table-cell>
          <table:table-cell table:formula="of:=STDEV([.T3:.T102])" office:value-type="float" office:value="0.0349464661814016" calcext:value-type="float">
            <text:p>0,0349464661814016</text:p>
          </table:table-cell>
          <table:table-cell table:formula="of:=STDEV([.U3:.U102])" office:value-type="float" office:value="0.0354434736422625" calcext:value-type="float">
            <text:p>0,0354434736422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3:23:44.869187779</dc:date>
    <meta:editing-duration>PT3M37S</meta:editing-duration>
    <meta:editing-cycles>1</meta:editing-cycles>
    <meta:document-statistic meta:table-count="1" meta:cell-count="2171" meta:object-count="0"/>
    <meta:generator>LibreOffice/7.6.7.2$Linux_X86_64 LibreOffice_project/dd47e4b30cb7dab30588d6c79c651f218165e3c5</meta:generator>
  </office:meta>
</office:document-meta>
</file>